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8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5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7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6" style:family="table-cell" style:parent-style-name="Default" style:data-style-name="N48">
      <style:text-properties fo:font-weight="bold" style:font-weight-asian="bold" style:font-weight-complex="bold"/>
    </style:style>
    <style:style style:name="ce17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23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2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2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44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45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46" style:family="table-cell" style:parent-style-name="Default" style:data-style-name="N3"/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9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50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1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5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6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61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62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63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64" style:family="table-cell" style:parent-style-name="Default" style:data-style-name="N0"/>
    <style:style style:name="ce65" style:family="table-cell" style:parent-style-name="Default" style:data-style-name="N0">
      <style:table-cell-properties style:vertical-align="middle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72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77" style:family="table-cell" style:parent-style-name="Default" style:data-style-name="N3"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79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81" style:family="table-cell" style:parent-style-name="Default" style:data-style-name="N0"/>
    <style:style style:name="ce8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8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6" style:family="table-cell" style:parent-style-name="Default" style:data-style-name="N3"/>
    <style:style style:name="ce97" style:family="table-cell" style:parent-style-name="Default" style:data-style-name="N0">
      <style:text-properties fo:color="#FF0000"/>
    </style:style>
    <style:style style:name="ce98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9" style:family="table-cell" style:parent-style-name="Default" style:data-style-name="N3">
      <style:table-cell-properties fo:background-color="transparent"/>
    </style:style>
    <style:style style:name="ce100" style:family="table-cell" style:parent-style-name="Default" style:data-style-name="N0"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0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2"/>
          <table:table-cell office:value-type="string" table:style-name="ce3">
            <text:p>中華民國110年12月底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6">
            <text:p>人 <text:s text:c="7"/>口 <text:s text:c="7"/>數</text:p>
          </table:table-cell>
          <table:table-cell table:number-columns-repeated="2" table:style-name="ce7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計</text:p>
          </table:table-cell>
          <table:table-cell office:value-type="string" table:style-name="ce11">
            <text:p>男</text:p>
          </table:table-cell>
          <table:table-cell office:value-type="string" table:style-name="ce12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總　 <text:s/>計</text:p>
          </table:table-cell>
          <table:table-cell office:value-type="float" office:value="9006580" table:style-name="ce14">
            <text:p>9,006,580</text:p>
          </table:table-cell>
          <table:table-cell office:value-type="float" office:value="23375314" table:style-name="ce15">
            <text:p>23,375,314</text:p>
          </table:table-cell>
          <table:table-cell office:value-type="float" office:value="11578696" table:style-name="ce15">
            <text:p>11,578,696</text:p>
          </table:table-cell>
          <table:table-cell office:value-type="float" office:value="11796618" table:style-name="ce16">
            <text:p>11,796,618</text:p>
          </table:table-cell>
          <table:table-cell table:number-columns-repeated="16379"/>
        </table:table-row>
        <table:table-row table:style-name="ro3">
          <table:table-cell office:value-type="string" table:style-name="ce13">
            <text:p>新 北 市</text:p>
          </table:table-cell>
          <table:table-cell office:value-type="float" office:value="1620906" table:style-name="ce14">
            <text:p>1,620,906</text:p>
          </table:table-cell>
          <table:table-cell office:value-type="float" office:value="4008113" table:style-name="ce17">
            <text:p>4,008,113</text:p>
          </table:table-cell>
          <table:table-cell office:value-type="float" office:value="1957337" table:style-name="ce17">
            <text:p>1,957,337</text:p>
          </table:table-cell>
          <table:table-cell office:value-type="float" office:value="2050776" table:style-name="ce16">
            <text:p>2,050,776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臺 北 市</text:p>
          </table:table-cell>
          <table:table-cell office:value-type="float" office:value="1052596" table:style-name="ce14">
            <text:p>1,052,596</text:p>
          </table:table-cell>
          <table:table-cell office:value-type="float" office:value="2524393" table:style-name="ce17">
            <text:p>2,524,393</text:p>
          </table:table-cell>
          <table:table-cell office:value-type="float" office:value="1201966" table:style-name="ce17">
            <text:p>1,201,966</text:p>
          </table:table-cell>
          <table:table-cell office:value-type="float" office:value="1322427" table:style-name="ce16">
            <text:p>1,322,427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桃 園 市</text:p>
          </table:table-cell>
          <table:table-cell office:value-type="float" office:value="862142" table:style-name="ce14">
            <text:p>862,142</text:p>
          </table:table-cell>
          <table:table-cell office:value-type="float" office:value="2272391" table:style-name="ce17">
            <text:p>2,272,391</text:p>
          </table:table-cell>
          <table:table-cell office:value-type="float" office:value="1125130" table:style-name="ce17">
            <text:p>1,125,130</text:p>
          </table:table-cell>
          <table:table-cell office:value-type="float" office:value="1147261" table:style-name="ce16">
            <text:p>1,147,261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臺 中 市</text:p>
          </table:table-cell>
          <table:table-cell office:value-type="float" office:value="1017329" table:style-name="ce14">
            <text:p>1,017,329</text:p>
          </table:table-cell>
          <table:table-cell office:value-type="float" office:value="2813490" table:style-name="ce17">
            <text:p>2,813,490</text:p>
          </table:table-cell>
          <table:table-cell office:value-type="float" office:value="1381117" table:style-name="ce17">
            <text:p>1,381,117</text:p>
          </table:table-cell>
          <table:table-cell office:value-type="float" office:value="1432373" table:style-name="ce16">
            <text:p>1,432,373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臺 南 市</text:p>
          </table:table-cell>
          <table:table-cell office:value-type="float" office:value="709926" table:style-name="ce14">
            <text:p>709,926</text:p>
          </table:table-cell>
          <table:table-cell office:value-type="float" office:value="1862059" table:style-name="ce17">
            <text:p>1,862,059</text:p>
          </table:table-cell>
          <table:table-cell office:value-type="float" office:value="927158" table:style-name="ce17">
            <text:p>927,158</text:p>
          </table:table-cell>
          <table:table-cell office:value-type="float" office:value="934901" table:style-name="ce16">
            <text:p>934,901</text:p>
          </table:table-cell>
          <table:table-cell table:number-columns-repeated="16379"/>
        </table:table-row>
        <table:table-row table:style-name="ro5">
          <table:table-cell office:value-type="string" table:style-name="ce13">
            <text:p>高 雄 市</text:p>
          </table:table-cell>
          <table:table-cell office:value-type="float" office:value="1128808" table:style-name="ce14">
            <text:p>1,128,808</text:p>
          </table:table-cell>
          <table:table-cell office:value-type="float" office:value="2744691" table:style-name="ce20">
            <text:p>2,744,691</text:p>
          </table:table-cell>
          <table:table-cell office:value-type="float" office:value="1352711" table:style-name="ce17">
            <text:p>1,352,711</text:p>
          </table:table-cell>
          <table:table-cell office:value-type="float" office:value="1391980" table:style-name="ce16">
            <text:p>1,391,980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臺 灣 省</text:p>
          </table:table-cell>
          <table:table-cell office:value-type="float" office:value="2568708" table:style-name="ce14">
            <text:p>2,568,708</text:p>
          </table:table-cell>
          <table:table-cell office:value-type="float" office:value="6994993" table:style-name="ce20">
            <text:p>6,994,993</text:p>
          </table:table-cell>
          <table:table-cell office:value-type="float" office:value="3554841" table:style-name="ce17">
            <text:p>3,554,841</text:p>
          </table:table-cell>
          <table:table-cell office:value-type="float" office:value="3440152" table:style-name="ce16">
            <text:p>3,440,152</text:p>
          </table:table-cell>
          <table:table-cell table:number-columns-repeated="16379"/>
        </table:table-row>
        <table:table-row table:style-name="ro6">
          <table:table-cell office:value-type="string" table:style-name="ce21">
            <text:p>宜蘭縣</text:p>
          </table:table-cell>
          <table:table-cell office:value-type="float" office:value="174178" table:style-name="ce22">
            <text:p>174,178</text:p>
          </table:table-cell>
          <table:table-cell office:value-type="float" office:value="450692" table:style-name="ce23">
            <text:p>450,692</text:p>
          </table:table-cell>
          <table:table-cell office:value-type="float" office:value="226986" table:style-name="ce23">
            <text:p>226,986</text:p>
          </table:table-cell>
          <table:table-cell office:value-type="float" office:value="223706" table:style-name="ce23">
            <text:p>223,706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新竹縣</text:p>
          </table:table-cell>
          <table:table-cell office:value-type="float" office:value="210715" table:style-name="ce22">
            <text:p>210,715</text:p>
          </table:table-cell>
          <table:table-cell office:value-type="float" office:value="575580" table:style-name="ce23">
            <text:p>575,580</text:p>
          </table:table-cell>
          <table:table-cell office:value-type="float" office:value="293751" table:style-name="ce23">
            <text:p>293,751</text:p>
          </table:table-cell>
          <table:table-cell office:value-type="float" office:value="281829" table:style-name="ce23">
            <text:p>281,829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苗栗縣</text:p>
          </table:table-cell>
          <table:table-cell office:value-type="float" office:value="195340" table:style-name="ce22">
            <text:p>195,340</text:p>
          </table:table-cell>
          <table:table-cell office:value-type="float" office:value="538178" table:style-name="ce23">
            <text:p>538,178</text:p>
          </table:table-cell>
          <table:table-cell office:value-type="float" office:value="277429" table:style-name="ce23">
            <text:p>277,429</text:p>
          </table:table-cell>
          <table:table-cell office:value-type="float" office:value="260749" table:style-name="ce23">
            <text:p>260,749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彰化縣</text:p>
          </table:table-cell>
          <table:table-cell office:value-type="float" office:value="399199" table:style-name="ce22">
            <text:p>399,199</text:p>
          </table:table-cell>
          <table:table-cell office:value-type="float" office:value="1255330" table:style-name="ce23">
            <text:p>1,255,330</text:p>
          </table:table-cell>
          <table:table-cell office:value-type="float" office:value="637685" table:style-name="ce23">
            <text:p>637,685</text:p>
          </table:table-cell>
          <table:table-cell office:value-type="float" office:value="617645" table:style-name="ce23">
            <text:p>617,645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南投縣</text:p>
          </table:table-cell>
          <table:table-cell office:value-type="float" office:value="179815" table:style-name="ce22">
            <text:p>179,815</text:p>
          </table:table-cell>
          <table:table-cell office:value-type="float" office:value="484897" table:style-name="ce23">
            <text:p>484,897</text:p>
          </table:table-cell>
          <table:table-cell office:value-type="float" office:value="247686" table:style-name="ce23">
            <text:p>247,686</text:p>
          </table:table-cell>
          <table:table-cell office:value-type="float" office:value="237211" table:style-name="ce23">
            <text:p>237,21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雲林縣</text:p>
          </table:table-cell>
          <table:table-cell office:value-type="float" office:value="244779" table:style-name="ce22">
            <text:p>244,779</text:p>
          </table:table-cell>
          <table:table-cell office:value-type="float" office:value="670132" table:style-name="ce23">
            <text:p>670,132</text:p>
          </table:table-cell>
          <table:table-cell office:value-type="float" office:value="346358" table:style-name="ce23">
            <text:p>346,358</text:p>
          </table:table-cell>
          <table:table-cell office:value-type="float" office:value="323774" table:style-name="ce23">
            <text:p>323,77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嘉義縣</text:p>
          </table:table-cell>
          <table:table-cell office:value-type="float" office:value="185112" table:style-name="ce22">
            <text:p>185,112</text:p>
          </table:table-cell>
          <table:table-cell office:value-type="float" office:value="493316" table:style-name="ce23">
            <text:p>493,316</text:p>
          </table:table-cell>
          <table:table-cell office:value-type="float" office:value="255863" table:style-name="ce23">
            <text:p>255,863</text:p>
          </table:table-cell>
          <table:table-cell office:value-type="float" office:value="237453" table:style-name="ce23">
            <text:p>237,45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屏東縣</text:p>
          </table:table-cell>
          <table:table-cell office:value-type="float" office:value="293260" table:style-name="ce22">
            <text:p>293,260</text:p>
          </table:table-cell>
          <table:table-cell office:value-type="float" office:value="804440" table:style-name="ce23">
            <text:p>804,440</text:p>
          </table:table-cell>
          <table:table-cell office:value-type="float" office:value="409572" table:style-name="ce23">
            <text:p>409,572</text:p>
          </table:table-cell>
          <table:table-cell office:value-type="float" office:value="394868" table:style-name="ce23">
            <text:p>394,86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臺東縣</text:p>
          </table:table-cell>
          <table:table-cell office:value-type="float" office:value="84040" table:style-name="ce22">
            <text:p>84,040</text:p>
          </table:table-cell>
          <table:table-cell office:value-type="float" office:value="213386" table:style-name="ce25">
            <text:p>213,386</text:p>
          </table:table-cell>
          <table:table-cell office:value-type="float" office:value="109464" table:style-name="ce23">
            <text:p>109,464</text:p>
          </table:table-cell>
          <table:table-cell office:value-type="float" office:value="103922" table:style-name="ce23">
            <text:p>103,92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花蓮縣</text:p>
          </table:table-cell>
          <table:table-cell office:value-type="float" office:value="127928" table:style-name="ce22">
            <text:p>127,928</text:p>
          </table:table-cell>
          <table:table-cell office:value-type="float" office:value="321358" table:style-name="ce23">
            <text:p>321,358</text:p>
          </table:table-cell>
          <table:table-cell office:value-type="float" office:value="162401" table:style-name="ce23">
            <text:p>162,401</text:p>
          </table:table-cell>
          <table:table-cell office:value-type="float" office:value="158957" table:style-name="ce23">
            <text:p>158,95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澎湖縣</text:p>
          </table:table-cell>
          <table:table-cell office:value-type="float" office:value="42427" table:style-name="ce22">
            <text:p>42,427</text:p>
          </table:table-cell>
          <table:table-cell office:value-type="float" office:value="106340" table:style-name="ce23">
            <text:p>106,340</text:p>
          </table:table-cell>
          <table:table-cell office:value-type="float" office:value="54729" table:style-name="ce23">
            <text:p>54,729</text:p>
          </table:table-cell>
          <table:table-cell office:value-type="float" office:value="51611" table:style-name="ce23">
            <text:p>51,61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6">
            <text:p>基隆市</text:p>
          </table:table-cell>
          <table:table-cell office:value-type="float" office:value="156056" table:style-name="ce22">
            <text:p>156,056</text:p>
          </table:table-cell>
          <table:table-cell office:value-type="float" office:value="363977" table:style-name="ce23">
            <text:p>363,977</text:p>
          </table:table-cell>
          <table:table-cell office:value-type="float" office:value="181479" table:style-name="ce23">
            <text:p>181,479</text:p>
          </table:table-cell>
          <table:table-cell office:value-type="float" office:value="182498" table:style-name="ce23">
            <text:p>182,4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新竹市</text:p>
          </table:table-cell>
          <table:table-cell office:value-type="float" office:value="174055" table:style-name="ce22">
            <text:p>174,055</text:p>
          </table:table-cell>
          <table:table-cell office:value-type="float" office:value="452640" table:style-name="ce23">
            <text:p>452,640</text:p>
          </table:table-cell>
          <table:table-cell office:value-type="float" office:value="223596" table:style-name="ce23">
            <text:p>223,596</text:p>
          </table:table-cell>
          <table:table-cell office:value-type="float" office:value="229044" table:style-name="ce23">
            <text:p>229,04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嘉義市</text:p>
          </table:table-cell>
          <table:table-cell office:value-type="float" office:value="101804" table:style-name="ce22">
            <text:p>101,804</text:p>
          </table:table-cell>
          <table:table-cell office:value-type="float" office:value="264727" table:style-name="ce23">
            <text:p>264,727</text:p>
          </table:table-cell>
          <table:table-cell office:value-type="float" office:value="127842" table:style-name="ce23">
            <text:p>127,842</text:p>
          </table:table-cell>
          <table:table-cell office:value-type="float" office:value="136885" table:style-name="ce23">
            <text:p>136,885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3">
            <text:p>福 建 省</text:p>
          </table:table-cell>
          <table:table-cell office:value-type="float" office:value="46165" table:style-name="ce14">
            <text:p>46,165</text:p>
          </table:table-cell>
          <table:table-cell office:value-type="float" office:value="155184" table:style-name="ce20">
            <text:p>155,184</text:p>
          </table:table-cell>
          <table:table-cell office:value-type="float" office:value="78436" table:style-name="ce20">
            <text:p>78,436</text:p>
          </table:table-cell>
          <table:table-cell office:value-type="float" office:value="76748" table:style-name="ce20">
            <text:p>76,74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金門縣</text:p>
          </table:table-cell>
          <table:table-cell office:value-type="float" office:value="42636" table:style-name="ce22">
            <text:p>42,636</text:p>
          </table:table-cell>
          <table:table-cell office:value-type="float" office:value="141539" table:style-name="ce23">
            <text:p>141,539</text:p>
          </table:table-cell>
          <table:table-cell office:value-type="float" office:value="70526" table:style-name="ce23">
            <text:p>70,526</text:p>
          </table:table-cell>
          <table:table-cell office:value-type="float" office:value="71013" table:style-name="ce23">
            <text:p>71,013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7">
            <text:p>連江縣</text:p>
          </table:table-cell>
          <table:table-cell office:value-type="float" office:value="3529" table:style-name="ce28">
            <text:p>3,529</text:p>
          </table:table-cell>
          <table:table-cell office:value-type="float" office:value="13645" table:style-name="ce29">
            <text:p>13,645</text:p>
          </table:table-cell>
          <table:table-cell office:value-type="float" office:value="7910" table:style-name="ce29">
            <text:p>7,910</text:p>
          </table:table-cell>
          <table:table-cell office:value-type="float" office:value="5735" table:style-name="ce29">
            <text:p>5,735</text:p>
          </table:table-cell>
          <table:table-cell table:number-columns-repeated="16379" table:style-name="ce1"/>
        </table:table-row>
        <table:table-row table:style-name="ro7">
          <table:table-cell table:style-name="ce30"/>
          <table:table-cell table:number-columns-repeated="2" table:style-name="ce2"/>
          <table:table-cell table:style-name="ce31"/>
          <table:table-cell office:value-type="string" table:style-name="ce32">
            <text:p><text:s text:c="7"/>內政部戶政司 民國111年1月10日編製</text:p>
          </table:table-cell>
          <table:table-cell table:style-name="ce31"/>
          <table:table-cell table:number-columns-repeated="16378"/>
        </table:table-row>
        <table:table-row table:style-name="ro4">
          <table:table-cell table:style-name="ce24"/>
          <table:table-cell table:number-columns-repeated="3" table:style-name="ce2"/>
          <table:table-cell table:style-name="ce33"/>
          <table:table-cell table:number-columns-repeated="16379" table:style-name="ce1"/>
        </table:table-row>
        <table:table-row table:style-name="ro4">
          <table:table-cell table:style-name="ce24"/>
          <table:table-cell table:number-columns-repeated="4" table:style-name="ce2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2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6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新北市</text:p>
          </table:table-cell>
          <table:table-cell office:value-type="float" office:value="1620906" table:style-name="ce40">
            <text:p>1,620,906</text:p>
          </table:table-cell>
          <table:table-cell office:value-type="float" office:value="4008113" table:style-name="ce41">
            <text:p>4,008,113</text:p>
          </table:table-cell>
          <table:table-cell office:value-type="float" office:value="1957337" table:style-name="ce41">
            <text:p>1,957,337</text:p>
          </table:table-cell>
          <table:table-cell office:value-type="float" office:value="2050776" table:style-name="ce42">
            <text:p>2,050,77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板橋區</text:p>
          </table:table-cell>
          <table:table-cell office:value-type="float" office:value="219404" table:style-name="ce44">
            <text:p>219,404</text:p>
          </table:table-cell>
          <table:table-cell office:value-type="float" office:value="552713" table:style-name="ce45">
            <text:p>552,713</text:p>
          </table:table-cell>
          <table:table-cell office:value-type="float" office:value="268673" table:style-name="ce45">
            <text:p>268,673</text:p>
          </table:table-cell>
          <table:table-cell office:value-type="float" office:value="284040" table:style-name="ce46">
            <text:p>284,04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三重區</text:p>
          </table:table-cell>
          <table:table-cell office:value-type="float" office:value="155647" table:style-name="ce44">
            <text:p>155,647</text:p>
          </table:table-cell>
          <table:table-cell office:value-type="float" office:value="381731" table:style-name="ce45">
            <text:p>381,731</text:p>
          </table:table-cell>
          <table:table-cell office:value-type="float" office:value="187265" table:style-name="ce45">
            <text:p>187,265</text:p>
          </table:table-cell>
          <table:table-cell office:value-type="float" office:value="194466" table:style-name="ce46">
            <text:p>194,46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和區</text:p>
          </table:table-cell>
          <table:table-cell office:value-type="float" office:value="169811" table:style-name="ce44">
            <text:p>169,811</text:p>
          </table:table-cell>
          <table:table-cell office:value-type="float" office:value="406140" table:style-name="ce45">
            <text:p>406,140</text:p>
          </table:table-cell>
          <table:table-cell office:value-type="float" office:value="196306" table:style-name="ce45">
            <text:p>196,306</text:p>
          </table:table-cell>
          <table:table-cell office:value-type="float" office:value="209834" table:style-name="ce46">
            <text:p>209,83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永和區</text:p>
          </table:table-cell>
          <table:table-cell office:value-type="float" office:value="91421" table:style-name="ce44">
            <text:p>91,421</text:p>
          </table:table-cell>
          <table:table-cell office:value-type="float" office:value="214967" table:style-name="ce45">
            <text:p>214,967</text:p>
          </table:table-cell>
          <table:table-cell office:value-type="float" office:value="101849" table:style-name="ce45">
            <text:p>101,849</text:p>
          </table:table-cell>
          <table:table-cell office:value-type="float" office:value="113118" table:style-name="ce46">
            <text:p>113,11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新莊區</text:p>
          </table:table-cell>
          <table:table-cell office:value-type="float" office:value="162567" table:style-name="ce44">
            <text:p>162,567</text:p>
          </table:table-cell>
          <table:table-cell office:value-type="float" office:value="421381" table:style-name="ce45">
            <text:p>421,381</text:p>
          </table:table-cell>
          <table:table-cell office:value-type="float" office:value="205219" table:style-name="ce45">
            <text:p>205,219</text:p>
          </table:table-cell>
          <table:table-cell office:value-type="float" office:value="216162" table:style-name="ce46">
            <text:p>216,16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店區</text:p>
          </table:table-cell>
          <table:table-cell office:value-type="float" office:value="130664" table:style-name="ce44">
            <text:p>130,664</text:p>
          </table:table-cell>
          <table:table-cell office:value-type="float" office:value="299696" table:style-name="ce45">
            <text:p>299,696</text:p>
          </table:table-cell>
          <table:table-cell office:value-type="float" office:value="143812" table:style-name="ce45">
            <text:p>143,812</text:p>
          </table:table-cell>
          <table:table-cell office:value-type="float" office:value="155884" table:style-name="ce46">
            <text:p>155,8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樹林區</text:p>
          </table:table-cell>
          <table:table-cell office:value-type="float" office:value="67747" table:style-name="ce44">
            <text:p>67,747</text:p>
          </table:table-cell>
          <table:table-cell office:value-type="float" office:value="181903" table:style-name="ce45">
            <text:p>181,903</text:p>
          </table:table-cell>
          <table:table-cell office:value-type="float" office:value="90644" table:style-name="ce45">
            <text:p>90,644</text:p>
          </table:table-cell>
          <table:table-cell office:value-type="float" office:value="91259" table:style-name="ce46">
            <text:p>91,2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鶯歌區</text:p>
          </table:table-cell>
          <table:table-cell office:value-type="float" office:value="32655" table:style-name="ce44">
            <text:p>32,655</text:p>
          </table:table-cell>
          <table:table-cell office:value-type="float" office:value="88131" table:style-name="ce45">
            <text:p>88,131</text:p>
          </table:table-cell>
          <table:table-cell office:value-type="float" office:value="44130" table:style-name="ce45">
            <text:p>44,130</text:p>
          </table:table-cell>
          <table:table-cell office:value-type="float" office:value="44001" table:style-name="ce46">
            <text:p>44,0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峽區</text:p>
          </table:table-cell>
          <table:table-cell office:value-type="float" office:value="44826" table:style-name="ce44">
            <text:p>44,826</text:p>
          </table:table-cell>
          <table:table-cell office:value-type="float" office:value="116019" table:style-name="ce45">
            <text:p>116,019</text:p>
          </table:table-cell>
          <table:table-cell office:value-type="float" office:value="57964" table:style-name="ce45">
            <text:p>57,964</text:p>
          </table:table-cell>
          <table:table-cell office:value-type="float" office:value="58055" table:style-name="ce46">
            <text:p>58,05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淡水區</text:p>
          </table:table-cell>
          <table:table-cell office:value-type="float" office:value="85048" table:style-name="ce44">
            <text:p>85,048</text:p>
          </table:table-cell>
          <table:table-cell office:value-type="float" office:value="185197" table:style-name="ce45">
            <text:p>185,197</text:p>
          </table:table-cell>
          <table:table-cell office:value-type="float" office:value="88618" table:style-name="ce45">
            <text:p>88,618</text:p>
          </table:table-cell>
          <table:table-cell office:value-type="float" office:value="96579" table:style-name="ce46">
            <text:p>96,5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汐止區</text:p>
          </table:table-cell>
          <table:table-cell office:value-type="float" office:value="92279" table:style-name="ce44">
            <text:p>92,279</text:p>
          </table:table-cell>
          <table:table-cell office:value-type="float" office:value="205990" table:style-name="ce45">
            <text:p>205,990</text:p>
          </table:table-cell>
          <table:table-cell office:value-type="float" office:value="100266" table:style-name="ce45">
            <text:p>100,266</text:p>
          </table:table-cell>
          <table:table-cell office:value-type="float" office:value="105724" table:style-name="ce46">
            <text:p>105,72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瑞芳區</text:p>
          </table:table-cell>
          <table:table-cell office:value-type="float" office:value="16098" table:style-name="ce44">
            <text:p>16,098</text:p>
          </table:table-cell>
          <table:table-cell office:value-type="float" office:value="38449" table:style-name="ce45">
            <text:p>38,449</text:p>
          </table:table-cell>
          <table:table-cell office:value-type="float" office:value="19386" table:style-name="ce45">
            <text:p>19,386</text:p>
          </table:table-cell>
          <table:table-cell office:value-type="float" office:value="19063" table:style-name="ce46">
            <text:p>19,0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土城區</text:p>
          </table:table-cell>
          <table:table-cell office:value-type="float" office:value="90588" table:style-name="ce44">
            <text:p>90,588</text:p>
          </table:table-cell>
          <table:table-cell office:value-type="float" office:value="237484" table:style-name="ce45">
            <text:p>237,484</text:p>
          </table:table-cell>
          <table:table-cell office:value-type="float" office:value="116708" table:style-name="ce45">
            <text:p>116,708</text:p>
          </table:table-cell>
          <table:table-cell office:value-type="float" office:value="120776" table:style-name="ce46">
            <text:p>120,77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蘆洲區</text:p>
          </table:table-cell>
          <table:table-cell office:value-type="float" office:value="74077" table:style-name="ce44">
            <text:p>74,077</text:p>
          </table:table-cell>
          <table:table-cell office:value-type="float" office:value="201489" table:style-name="ce45">
            <text:p>201,489</text:p>
          </table:table-cell>
          <table:table-cell office:value-type="float" office:value="98658" table:style-name="ce45">
            <text:p>98,658</text:p>
          </table:table-cell>
          <table:table-cell office:value-type="float" office:value="102831" table:style-name="ce46">
            <text:p>102,83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五股區</text:p>
          </table:table-cell>
          <table:table-cell office:value-type="float" office:value="35685" table:style-name="ce44">
            <text:p>35,685</text:p>
          </table:table-cell>
          <table:table-cell office:value-type="float" office:value="90465" table:style-name="ce45">
            <text:p>90,465</text:p>
          </table:table-cell>
          <table:table-cell office:value-type="float" office:value="45369" table:style-name="ce45">
            <text:p>45,369</text:p>
          </table:table-cell>
          <table:table-cell office:value-type="float" office:value="45096" table:style-name="ce46">
            <text:p>45,09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泰山區</text:p>
          </table:table-cell>
          <table:table-cell office:value-type="float" office:value="29010" table:style-name="ce44">
            <text:p>29,010</text:p>
          </table:table-cell>
          <table:table-cell office:value-type="float" office:value="77451" table:style-name="ce45">
            <text:p>77,451</text:p>
          </table:table-cell>
          <table:table-cell office:value-type="float" office:value="38208" table:style-name="ce45">
            <text:p>38,208</text:p>
          </table:table-cell>
          <table:table-cell office:value-type="float" office:value="39243" table:style-name="ce46">
            <text:p>39,24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口區</text:p>
          </table:table-cell>
          <table:table-cell office:value-type="float" office:value="50711" table:style-name="ce44">
            <text:p>50,711</text:p>
          </table:table-cell>
          <table:table-cell office:value-type="float" office:value="124628" table:style-name="ce45">
            <text:p>124,628</text:p>
          </table:table-cell>
          <table:table-cell office:value-type="float" office:value="60583" table:style-name="ce45">
            <text:p>60,583</text:p>
          </table:table-cell>
          <table:table-cell office:value-type="float" office:value="64045" table:style-name="ce46">
            <text:p>64,04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深坑區</text:p>
          </table:table-cell>
          <table:table-cell office:value-type="float" office:value="9856" table:style-name="ce44">
            <text:p>9,856</text:p>
          </table:table-cell>
          <table:table-cell office:value-type="float" office:value="23646" table:style-name="ce45">
            <text:p>23,646</text:p>
          </table:table-cell>
          <table:table-cell office:value-type="float" office:value="11794" table:style-name="ce45">
            <text:p>11,794</text:p>
          </table:table-cell>
          <table:table-cell office:value-type="float" office:value="11852" table:style-name="ce46">
            <text:p>11,85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石碇區</text:p>
          </table:table-cell>
          <table:table-cell office:value-type="float" office:value="3380" table:style-name="ce44">
            <text:p>3,380</text:p>
          </table:table-cell>
          <table:table-cell office:value-type="float" office:value="7487" table:style-name="ce45">
            <text:p>7,487</text:p>
          </table:table-cell>
          <table:table-cell office:value-type="float" office:value="4097" table:style-name="ce45">
            <text:p>4,097</text:p>
          </table:table-cell>
          <table:table-cell office:value-type="float" office:value="3390" table:style-name="ce46">
            <text:p>3,39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坪林區</text:p>
          </table:table-cell>
          <table:table-cell office:value-type="float" office:value="2566" table:style-name="ce44">
            <text:p>2,566</text:p>
          </table:table-cell>
          <table:table-cell office:value-type="float" office:value="6619" table:style-name="ce45">
            <text:p>6,619</text:p>
          </table:table-cell>
          <table:table-cell office:value-type="float" office:value="3592" table:style-name="ce45">
            <text:p>3,592</text:p>
          </table:table-cell>
          <table:table-cell office:value-type="float" office:value="3027" table:style-name="ce46">
            <text:p>3,02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芝區</text:p>
          </table:table-cell>
          <table:table-cell office:value-type="float" office:value="9628" table:style-name="ce44">
            <text:p>9,628</text:p>
          </table:table-cell>
          <table:table-cell office:value-type="float" office:value="22357" table:style-name="ce45">
            <text:p>22,357</text:p>
          </table:table-cell>
          <table:table-cell office:value-type="float" office:value="11468" table:style-name="ce45">
            <text:p>11,468</text:p>
          </table:table-cell>
          <table:table-cell office:value-type="float" office:value="10889" table:style-name="ce46">
            <text:p>10,88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石門區</text:p>
          </table:table-cell>
          <table:table-cell office:value-type="float" office:value="4220" table:style-name="ce44">
            <text:p>4,220</text:p>
          </table:table-cell>
          <table:table-cell office:value-type="float" office:value="11193" table:style-name="ce45">
            <text:p>11,193</text:p>
          </table:table-cell>
          <table:table-cell office:value-type="float" office:value="5828" table:style-name="ce45">
            <text:p>5,828</text:p>
          </table:table-cell>
          <table:table-cell office:value-type="float" office:value="5365" table:style-name="ce46">
            <text:p>5,36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八里區</text:p>
          </table:table-cell>
          <table:table-cell office:value-type="float" office:value="16118" table:style-name="ce44">
            <text:p>16,118</text:p>
          </table:table-cell>
          <table:table-cell office:value-type="float" office:value="40178" table:style-name="ce45">
            <text:p>40,178</text:p>
          </table:table-cell>
          <table:table-cell office:value-type="float" office:value="20013" table:style-name="ce45">
            <text:p>20,013</text:p>
          </table:table-cell>
          <table:table-cell office:value-type="float" office:value="20165" table:style-name="ce46">
            <text:p>20,16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平溪區</text:p>
          </table:table-cell>
          <table:table-cell office:value-type="float" office:value="2213" table:style-name="ce44">
            <text:p>2,213</text:p>
          </table:table-cell>
          <table:table-cell office:value-type="float" office:value="4333" table:style-name="ce45">
            <text:p>4,333</text:p>
          </table:table-cell>
          <table:table-cell office:value-type="float" office:value="2423" table:style-name="ce45">
            <text:p>2,423</text:p>
          </table:table-cell>
          <table:table-cell office:value-type="float" office:value="1910" table:style-name="ce46">
            <text:p>1,9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雙溪區</text:p>
          </table:table-cell>
          <table:table-cell office:value-type="float" office:value="3671" table:style-name="ce44">
            <text:p>3,671</text:p>
          </table:table-cell>
          <table:table-cell office:value-type="float" office:value="8235" table:style-name="ce45">
            <text:p>8,235</text:p>
          </table:table-cell>
          <table:table-cell office:value-type="float" office:value="4477" table:style-name="ce45">
            <text:p>4,477</text:p>
          </table:table-cell>
          <table:table-cell office:value-type="float" office:value="3758" table:style-name="ce46">
            <text:p>3,75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貢寮區</text:p>
          </table:table-cell>
          <table:table-cell office:value-type="float" office:value="4318" table:style-name="ce44">
            <text:p>4,318</text:p>
          </table:table-cell>
          <table:table-cell office:value-type="float" office:value="11534" table:style-name="ce45">
            <text:p>11,534</text:p>
          </table:table-cell>
          <table:table-cell office:value-type="float" office:value="5891" table:style-name="ce45">
            <text:p>5,891</text:p>
          </table:table-cell>
          <table:table-cell office:value-type="float" office:value="5643" table:style-name="ce46">
            <text:p>5,64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山區</text:p>
          </table:table-cell>
          <table:table-cell office:value-type="float" office:value="7236" table:style-name="ce44">
            <text:p>7,236</text:p>
          </table:table-cell>
          <table:table-cell office:value-type="float" office:value="20844" table:style-name="ce45">
            <text:p>20,844</text:p>
          </table:table-cell>
          <table:table-cell office:value-type="float" office:value="10247" table:style-name="ce45">
            <text:p>10,247</text:p>
          </table:table-cell>
          <table:table-cell office:value-type="float" office:value="10597" table:style-name="ce46">
            <text:p>10,59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里區</text:p>
          </table:table-cell>
          <table:table-cell office:value-type="float" office:value="7543" table:style-name="ce44">
            <text:p>7,543</text:p>
          </table:table-cell>
          <table:table-cell office:value-type="float" office:value="21462" table:style-name="ce45">
            <text:p>21,462</text:p>
          </table:table-cell>
          <table:table-cell office:value-type="float" office:value="10720" table:style-name="ce45">
            <text:p>10,720</text:p>
          </table:table-cell>
          <table:table-cell office:value-type="float" office:value="10742" table:style-name="ce46">
            <text:p>10,742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※烏來區</text:p>
          </table:table-cell>
          <table:table-cell office:value-type="float" office:value="1919" table:style-name="ce49">
            <text:p>1,919</text:p>
          </table:table-cell>
          <table:table-cell office:value-type="float" office:value="6391" table:style-name="ce50">
            <text:p>6,391</text:p>
          </table:table-cell>
          <table:table-cell office:value-type="float" office:value="3129" table:style-name="ce50">
            <text:p>3,129</text:p>
          </table:table-cell>
          <table:table-cell office:value-type="float" office:value="3262" table:style-name="ce51">
            <text:p>3,262</text:p>
          </table:table-cell>
          <table:table-cell table:number-columns-repeated="16379"/>
        </table:table-row>
        <table:table-row table:style-name="ro4">
          <table:table-cell office:value-type="string" table:style-name="ce52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臺北市</text:p>
          </table:table-cell>
          <table:table-cell office:value-type="float" office:value="1052596" table:style-name="ce57">
            <text:p>1,052,596</text:p>
          </table:table-cell>
          <table:table-cell office:value-type="float" office:value="2524393" table:style-name="ce41">
            <text:p>2,524,393</text:p>
          </table:table-cell>
          <table:table-cell office:value-type="float" office:value="1201966" table:style-name="ce41">
            <text:p>1,201,966</text:p>
          </table:table-cell>
          <table:table-cell office:value-type="float" office:value="1322427" table:style-name="ce58">
            <text:p>1,322,42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松山區</text:p>
          </table:table-cell>
          <table:table-cell office:value-type="float" office:value="79979" table:style-name="ce59">
            <text:p>79,979</text:p>
          </table:table-cell>
          <table:table-cell office:value-type="float" office:value="193388" table:style-name="ce45">
            <text:p>193,388</text:p>
          </table:table-cell>
          <table:table-cell office:value-type="float" office:value="90448" table:style-name="ce45">
            <text:p>90,448</text:p>
          </table:table-cell>
          <table:table-cell office:value-type="float" office:value="102940" table:style-name="ce60">
            <text:p>102,9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信義區</text:p>
          </table:table-cell>
          <table:table-cell office:value-type="float" office:value="87843" table:style-name="ce59">
            <text:p>87,843</text:p>
          </table:table-cell>
          <table:table-cell office:value-type="float" office:value="207500" table:style-name="ce45">
            <text:p>207,500</text:p>
          </table:table-cell>
          <table:table-cell office:value-type="float" office:value="98508" table:style-name="ce45">
            <text:p>98,508</text:p>
          </table:table-cell>
          <table:table-cell office:value-type="float" office:value="108992" table:style-name="ce60">
            <text:p>108,99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安區</text:p>
          </table:table-cell>
          <table:table-cell office:value-type="float" office:value="119385" table:style-name="ce59">
            <text:p>119,385</text:p>
          </table:table-cell>
          <table:table-cell office:value-type="float" office:value="291410" table:style-name="ce45">
            <text:p>291,410</text:p>
          </table:table-cell>
          <table:table-cell office:value-type="float" office:value="135895" table:style-name="ce45">
            <text:p>135,895</text:p>
          </table:table-cell>
          <table:table-cell office:value-type="float" office:value="155515" table:style-name="ce60">
            <text:p>155,5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山區</text:p>
          </table:table-cell>
          <table:table-cell office:value-type="float" office:value="99528" table:style-name="ce59">
            <text:p>99,528</text:p>
          </table:table-cell>
          <table:table-cell office:value-type="float" office:value="215567" table:style-name="ce45">
            <text:p>215,567</text:p>
          </table:table-cell>
          <table:table-cell office:value-type="float" office:value="99911" table:style-name="ce45">
            <text:p>99,911</text:p>
          </table:table-cell>
          <table:table-cell office:value-type="float" office:value="115656" table:style-name="ce60">
            <text:p>115,65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正區</text:p>
          </table:table-cell>
          <table:table-cell office:value-type="float" office:value="65078" table:style-name="ce59">
            <text:p>65,078</text:p>
          </table:table-cell>
          <table:table-cell office:value-type="float" office:value="150644" table:style-name="ce45">
            <text:p>150,644</text:p>
          </table:table-cell>
          <table:table-cell office:value-type="float" office:value="71686" table:style-name="ce45">
            <text:p>71,686</text:p>
          </table:table-cell>
          <table:table-cell office:value-type="float" office:value="78958" table:style-name="ce60">
            <text:p>78,95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同區</text:p>
          </table:table-cell>
          <table:table-cell office:value-type="float" office:value="52142" table:style-name="ce59">
            <text:p>52,142</text:p>
          </table:table-cell>
          <table:table-cell office:value-type="float" office:value="120772" table:style-name="ce45">
            <text:p>120,772</text:p>
          </table:table-cell>
          <table:table-cell office:value-type="float" office:value="58470" table:style-name="ce45">
            <text:p>58,470</text:p>
          </table:table-cell>
          <table:table-cell office:value-type="float" office:value="62302" table:style-name="ce60">
            <text:p>62,30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華區</text:p>
          </table:table-cell>
          <table:table-cell office:value-type="float" office:value="78557" table:style-name="ce59">
            <text:p>78,557</text:p>
          </table:table-cell>
          <table:table-cell office:value-type="float" office:value="176617" table:style-name="ce45">
            <text:p>176,617</text:p>
          </table:table-cell>
          <table:table-cell office:value-type="float" office:value="86367" table:style-name="ce45">
            <text:p>86,367</text:p>
          </table:table-cell>
          <table:table-cell office:value-type="float" office:value="90250" table:style-name="ce60">
            <text:p>90,25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文山區</text:p>
          </table:table-cell>
          <table:table-cell office:value-type="float" office:value="107244" table:style-name="ce59">
            <text:p>107,244</text:p>
          </table:table-cell>
          <table:table-cell office:value-type="float" office:value="261576" table:style-name="ce45">
            <text:p>261,576</text:p>
          </table:table-cell>
          <table:table-cell office:value-type="float" office:value="124961" table:style-name="ce45">
            <text:p>124,961</text:p>
          </table:table-cell>
          <table:table-cell office:value-type="float" office:value="136615" table:style-name="ce60">
            <text:p>136,6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港區</text:p>
          </table:table-cell>
          <table:table-cell office:value-type="float" office:value="47800" table:style-name="ce59">
            <text:p>47,800</text:p>
          </table:table-cell>
          <table:table-cell office:value-type="float" office:value="115780" table:style-name="ce45">
            <text:p>115,780</text:p>
          </table:table-cell>
          <table:table-cell office:value-type="float" office:value="56400" table:style-name="ce45">
            <text:p>56,400</text:p>
          </table:table-cell>
          <table:table-cell office:value-type="float" office:value="59380" table:style-name="ce60">
            <text:p>59,3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內湖區</text:p>
          </table:table-cell>
          <table:table-cell office:value-type="float" office:value="109939" table:style-name="ce59">
            <text:p>109,939</text:p>
          </table:table-cell>
          <table:table-cell office:value-type="float" office:value="276707" table:style-name="ce45">
            <text:p>276,707</text:p>
          </table:table-cell>
          <table:table-cell office:value-type="float" office:value="131882" table:style-name="ce45">
            <text:p>131,882</text:p>
          </table:table-cell>
          <table:table-cell office:value-type="float" office:value="144825" table:style-name="ce60">
            <text:p>144,8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士林區</text:p>
          </table:table-cell>
          <table:table-cell office:value-type="float" office:value="107169" table:style-name="ce59">
            <text:p>107,169</text:p>
          </table:table-cell>
          <table:table-cell office:value-type="float" office:value="269682" table:style-name="ce45">
            <text:p>269,682</text:p>
          </table:table-cell>
          <table:table-cell office:value-type="float" office:value="129968" table:style-name="ce45">
            <text:p>129,968</text:p>
          </table:table-cell>
          <table:table-cell office:value-type="float" office:value="139714" table:style-name="ce60">
            <text:p>139,714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北投區</text:p>
          </table:table-cell>
          <table:table-cell office:value-type="float" office:value="97932" table:style-name="ce62">
            <text:p>97,932</text:p>
          </table:table-cell>
          <table:table-cell office:value-type="float" office:value="244750" table:style-name="ce50">
            <text:p>244,750</text:p>
          </table:table-cell>
          <table:table-cell office:value-type="float" office:value="117470" table:style-name="ce50">
            <text:p>117,470</text:p>
          </table:table-cell>
          <table:table-cell office:value-type="float" office:value="127280" table:style-name="ce63">
            <text:p>127,280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6">
            <text:p>桃園市</text:p>
          </table:table-cell>
          <table:table-cell office:value-type="float" office:value="862142" table:style-name="ce57">
            <text:p>862,142</text:p>
          </table:table-cell>
          <table:table-cell office:value-type="float" office:value="2272391" table:style-name="ce41">
            <text:p>2,272,391</text:p>
          </table:table-cell>
          <table:table-cell office:value-type="float" office:value="1125130" table:style-name="ce41">
            <text:p>1,125,130</text:p>
          </table:table-cell>
          <table:table-cell office:value-type="float" office:value="1147261" table:style-name="ce42">
            <text:p>1,147,261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桃園區</text:p>
          </table:table-cell>
          <table:table-cell office:value-type="float" office:value="181624" table:style-name="ce59">
            <text:p>181,624</text:p>
          </table:table-cell>
          <table:table-cell office:value-type="float" office:value="458847" table:style-name="ce45">
            <text:p>458,847</text:p>
          </table:table-cell>
          <table:table-cell office:value-type="float" office:value="221459" table:style-name="ce45">
            <text:p>221,459</text:p>
          </table:table-cell>
          <table:table-cell office:value-type="float" office:value="237388" table:style-name="ce46">
            <text:p>237,388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中壢區</text:p>
          </table:table-cell>
          <table:table-cell office:value-type="float" office:value="164196" table:style-name="ce59">
            <text:p>164,196</text:p>
          </table:table-cell>
          <table:table-cell office:value-type="float" office:value="422529" table:style-name="ce45">
            <text:p>422,529</text:p>
          </table:table-cell>
          <table:table-cell office:value-type="float" office:value="206933" table:style-name="ce45">
            <text:p>206,933</text:p>
          </table:table-cell>
          <table:table-cell office:value-type="float" office:value="215596" table:style-name="ce46">
            <text:p>215,596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大溪區</text:p>
          </table:table-cell>
          <table:table-cell office:value-type="float" office:value="34457" table:style-name="ce59">
            <text:p>34,457</text:p>
          </table:table-cell>
          <table:table-cell office:value-type="float" office:value="94870" table:style-name="ce45">
            <text:p>94,870</text:p>
          </table:table-cell>
          <table:table-cell office:value-type="float" office:value="48226" table:style-name="ce45">
            <text:p>48,226</text:p>
          </table:table-cell>
          <table:table-cell office:value-type="float" office:value="46644" table:style-name="ce46">
            <text:p>46,644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楊梅區</text:p>
          </table:table-cell>
          <table:table-cell office:value-type="float" office:value="64358" table:style-name="ce59">
            <text:p>64,358</text:p>
          </table:table-cell>
          <table:table-cell office:value-type="float" office:value="176757" table:style-name="ce45">
            <text:p>176,757</text:p>
          </table:table-cell>
          <table:table-cell office:value-type="float" office:value="88596" table:style-name="ce45">
            <text:p>88,596</text:p>
          </table:table-cell>
          <table:table-cell office:value-type="float" office:value="88161" table:style-name="ce46">
            <text:p>88,161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蘆竹區</text:p>
          </table:table-cell>
          <table:table-cell office:value-type="float" office:value="61775" table:style-name="ce59">
            <text:p>61,775</text:p>
          </table:table-cell>
          <table:table-cell office:value-type="float" office:value="166394" table:style-name="ce45">
            <text:p>166,394</text:p>
          </table:table-cell>
          <table:table-cell office:value-type="float" office:value="82316" table:style-name="ce45">
            <text:p>82,316</text:p>
          </table:table-cell>
          <table:table-cell office:value-type="float" office:value="84078" table:style-name="ce46">
            <text:p>84,078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大園區</text:p>
          </table:table-cell>
          <table:table-cell office:value-type="float" office:value="35360" table:style-name="ce59">
            <text:p>35,360</text:p>
          </table:table-cell>
          <table:table-cell office:value-type="float" office:value="92172" table:style-name="ce45">
            <text:p>92,172</text:p>
          </table:table-cell>
          <table:table-cell office:value-type="float" office:value="46797" table:style-name="ce45">
            <text:p>46,797</text:p>
          </table:table-cell>
          <table:table-cell office:value-type="float" office:value="45375" table:style-name="ce46">
            <text:p>45,375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龜山區</text:p>
          </table:table-cell>
          <table:table-cell office:value-type="float" office:value="68139" table:style-name="ce59">
            <text:p>68,139</text:p>
          </table:table-cell>
          <table:table-cell office:value-type="float" office:value="166767" table:style-name="ce45">
            <text:p>166,767</text:p>
          </table:table-cell>
          <table:table-cell office:value-type="float" office:value="82717" table:style-name="ce45">
            <text:p>82,717</text:p>
          </table:table-cell>
          <table:table-cell office:value-type="float" office:value="84050" table:style-name="ce46">
            <text:p>84,050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八德區</text:p>
          </table:table-cell>
          <table:table-cell office:value-type="float" office:value="77844" table:style-name="ce59">
            <text:p>77,844</text:p>
          </table:table-cell>
          <table:table-cell office:value-type="float" office:value="209665" table:style-name="ce45">
            <text:p>209,665</text:p>
          </table:table-cell>
          <table:table-cell office:value-type="float" office:value="104149" table:style-name="ce45">
            <text:p>104,149</text:p>
          </table:table-cell>
          <table:table-cell office:value-type="float" office:value="105516" table:style-name="ce46">
            <text:p>105,516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龍潭區</text:p>
          </table:table-cell>
          <table:table-cell office:value-type="float" office:value="44850" table:style-name="ce59">
            <text:p>44,850</text:p>
          </table:table-cell>
          <table:table-cell office:value-type="float" office:value="124442" table:style-name="ce45">
            <text:p>124,442</text:p>
          </table:table-cell>
          <table:table-cell office:value-type="float" office:value="62046" table:style-name="ce45">
            <text:p>62,046</text:p>
          </table:table-cell>
          <table:table-cell office:value-type="float" office:value="62396" table:style-name="ce46">
            <text:p>62,396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平鎮區</text:p>
          </table:table-cell>
          <table:table-cell office:value-type="float" office:value="82314" table:style-name="ce59">
            <text:p>82,314</text:p>
          </table:table-cell>
          <table:table-cell office:value-type="float" office:value="228203" table:style-name="ce45">
            <text:p>228,203</text:p>
          </table:table-cell>
          <table:table-cell office:value-type="float" office:value="112847" table:style-name="ce45">
            <text:p>112,847</text:p>
          </table:table-cell>
          <table:table-cell office:value-type="float" office:value="115356" table:style-name="ce46">
            <text:p>115,356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新屋區</text:p>
          </table:table-cell>
          <table:table-cell office:value-type="float" office:value="17554" table:style-name="ce59">
            <text:p>17,554</text:p>
          </table:table-cell>
          <table:table-cell office:value-type="float" office:value="49094" table:style-name="ce45">
            <text:p>49,094</text:p>
          </table:table-cell>
          <table:table-cell office:value-type="float" office:value="26062" table:style-name="ce45">
            <text:p>26,062</text:p>
          </table:table-cell>
          <table:table-cell office:value-type="float" office:value="23032" table:style-name="ce46">
            <text:p>23,032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觀音區</text:p>
          </table:table-cell>
          <table:table-cell office:value-type="float" office:value="25774" table:style-name="ce59">
            <text:p>25,774</text:p>
          </table:table-cell>
          <table:table-cell office:value-type="float" office:value="69995" table:style-name="ce45">
            <text:p>69,995</text:p>
          </table:table-cell>
          <table:table-cell office:value-type="float" office:value="36223" table:style-name="ce45">
            <text:p>36,223</text:p>
          </table:table-cell>
          <table:table-cell office:value-type="float" office:value="33772" table:style-name="ce46">
            <text:p>33,772</text:p>
          </table:table-cell>
          <table:table-cell table:style-name="ce47"/>
          <table:table-cell table:style-name="ce65"/>
          <table:table-cell table:number-columns-repeated="16377"/>
        </table:table-row>
        <table:table-row table:style-name="ro4">
          <table:table-cell office:value-type="string" table:style-name="ce61">
            <text:p>※復興區</text:p>
          </table:table-cell>
          <table:table-cell office:value-type="float" office:value="3897" table:style-name="ce62">
            <text:p>3,897</text:p>
          </table:table-cell>
          <table:table-cell office:value-type="float" office:value="12656" table:style-name="ce50">
            <text:p>12,656</text:p>
          </table:table-cell>
          <table:table-cell office:value-type="float" office:value="6759" table:style-name="ce50">
            <text:p>6,759</text:p>
          </table:table-cell>
          <table:table-cell office:value-type="float" office:value="5897" table:style-name="ce51">
            <text:p>5,897</text:p>
          </table:table-cell>
          <table:table-cell table:number-columns-repeated="16379"/>
        </table:table-row>
        <table:table-row table:style-name="ro4">
          <table:table-cell table:style-name="ce30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64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24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24"/>
          <table:table-cell table:style-name="ce66"/>
          <table:table-cell office:value-type="string" table:style-name="ce3">
            <text:p>中華民國110年12月底</text:p>
          </table:table-cell>
          <table:table-cell table:number-columns-repeated="2" table:style-name="ce6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臺中市</text:p>
          </table:table-cell>
          <table:table-cell office:value-type="float" office:value="1017329" table:style-name="ce57">
            <text:p>1,017,329</text:p>
          </table:table-cell>
          <table:table-cell office:value-type="float" office:value="2813490" table:style-name="ce41">
            <text:p>2,813,490</text:p>
          </table:table-cell>
          <table:table-cell office:value-type="float" office:value="1381117" table:style-name="ce41">
            <text:p>1,381,117</text:p>
          </table:table-cell>
          <table:table-cell office:value-type="float" office:value="1432373" table:style-name="ce58">
            <text:p>1,432,373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中　區</text:p>
          </table:table-cell>
          <table:table-cell office:value-type="float" office:value="7907" table:style-name="ce59">
            <text:p>7,907</text:p>
          </table:table-cell>
          <table:table-cell office:value-type="float" office:value="17689" table:style-name="ce45">
            <text:p>17,689</text:p>
          </table:table-cell>
          <table:table-cell office:value-type="float" office:value="8767" table:style-name="ce45">
            <text:p>8,767</text:p>
          </table:table-cell>
          <table:table-cell office:value-type="float" office:value="8922" table:style-name="ce60">
            <text:p>8,922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東　區</text:p>
          </table:table-cell>
          <table:table-cell office:value-type="float" office:value="29314" table:style-name="ce59">
            <text:p>29,314</text:p>
          </table:table-cell>
          <table:table-cell office:value-type="float" office:value="75588" table:style-name="ce45">
            <text:p>75,588</text:p>
          </table:table-cell>
          <table:table-cell office:value-type="float" office:value="37403" table:style-name="ce45">
            <text:p>37,403</text:p>
          </table:table-cell>
          <table:table-cell office:value-type="float" office:value="38185" table:style-name="ce60">
            <text:p>38,185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50590" table:style-name="ce59">
            <text:p>50,590</text:p>
          </table:table-cell>
          <table:table-cell office:value-type="float" office:value="126008" table:style-name="ce45">
            <text:p>126,008</text:p>
          </table:table-cell>
          <table:table-cell office:value-type="float" office:value="60276" table:style-name="ce45">
            <text:p>60,276</text:p>
          </table:table-cell>
          <table:table-cell office:value-type="float" office:value="65732" table:style-name="ce60">
            <text:p>65,732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6332" table:style-name="ce59">
            <text:p>46,332</text:p>
          </table:table-cell>
          <table:table-cell office:value-type="float" office:value="112740" table:style-name="ce45">
            <text:p>112,740</text:p>
          </table:table-cell>
          <table:table-cell office:value-type="float" office:value="53329" table:style-name="ce45">
            <text:p>53,329</text:p>
          </table:table-cell>
          <table:table-cell office:value-type="float" office:value="59411" table:style-name="ce60">
            <text:p>59,411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北　區</text:p>
          </table:table-cell>
          <table:table-cell office:value-type="float" office:value="60615" table:style-name="ce59">
            <text:p>60,615</text:p>
          </table:table-cell>
          <table:table-cell office:value-type="float" office:value="143917" table:style-name="ce45">
            <text:p>143,917</text:p>
          </table:table-cell>
          <table:table-cell office:value-type="float" office:value="68558" table:style-name="ce45">
            <text:p>68,558</text:p>
          </table:table-cell>
          <table:table-cell office:value-type="float" office:value="75359" table:style-name="ce60">
            <text:p>75,359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屯區</text:p>
          </table:table-cell>
          <table:table-cell office:value-type="float" office:value="91128" table:style-name="ce59">
            <text:p>91,128</text:p>
          </table:table-cell>
          <table:table-cell office:value-type="float" office:value="230888" table:style-name="ce45">
            <text:p>230,888</text:p>
          </table:table-cell>
          <table:table-cell office:value-type="float" office:value="110535" table:style-name="ce45">
            <text:p>110,535</text:p>
          </table:table-cell>
          <table:table-cell office:value-type="float" office:value="120353" table:style-name="ce60">
            <text:p>120,353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屯區</text:p>
          </table:table-cell>
          <table:table-cell office:value-type="float" office:value="68059" table:style-name="ce59">
            <text:p>68,059</text:p>
          </table:table-cell>
          <table:table-cell office:value-type="float" office:value="176782" table:style-name="ce45">
            <text:p>176,782</text:p>
          </table:table-cell>
          <table:table-cell office:value-type="float" office:value="84306" table:style-name="ce45">
            <text:p>84,306</text:p>
          </table:table-cell>
          <table:table-cell office:value-type="float" office:value="92476" table:style-name="ce60">
            <text:p>92,476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北屯區</text:p>
          </table:table-cell>
          <table:table-cell office:value-type="float" office:value="111006" table:style-name="ce59">
            <text:p>111,006</text:p>
          </table:table-cell>
          <table:table-cell office:value-type="float" office:value="290653" table:style-name="ce45">
            <text:p>290,653</text:p>
          </table:table-cell>
          <table:table-cell office:value-type="float" office:value="138534" table:style-name="ce45">
            <text:p>138,534</text:p>
          </table:table-cell>
          <table:table-cell office:value-type="float" office:value="152119" table:style-name="ce60">
            <text:p>152,119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豐原區</text:p>
          </table:table-cell>
          <table:table-cell office:value-type="float" office:value="55466" table:style-name="ce59">
            <text:p>55,466</text:p>
          </table:table-cell>
          <table:table-cell office:value-type="float" office:value="164726" table:style-name="ce45">
            <text:p>164,726</text:p>
          </table:table-cell>
          <table:table-cell office:value-type="float" office:value="81182" table:style-name="ce45">
            <text:p>81,182</text:p>
          </table:table-cell>
          <table:table-cell office:value-type="float" office:value="83544" table:style-name="ce60">
            <text:p>83,54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東勢區</text:p>
          </table:table-cell>
          <table:table-cell office:value-type="float" office:value="17470" table:style-name="ce59">
            <text:p>17,470</text:p>
          </table:table-cell>
          <table:table-cell office:value-type="float" office:value="48333" table:style-name="ce45">
            <text:p>48,333</text:p>
          </table:table-cell>
          <table:table-cell office:value-type="float" office:value="24723" table:style-name="ce45">
            <text:p>24,723</text:p>
          </table:table-cell>
          <table:table-cell office:value-type="float" office:value="23610" table:style-name="ce60">
            <text:p>23,61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甲區</text:p>
          </table:table-cell>
          <table:table-cell office:value-type="float" office:value="24081" table:style-name="ce59">
            <text:p>24,081</text:p>
          </table:table-cell>
          <table:table-cell office:value-type="float" office:value="75516" table:style-name="ce45">
            <text:p>75,516</text:p>
          </table:table-cell>
          <table:table-cell office:value-type="float" office:value="37863" table:style-name="ce45">
            <text:p>37,863</text:p>
          </table:table-cell>
          <table:table-cell office:value-type="float" office:value="37653" table:style-name="ce60">
            <text:p>37,65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清水區</text:p>
          </table:table-cell>
          <table:table-cell office:value-type="float" office:value="30133" table:style-name="ce59">
            <text:p>30,133</text:p>
          </table:table-cell>
          <table:table-cell office:value-type="float" office:value="88366" table:style-name="ce45">
            <text:p>88,366</text:p>
          </table:table-cell>
          <table:table-cell office:value-type="float" office:value="45124" table:style-name="ce45">
            <text:p>45,124</text:p>
          </table:table-cell>
          <table:table-cell office:value-type="float" office:value="43242" table:style-name="ce60">
            <text:p>43,242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沙鹿區</text:p>
          </table:table-cell>
          <table:table-cell office:value-type="float" office:value="31996" table:style-name="ce59">
            <text:p>31,996</text:p>
          </table:table-cell>
          <table:table-cell office:value-type="float" office:value="96039" table:style-name="ce45">
            <text:p>96,039</text:p>
          </table:table-cell>
          <table:table-cell office:value-type="float" office:value="48253" table:style-name="ce45">
            <text:p>48,253</text:p>
          </table:table-cell>
          <table:table-cell office:value-type="float" office:value="47786" table:style-name="ce60">
            <text:p>47,78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梧棲區</text:p>
          </table:table-cell>
          <table:table-cell office:value-type="float" office:value="19483" table:style-name="ce59">
            <text:p>19,483</text:p>
          </table:table-cell>
          <table:table-cell office:value-type="float" office:value="59517" table:style-name="ce45">
            <text:p>59,517</text:p>
          </table:table-cell>
          <table:table-cell office:value-type="float" office:value="29834" table:style-name="ce45">
            <text:p>29,834</text:p>
          </table:table-cell>
          <table:table-cell office:value-type="float" office:value="29683" table:style-name="ce60">
            <text:p>29,68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后里區</text:p>
          </table:table-cell>
          <table:table-cell office:value-type="float" office:value="16970" table:style-name="ce59">
            <text:p>16,970</text:p>
          </table:table-cell>
          <table:table-cell office:value-type="float" office:value="53961" table:style-name="ce45">
            <text:p>53,961</text:p>
          </table:table-cell>
          <table:table-cell office:value-type="float" office:value="27238" table:style-name="ce45">
            <text:p>27,238</text:p>
          </table:table-cell>
          <table:table-cell office:value-type="float" office:value="26723" table:style-name="ce60">
            <text:p>26,72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神岡區</text:p>
          </table:table-cell>
          <table:table-cell office:value-type="float" office:value="20295" table:style-name="ce59">
            <text:p>20,295</text:p>
          </table:table-cell>
          <table:table-cell office:value-type="float" office:value="64841" table:style-name="ce45">
            <text:p>64,841</text:p>
          </table:table-cell>
          <table:table-cell office:value-type="float" office:value="33059" table:style-name="ce45">
            <text:p>33,059</text:p>
          </table:table-cell>
          <table:table-cell office:value-type="float" office:value="31782" table:style-name="ce60">
            <text:p>31,782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潭子區</text:p>
          </table:table-cell>
          <table:table-cell office:value-type="float" office:value="38011" table:style-name="ce59">
            <text:p>38,011</text:p>
          </table:table-cell>
          <table:table-cell office:value-type="float" office:value="109270" table:style-name="ce45">
            <text:p>109,270</text:p>
          </table:table-cell>
          <table:table-cell office:value-type="float" office:value="53826" table:style-name="ce45">
            <text:p>53,826</text:p>
          </table:table-cell>
          <table:table-cell office:value-type="float" office:value="55444" table:style-name="ce60">
            <text:p>55,44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雅區</text:p>
          </table:table-cell>
          <table:table-cell office:value-type="float" office:value="30939" table:style-name="ce59">
            <text:p>30,939</text:p>
          </table:table-cell>
          <table:table-cell office:value-type="float" office:value="95521" table:style-name="ce45">
            <text:p>95,521</text:p>
          </table:table-cell>
          <table:table-cell office:value-type="float" office:value="47454" table:style-name="ce45">
            <text:p>47,454</text:p>
          </table:table-cell>
          <table:table-cell office:value-type="float" office:value="48067" table:style-name="ce60">
            <text:p>48,06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新社區</text:p>
          </table:table-cell>
          <table:table-cell office:value-type="float" office:value="7789" table:style-name="ce59">
            <text:p>7,789</text:p>
          </table:table-cell>
          <table:table-cell office:value-type="float" office:value="23650" table:style-name="ce45">
            <text:p>23,650</text:p>
          </table:table-cell>
          <table:table-cell office:value-type="float" office:value="12207" table:style-name="ce45">
            <text:p>12,207</text:p>
          </table:table-cell>
          <table:table-cell office:value-type="float" office:value="11443" table:style-name="ce60">
            <text:p>11,44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石岡區</text:p>
          </table:table-cell>
          <table:table-cell office:value-type="float" office:value="4949" table:style-name="ce59">
            <text:p>4,949</text:p>
          </table:table-cell>
          <table:table-cell office:value-type="float" office:value="14419" table:style-name="ce45">
            <text:p>14,419</text:p>
          </table:table-cell>
          <table:table-cell office:value-type="float" office:value="7427" table:style-name="ce45">
            <text:p>7,427</text:p>
          </table:table-cell>
          <table:table-cell office:value-type="float" office:value="6992" table:style-name="ce60">
            <text:p>6,992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外埔區</text:p>
          </table:table-cell>
          <table:table-cell office:value-type="float" office:value="9998" table:style-name="ce59">
            <text:p>9,998</text:p>
          </table:table-cell>
          <table:table-cell office:value-type="float" office:value="31564" table:style-name="ce45">
            <text:p>31,564</text:p>
          </table:table-cell>
          <table:table-cell office:value-type="float" office:value="16064" table:style-name="ce45">
            <text:p>16,064</text:p>
          </table:table-cell>
          <table:table-cell office:value-type="float" office:value="15500" table:style-name="ce60">
            <text:p>15,50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安區</text:p>
          </table:table-cell>
          <table:table-cell office:value-type="float" office:value="5629" table:style-name="ce59">
            <text:p>5,629</text:p>
          </table:table-cell>
          <table:table-cell office:value-type="float" office:value="18485" table:style-name="ce45">
            <text:p>18,485</text:p>
          </table:table-cell>
          <table:table-cell office:value-type="float" office:value="9773" table:style-name="ce45">
            <text:p>9,773</text:p>
          </table:table-cell>
          <table:table-cell office:value-type="float" office:value="8712" table:style-name="ce60">
            <text:p>8,712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日區</text:p>
          </table:table-cell>
          <table:table-cell office:value-type="float" office:value="27378" table:style-name="ce59">
            <text:p>27,378</text:p>
          </table:table-cell>
          <table:table-cell office:value-type="float" office:value="77245" table:style-name="ce45">
            <text:p>77,245</text:p>
          </table:table-cell>
          <table:table-cell office:value-type="float" office:value="38605" table:style-name="ce45">
            <text:p>38,605</text:p>
          </table:table-cell>
          <table:table-cell office:value-type="float" office:value="38640" table:style-name="ce60">
            <text:p>38,64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肚區</text:p>
          </table:table-cell>
          <table:table-cell office:value-type="float" office:value="18642" table:style-name="ce59">
            <text:p>18,642</text:p>
          </table:table-cell>
          <table:table-cell office:value-type="float" office:value="56458" table:style-name="ce45">
            <text:p>56,458</text:p>
          </table:table-cell>
          <table:table-cell office:value-type="float" office:value="28734" table:style-name="ce45">
            <text:p>28,734</text:p>
          </table:table-cell>
          <table:table-cell office:value-type="float" office:value="27724" table:style-name="ce60">
            <text:p>27,72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龍井區</text:p>
          </table:table-cell>
          <table:table-cell office:value-type="float" office:value="24639" table:style-name="ce59">
            <text:p>24,639</text:p>
          </table:table-cell>
          <table:table-cell office:value-type="float" office:value="77976" table:style-name="ce45">
            <text:p>77,976</text:p>
          </table:table-cell>
          <table:table-cell office:value-type="float" office:value="39164" table:style-name="ce45">
            <text:p>39,164</text:p>
          </table:table-cell>
          <table:table-cell office:value-type="float" office:value="38812" table:style-name="ce60">
            <text:p>38,812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霧峰區</text:p>
          </table:table-cell>
          <table:table-cell office:value-type="float" office:value="21059" table:style-name="ce59">
            <text:p>21,059</text:p>
          </table:table-cell>
          <table:table-cell office:value-type="float" office:value="64602" table:style-name="ce45">
            <text:p>64,602</text:p>
          </table:table-cell>
          <table:table-cell office:value-type="float" office:value="32681" table:style-name="ce45">
            <text:p>32,681</text:p>
          </table:table-cell>
          <table:table-cell office:value-type="float" office:value="31921" table:style-name="ce60">
            <text:p>31,92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太平區</text:p>
          </table:table-cell>
          <table:table-cell office:value-type="float" office:value="69114" table:style-name="ce59">
            <text:p>69,114</text:p>
          </table:table-cell>
          <table:table-cell office:value-type="float" office:value="195613" table:style-name="ce45">
            <text:p>195,613</text:p>
          </table:table-cell>
          <table:table-cell office:value-type="float" office:value="96573" table:style-name="ce45">
            <text:p>96,573</text:p>
          </table:table-cell>
          <table:table-cell office:value-type="float" office:value="99040" table:style-name="ce60">
            <text:p>99,04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里區</text:p>
          </table:table-cell>
          <table:table-cell office:value-type="float" office:value="73656" table:style-name="ce59">
            <text:p>73,656</text:p>
          </table:table-cell>
          <table:table-cell office:value-type="float" office:value="212253" table:style-name="ce45">
            <text:p>212,253</text:p>
          </table:table-cell>
          <table:table-cell office:value-type="float" office:value="103810" table:style-name="ce45">
            <text:p>103,810</text:p>
          </table:table-cell>
          <table:table-cell office:value-type="float" office:value="108443" table:style-name="ce60">
            <text:p>108,443</text:p>
          </table:table-cell>
          <table:table-cell table:number-columns-repeated="16379"/>
        </table:table-row>
        <table:table-row table:style-name="ro4">
          <table:table-cell office:value-type="string" table:style-name="ce72">
            <text:p>※和平區</text:p>
          </table:table-cell>
          <table:table-cell office:value-type="float" office:value="4681" table:style-name="ce62">
            <text:p>4,681</text:p>
          </table:table-cell>
          <table:table-cell office:value-type="float" office:value="10870" table:style-name="ce50">
            <text:p>10,870</text:p>
          </table:table-cell>
          <table:table-cell office:value-type="float" office:value="5815" table:style-name="ce50">
            <text:p>5,815</text:p>
          </table:table-cell>
          <table:table-cell office:value-type="float" office:value="5055" table:style-name="ce63">
            <text:p>5,055</text:p>
          </table:table-cell>
          <table:table-cell table:number-columns-repeated="16379"/>
        </table:table-row>
        <table:table-row table:number-rows-repeated="4" table:style-name="ro4">
          <table:table-cell table:style-name="ce2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53">
            <text:p>人口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臺南市</text:p>
          </table:table-cell>
          <table:table-cell office:value-type="float" office:value="709926" table:style-name="ce57">
            <text:p>709,926</text:p>
          </table:table-cell>
          <table:table-cell office:value-type="float" office:value="1862059" table:style-name="ce41">
            <text:p>1,862,059</text:p>
          </table:table-cell>
          <table:table-cell office:value-type="float" office:value="927158" table:style-name="ce41">
            <text:p>927,158</text:p>
          </table:table-cell>
          <table:table-cell office:value-type="float" office:value="934901" table:style-name="ce58">
            <text:p>934,90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營區</text:p>
          </table:table-cell>
          <table:table-cell office:value-type="float" office:value="29665" table:style-name="ce59">
            <text:p>29,665</text:p>
          </table:table-cell>
          <table:table-cell office:value-type="float" office:value="75506" table:style-name="ce45">
            <text:p>75,506</text:p>
          </table:table-cell>
          <table:table-cell office:value-type="float" office:value="37226" table:style-name="ce45">
            <text:p>37,226</text:p>
          </table:table-cell>
          <table:table-cell office:value-type="float" office:value="38280" table:style-name="ce60">
            <text:p>38,28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鹽水區</text:p>
          </table:table-cell>
          <table:table-cell office:value-type="float" office:value="10196" table:style-name="ce59">
            <text:p>10,196</text:p>
          </table:table-cell>
          <table:table-cell office:value-type="float" office:value="24777" table:style-name="ce45">
            <text:p>24,777</text:p>
          </table:table-cell>
          <table:table-cell office:value-type="float" office:value="12897" table:style-name="ce45">
            <text:p>12,897</text:p>
          </table:table-cell>
          <table:table-cell office:value-type="float" office:value="11880" table:style-name="ce60">
            <text:p>11,88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白河區</text:p>
          </table:table-cell>
          <table:table-cell office:value-type="float" office:value="10680" table:style-name="ce59">
            <text:p>10,680</text:p>
          </table:table-cell>
          <table:table-cell office:value-type="float" office:value="26693" table:style-name="ce45">
            <text:p>26,693</text:p>
          </table:table-cell>
          <table:table-cell office:value-type="float" office:value="13933" table:style-name="ce45">
            <text:p>13,933</text:p>
          </table:table-cell>
          <table:table-cell office:value-type="float" office:value="12760" table:style-name="ce60">
            <text:p>12,76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柳營區</text:p>
          </table:table-cell>
          <table:table-cell office:value-type="float" office:value="8015" table:style-name="ce59">
            <text:p>8,015</text:p>
          </table:table-cell>
          <table:table-cell office:value-type="float" office:value="20618" table:style-name="ce45">
            <text:p>20,618</text:p>
          </table:table-cell>
          <table:table-cell office:value-type="float" office:value="10709" table:style-name="ce45">
            <text:p>10,709</text:p>
          </table:table-cell>
          <table:table-cell office:value-type="float" office:value="9909" table:style-name="ce60">
            <text:p>9,90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後壁區</text:p>
          </table:table-cell>
          <table:table-cell office:value-type="float" office:value="8751" table:style-name="ce59">
            <text:p>8,751</text:p>
          </table:table-cell>
          <table:table-cell office:value-type="float" office:value="22322" table:style-name="ce45">
            <text:p>22,322</text:p>
          </table:table-cell>
          <table:table-cell office:value-type="float" office:value="11549" table:style-name="ce45">
            <text:p>11,549</text:p>
          </table:table-cell>
          <table:table-cell office:value-type="float" office:value="10773" table:style-name="ce60">
            <text:p>10,77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山區</text:p>
          </table:table-cell>
          <table:table-cell office:value-type="float" office:value="8212" table:style-name="ce59">
            <text:p>8,212</text:p>
          </table:table-cell>
          <table:table-cell office:value-type="float" office:value="19788" table:style-name="ce45">
            <text:p>19,788</text:p>
          </table:table-cell>
          <table:table-cell office:value-type="float" office:value="10551" table:style-name="ce45">
            <text:p>10,551</text:p>
          </table:table-cell>
          <table:table-cell office:value-type="float" office:value="9237" table:style-name="ce60">
            <text:p>9,23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麻豆區</text:p>
          </table:table-cell>
          <table:table-cell office:value-type="float" office:value="16193" table:style-name="ce59">
            <text:p>16,193</text:p>
          </table:table-cell>
          <table:table-cell office:value-type="float" office:value="43373" table:style-name="ce45">
            <text:p>43,373</text:p>
          </table:table-cell>
          <table:table-cell office:value-type="float" office:value="22026" table:style-name="ce45">
            <text:p>22,026</text:p>
          </table:table-cell>
          <table:table-cell office:value-type="float" office:value="21347" table:style-name="ce60">
            <text:p>21,34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下營區</text:p>
          </table:table-cell>
          <table:table-cell office:value-type="float" office:value="9396" table:style-name="ce59">
            <text:p>9,396</text:p>
          </table:table-cell>
          <table:table-cell office:value-type="float" office:value="23062" table:style-name="ce45">
            <text:p>23,062</text:p>
          </table:table-cell>
          <table:table-cell office:value-type="float" office:value="11946" table:style-name="ce45">
            <text:p>11,946</text:p>
          </table:table-cell>
          <table:table-cell office:value-type="float" office:value="11116" table:style-name="ce60">
            <text:p>11,11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六甲區</text:p>
          </table:table-cell>
          <table:table-cell office:value-type="float" office:value="8020" table:style-name="ce59">
            <text:p>8,020</text:p>
          </table:table-cell>
          <table:table-cell office:value-type="float" office:value="21488" table:style-name="ce45">
            <text:p>21,488</text:p>
          </table:table-cell>
          <table:table-cell office:value-type="float" office:value="11136" table:style-name="ce45">
            <text:p>11,136</text:p>
          </table:table-cell>
          <table:table-cell office:value-type="float" office:value="10352" table:style-name="ce60">
            <text:p>10,35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官田區</text:p>
          </table:table-cell>
          <table:table-cell office:value-type="float" office:value="8166" table:style-name="ce59">
            <text:p>8,166</text:p>
          </table:table-cell>
          <table:table-cell office:value-type="float" office:value="21035" table:style-name="ce45">
            <text:p>21,035</text:p>
          </table:table-cell>
          <table:table-cell office:value-type="float" office:value="10705" table:style-name="ce45">
            <text:p>10,705</text:p>
          </table:table-cell>
          <table:table-cell office:value-type="float" office:value="10330" table:style-name="ce60">
            <text:p>10,33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大內區</text:p>
          </table:table-cell>
          <table:table-cell office:value-type="float" office:value="3691" table:style-name="ce59">
            <text:p>3,691</text:p>
          </table:table-cell>
          <table:table-cell office:value-type="float" office:value="9048" table:style-name="ce45">
            <text:p>9,048</text:p>
          </table:table-cell>
          <table:table-cell office:value-type="float" office:value="4874" table:style-name="ce45">
            <text:p>4,874</text:p>
          </table:table-cell>
          <table:table-cell office:value-type="float" office:value="4174" table:style-name="ce60">
            <text:p>4,17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佳里區</text:p>
          </table:table-cell>
          <table:table-cell office:value-type="float" office:value="21443" table:style-name="ce59">
            <text:p>21,443</text:p>
          </table:table-cell>
          <table:table-cell office:value-type="float" office:value="58482" table:style-name="ce45">
            <text:p>58,482</text:p>
          </table:table-cell>
          <table:table-cell office:value-type="float" office:value="28887" table:style-name="ce45">
            <text:p>28,887</text:p>
          </table:table-cell>
          <table:table-cell office:value-type="float" office:value="29595" table:style-name="ce60">
            <text:p>29,59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學甲區</text:p>
          </table:table-cell>
          <table:table-cell office:value-type="float" office:value="9772" table:style-name="ce59">
            <text:p>9,772</text:p>
          </table:table-cell>
          <table:table-cell office:value-type="float" office:value="24981" table:style-name="ce45">
            <text:p>24,981</text:p>
          </table:table-cell>
          <table:table-cell office:value-type="float" office:value="12803" table:style-name="ce45">
            <text:p>12,803</text:p>
          </table:table-cell>
          <table:table-cell office:value-type="float" office:value="12178" table:style-name="ce60">
            <text:p>12,17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西港區</text:p>
          </table:table-cell>
          <table:table-cell office:value-type="float" office:value="8608" table:style-name="ce59">
            <text:p>8,608</text:p>
          </table:table-cell>
          <table:table-cell office:value-type="float" office:value="24495" table:style-name="ce45">
            <text:p>24,495</text:p>
          </table:table-cell>
          <table:table-cell office:value-type="float" office:value="12378" table:style-name="ce45">
            <text:p>12,378</text:p>
          </table:table-cell>
          <table:table-cell office:value-type="float" office:value="12117" table:style-name="ce60">
            <text:p>12,11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七股區</text:p>
          </table:table-cell>
          <table:table-cell office:value-type="float" office:value="7915" table:style-name="ce59">
            <text:p>7,915</text:p>
          </table:table-cell>
          <table:table-cell office:value-type="float" office:value="21757" table:style-name="ce45">
            <text:p>21,757</text:p>
          </table:table-cell>
          <table:table-cell office:value-type="float" office:value="11241" table:style-name="ce45">
            <text:p>11,241</text:p>
          </table:table-cell>
          <table:table-cell office:value-type="float" office:value="10516" table:style-name="ce60">
            <text:p>10,51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將軍區</text:p>
          </table:table-cell>
          <table:table-cell office:value-type="float" office:value="7157" table:style-name="ce59">
            <text:p>7,157</text:p>
          </table:table-cell>
          <table:table-cell office:value-type="float" office:value="18843" table:style-name="ce45">
            <text:p>18,843</text:p>
          </table:table-cell>
          <table:table-cell office:value-type="float" office:value="9621" table:style-name="ce45">
            <text:p>9,621</text:p>
          </table:table-cell>
          <table:table-cell office:value-type="float" office:value="9222" table:style-name="ce60">
            <text:p>9,22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門區</text:p>
          </table:table-cell>
          <table:table-cell office:value-type="float" office:value="4097" table:style-name="ce59">
            <text:p>4,097</text:p>
          </table:table-cell>
          <table:table-cell office:value-type="float" office:value="10397" table:style-name="ce45">
            <text:p>10,397</text:p>
          </table:table-cell>
          <table:table-cell office:value-type="float" office:value="5221" table:style-name="ce45">
            <text:p>5,221</text:p>
          </table:table-cell>
          <table:table-cell office:value-type="float" office:value="5176" table:style-name="ce60">
            <text:p>5,17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化區</text:p>
          </table:table-cell>
          <table:table-cell office:value-type="float" office:value="14902" table:style-name="ce59">
            <text:p>14,902</text:p>
          </table:table-cell>
          <table:table-cell office:value-type="float" office:value="42809" table:style-name="ce45">
            <text:p>42,809</text:p>
          </table:table-cell>
          <table:table-cell office:value-type="float" office:value="21721" table:style-name="ce45">
            <text:p>21,721</text:p>
          </table:table-cell>
          <table:table-cell office:value-type="float" office:value="21088" table:style-name="ce60">
            <text:p>21,08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善化區</text:p>
          </table:table-cell>
          <table:table-cell office:value-type="float" office:value="19635" table:style-name="ce59">
            <text:p>19,635</text:p>
          </table:table-cell>
          <table:table-cell office:value-type="float" office:value="51265" table:style-name="ce45">
            <text:p>51,265</text:p>
          </table:table-cell>
          <table:table-cell office:value-type="float" office:value="25773" table:style-name="ce45">
            <text:p>25,773</text:p>
          </table:table-cell>
          <table:table-cell office:value-type="float" office:value="25492" table:style-name="ce60">
            <text:p>25,49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市區</text:p>
          </table:table-cell>
          <table:table-cell office:value-type="float" office:value="13504" table:style-name="ce59">
            <text:p>13,504</text:p>
          </table:table-cell>
          <table:table-cell office:value-type="float" office:value="37546" table:style-name="ce45">
            <text:p>37,546</text:p>
          </table:table-cell>
          <table:table-cell office:value-type="float" office:value="18860" table:style-name="ce45">
            <text:p>18,860</text:p>
          </table:table-cell>
          <table:table-cell office:value-type="float" office:value="18686" table:style-name="ce60">
            <text:p>18,68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定區</text:p>
          </table:table-cell>
          <table:table-cell office:value-type="float" office:value="10595" table:style-name="ce59">
            <text:p>10,595</text:p>
          </table:table-cell>
          <table:table-cell office:value-type="float" office:value="30105" table:style-name="ce45">
            <text:p>30,105</text:p>
          </table:table-cell>
          <table:table-cell office:value-type="float" office:value="15479" table:style-name="ce45">
            <text:p>15,479</text:p>
          </table:table-cell>
          <table:table-cell office:value-type="float" office:value="14626" table:style-name="ce60">
            <text:p>14,62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山上區</text:p>
          </table:table-cell>
          <table:table-cell office:value-type="float" office:value="2715" table:style-name="ce59">
            <text:p>2,715</text:p>
          </table:table-cell>
          <table:table-cell office:value-type="float" office:value="6996" table:style-name="ce45">
            <text:p>6,996</text:p>
          </table:table-cell>
          <table:table-cell office:value-type="float" office:value="3684" table:style-name="ce45">
            <text:p>3,684</text:p>
          </table:table-cell>
          <table:table-cell office:value-type="float" office:value="3312" table:style-name="ce60">
            <text:p>3,31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玉井區</text:p>
          </table:table-cell>
          <table:table-cell office:value-type="float" office:value="5160" table:style-name="ce59">
            <text:p>5,160</text:p>
          </table:table-cell>
          <table:table-cell office:value-type="float" office:value="13342" table:style-name="ce45">
            <text:p>13,342</text:p>
          </table:table-cell>
          <table:table-cell office:value-type="float" office:value="6918" table:style-name="ce45">
            <text:p>6,918</text:p>
          </table:table-cell>
          <table:table-cell office:value-type="float" office:value="6424" table:style-name="ce60">
            <text:p>6,42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楠西區</text:p>
          </table:table-cell>
          <table:table-cell office:value-type="float" office:value="3489" table:style-name="ce59">
            <text:p>3,489</text:p>
          </table:table-cell>
          <table:table-cell office:value-type="float" office:value="9031" table:style-name="ce45">
            <text:p>9,031</text:p>
          </table:table-cell>
          <table:table-cell office:value-type="float" office:value="4758" table:style-name="ce45">
            <text:p>4,758</text:p>
          </table:table-cell>
          <table:table-cell office:value-type="float" office:value="4273" table:style-name="ce60">
            <text:p>4,27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南化區</text:p>
          </table:table-cell>
          <table:table-cell office:value-type="float" office:value="2809" table:style-name="ce59">
            <text:p>2,809</text:p>
          </table:table-cell>
          <table:table-cell office:value-type="float" office:value="8264" table:style-name="ce45">
            <text:p>8,264</text:p>
          </table:table-cell>
          <table:table-cell office:value-type="float" office:value="4455" table:style-name="ce45">
            <text:p>4,455</text:p>
          </table:table-cell>
          <table:table-cell office:value-type="float" office:value="3809" table:style-name="ce60">
            <text:p>3,80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左鎮區</text:p>
          </table:table-cell>
          <table:table-cell office:value-type="float" office:value="1887" table:style-name="ce59">
            <text:p>1,887</text:p>
          </table:table-cell>
          <table:table-cell office:value-type="float" office:value="4428" table:style-name="ce45">
            <text:p>4,428</text:p>
          </table:table-cell>
          <table:table-cell office:value-type="float" office:value="2516" table:style-name="ce45">
            <text:p>2,516</text:p>
          </table:table-cell>
          <table:table-cell office:value-type="float" office:value="1912" table:style-name="ce60">
            <text:p>1,91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仁德區</text:p>
          </table:table-cell>
          <table:table-cell office:value-type="float" office:value="29320" table:style-name="ce59">
            <text:p>29,320</text:p>
          </table:table-cell>
          <table:table-cell office:value-type="float" office:value="76497" table:style-name="ce45">
            <text:p>76,497</text:p>
          </table:table-cell>
          <table:table-cell office:value-type="float" office:value="38542" table:style-name="ce45">
            <text:p>38,542</text:p>
          </table:table-cell>
          <table:table-cell office:value-type="float" office:value="37955" table:style-name="ce60">
            <text:p>37,95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歸仁區</text:p>
          </table:table-cell>
          <table:table-cell office:value-type="float" office:value="23577" table:style-name="ce59">
            <text:p>23,577</text:p>
          </table:table-cell>
          <table:table-cell office:value-type="float" office:value="68001" table:style-name="ce45">
            <text:p>68,001</text:p>
          </table:table-cell>
          <table:table-cell office:value-type="float" office:value="34362" table:style-name="ce45">
            <text:p>34,362</text:p>
          </table:table-cell>
          <table:table-cell office:value-type="float" office:value="33639" table:style-name="ce60">
            <text:p>33,63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關廟區</text:p>
          </table:table-cell>
          <table:table-cell office:value-type="float" office:value="11662" table:style-name="ce59">
            <text:p>11,662</text:p>
          </table:table-cell>
          <table:table-cell office:value-type="float" office:value="33860" table:style-name="ce45">
            <text:p>33,860</text:p>
          </table:table-cell>
          <table:table-cell office:value-type="float" office:value="17352" table:style-name="ce45">
            <text:p>17,352</text:p>
          </table:table-cell>
          <table:table-cell office:value-type="float" office:value="16508" table:style-name="ce60">
            <text:p>16,50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龍崎區</text:p>
          </table:table-cell>
          <table:table-cell office:value-type="float" office:value="1496" table:style-name="ce59">
            <text:p>1,496</text:p>
          </table:table-cell>
          <table:table-cell office:value-type="float" office:value="3668" table:style-name="ce45">
            <text:p>3,668</text:p>
          </table:table-cell>
          <table:table-cell office:value-type="float" office:value="1984" table:style-name="ce45">
            <text:p>1,984</text:p>
          </table:table-cell>
          <table:table-cell office:value-type="float" office:value="1684" table:style-name="ce60">
            <text:p>1,68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永康區</text:p>
          </table:table-cell>
          <table:table-cell office:value-type="float" office:value="88763" table:style-name="ce59">
            <text:p>88,763</text:p>
          </table:table-cell>
          <table:table-cell office:value-type="float" office:value="234624" table:style-name="ce45">
            <text:p>234,624</text:p>
          </table:table-cell>
          <table:table-cell office:value-type="float" office:value="115099" table:style-name="ce45">
            <text:p>115,099</text:p>
          </table:table-cell>
          <table:table-cell office:value-type="float" office:value="119525" table:style-name="ce60">
            <text:p>119,52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73208" table:style-name="ce59">
            <text:p>73,208</text:p>
          </table:table-cell>
          <table:table-cell office:value-type="float" office:value="182489" table:style-name="ce45">
            <text:p>182,489</text:p>
          </table:table-cell>
          <table:table-cell office:value-type="float" office:value="87235" table:style-name="ce45">
            <text:p>87,235</text:p>
          </table:table-cell>
          <table:table-cell office:value-type="float" office:value="95254" table:style-name="ce60">
            <text:p>95,25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南 <text:s text:c="3"/>區</text:p>
          </table:table-cell>
          <table:table-cell office:value-type="float" office:value="47564" table:style-name="ce59">
            <text:p>47,564</text:p>
          </table:table-cell>
          <table:table-cell office:value-type="float" office:value="122345" table:style-name="ce45">
            <text:p>122,345</text:p>
          </table:table-cell>
          <table:table-cell office:value-type="float" office:value="60237" table:style-name="ce45">
            <text:p>60,237</text:p>
          </table:table-cell>
          <table:table-cell office:value-type="float" office:value="62108" table:style-name="ce60">
            <text:p>62,10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 <text:s text:c="3"/>區</text:p>
          </table:table-cell>
          <table:table-cell office:value-type="float" office:value="51810" table:style-name="ce59">
            <text:p>51,810</text:p>
          </table:table-cell>
          <table:table-cell office:value-type="float" office:value="127913" table:style-name="ce45">
            <text:p>127,913</text:p>
          </table:table-cell>
          <table:table-cell office:value-type="float" office:value="62000" table:style-name="ce45">
            <text:p>62,000</text:p>
          </table:table-cell>
          <table:table-cell office:value-type="float" office:value="65913" table:style-name="ce60">
            <text:p>65,91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南區</text:p>
          </table:table-cell>
          <table:table-cell office:value-type="float" office:value="67766" table:style-name="ce59">
            <text:p>67,766</text:p>
          </table:table-cell>
          <table:table-cell office:value-type="float" office:value="197061" table:style-name="ce45">
            <text:p>197,061</text:p>
          </table:table-cell>
          <table:table-cell office:value-type="float" office:value="99037" table:style-name="ce45">
            <text:p>99,037</text:p>
          </table:table-cell>
          <table:table-cell office:value-type="float" office:value="98024" table:style-name="ce60">
            <text:p>98,02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平區</text:p>
          </table:table-cell>
          <table:table-cell office:value-type="float" office:value="27488" table:style-name="ce59">
            <text:p>27,488</text:p>
          </table:table-cell>
          <table:table-cell office:value-type="float" office:value="67446" table:style-name="ce45">
            <text:p>67,446</text:p>
          </table:table-cell>
          <table:table-cell office:value-type="float" office:value="31928" table:style-name="ce45">
            <text:p>31,928</text:p>
          </table:table-cell>
          <table:table-cell office:value-type="float" office:value="35518" table:style-name="ce60">
            <text:p>35,518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中西區</text:p>
          </table:table-cell>
          <table:table-cell office:value-type="float" office:value="32599" table:style-name="ce62">
            <text:p>32,599</text:p>
          </table:table-cell>
          <table:table-cell office:value-type="float" office:value="77704" table:style-name="ce50">
            <text:p>77,704</text:p>
          </table:table-cell>
          <table:table-cell office:value-type="float" office:value="37515" table:style-name="ce50">
            <text:p>37,515</text:p>
          </table:table-cell>
          <table:table-cell office:value-type="float" office:value="40189" table:style-name="ce63">
            <text:p>40,189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28808" table:style-name="ce75">
            <text:p>1,128,808</text:p>
          </table:table-cell>
          <table:table-cell office:value-type="float" office:value="2744691" table:style-name="ce41">
            <text:p>2,744,691</text:p>
          </table:table-cell>
          <table:table-cell office:value-type="float" office:value="1352711" table:style-name="ce76">
            <text:p>1,352,711</text:p>
          </table:table-cell>
          <table:table-cell office:value-type="float" office:value="1391980" table:style-name="ce77">
            <text:p>1,391,9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鹽埕區</text:p>
          </table:table-cell>
          <table:table-cell office:value-type="float" office:value="10806" table:style-name="ce44">
            <text:p>10,806</text:p>
          </table:table-cell>
          <table:table-cell office:value-type="float" office:value="22912" table:style-name="ce45">
            <text:p>22,912</text:p>
          </table:table-cell>
          <table:table-cell office:value-type="float" office:value="11326" table:style-name="ce44">
            <text:p>11,326</text:p>
          </table:table-cell>
          <table:table-cell office:value-type="float" office:value="11586" table:style-name="ce44">
            <text:p>11,58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鼓山區</text:p>
          </table:table-cell>
          <table:table-cell office:value-type="float" office:value="60314" table:style-name="ce44">
            <text:p>60,314</text:p>
          </table:table-cell>
          <table:table-cell office:value-type="float" office:value="140410" table:style-name="ce45">
            <text:p>140,410</text:p>
          </table:table-cell>
          <table:table-cell office:value-type="float" office:value="67354" table:style-name="ce44">
            <text:p>67,354</text:p>
          </table:table-cell>
          <table:table-cell office:value-type="float" office:value="73056" table:style-name="ce44">
            <text:p>73,05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左營區</text:p>
          </table:table-cell>
          <table:table-cell office:value-type="float" office:value="81743" table:style-name="ce44">
            <text:p>81,743</text:p>
          </table:table-cell>
          <table:table-cell office:value-type="float" office:value="196314" table:style-name="ce45">
            <text:p>196,314</text:p>
          </table:table-cell>
          <table:table-cell office:value-type="float" office:value="93733" table:style-name="ce44">
            <text:p>93,733</text:p>
          </table:table-cell>
          <table:table-cell office:value-type="float" office:value="102581" table:style-name="ce44">
            <text:p>102,58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楠梓區</text:p>
          </table:table-cell>
          <table:table-cell office:value-type="float" office:value="75914" table:style-name="ce44">
            <text:p>75,914</text:p>
          </table:table-cell>
          <table:table-cell office:value-type="float" office:value="190149" table:style-name="ce45">
            <text:p>190,149</text:p>
          </table:table-cell>
          <table:table-cell office:value-type="float" office:value="92908" table:style-name="ce44">
            <text:p>92,908</text:p>
          </table:table-cell>
          <table:table-cell office:value-type="float" office:value="97241" table:style-name="ce44">
            <text:p>97,24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民區</text:p>
          </table:table-cell>
          <table:table-cell office:value-type="float" office:value="139669" table:style-name="ce44">
            <text:p>139,669</text:p>
          </table:table-cell>
          <table:table-cell office:value-type="float" office:value="333038" table:style-name="ce45">
            <text:p>333,038</text:p>
          </table:table-cell>
          <table:table-cell office:value-type="float" office:value="160342" table:style-name="ce44">
            <text:p>160,342</text:p>
          </table:table-cell>
          <table:table-cell office:value-type="float" office:value="172696" table:style-name="ce44">
            <text:p>172,69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興區</text:p>
          </table:table-cell>
          <table:table-cell office:value-type="float" office:value="23150" table:style-name="ce44">
            <text:p>23,150</text:p>
          </table:table-cell>
          <table:table-cell office:value-type="float" office:value="49383" table:style-name="ce45">
            <text:p>49,383</text:p>
          </table:table-cell>
          <table:table-cell office:value-type="float" office:value="23741" table:style-name="ce44">
            <text:p>23,741</text:p>
          </table:table-cell>
          <table:table-cell office:value-type="float" office:value="25642" table:style-name="ce44">
            <text:p>25,64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前金區</text:p>
          </table:table-cell>
          <table:table-cell office:value-type="float" office:value="13193" table:style-name="ce44">
            <text:p>13,193</text:p>
          </table:table-cell>
          <table:table-cell office:value-type="float" office:value="26416" table:style-name="ce45">
            <text:p>26,416</text:p>
          </table:table-cell>
          <table:table-cell office:value-type="float" office:value="12456" table:style-name="ce44">
            <text:p>12,456</text:p>
          </table:table-cell>
          <table:table-cell office:value-type="float" office:value="13960" table:style-name="ce44">
            <text:p>13,96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苓雅區</text:p>
          </table:table-cell>
          <table:table-cell office:value-type="float" office:value="73161" table:style-name="ce44">
            <text:p>73,161</text:p>
          </table:table-cell>
          <table:table-cell office:value-type="float" office:value="164572" table:style-name="ce45">
            <text:p>164,572</text:p>
          </table:table-cell>
          <table:table-cell office:value-type="float" office:value="78678" table:style-name="ce44">
            <text:p>78,678</text:p>
          </table:table-cell>
          <table:table-cell office:value-type="float" office:value="85894" table:style-name="ce44">
            <text:p>85,89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前鎮區</text:p>
          </table:table-cell>
          <table:table-cell office:value-type="float" office:value="79578" table:style-name="ce44">
            <text:p>79,578</text:p>
          </table:table-cell>
          <table:table-cell office:value-type="float" office:value="182805" table:style-name="ce45">
            <text:p>182,805</text:p>
          </table:table-cell>
          <table:table-cell office:value-type="float" office:value="89501" table:style-name="ce44">
            <text:p>89,501</text:p>
          </table:table-cell>
          <table:table-cell office:value-type="float" office:value="93304" table:style-name="ce44">
            <text:p>93,30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旗津區</text:p>
          </table:table-cell>
          <table:table-cell office:value-type="float" office:value="10919" table:style-name="ce44">
            <text:p>10,919</text:p>
          </table:table-cell>
          <table:table-cell office:value-type="float" office:value="27204" table:style-name="ce45">
            <text:p>27,204</text:p>
          </table:table-cell>
          <table:table-cell office:value-type="float" office:value="13961" table:style-name="ce44">
            <text:p>13,961</text:p>
          </table:table-cell>
          <table:table-cell office:value-type="float" office:value="13243" table:style-name="ce44">
            <text:p>13,243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小港區</text:p>
          </table:table-cell>
          <table:table-cell office:value-type="float" office:value="69634" table:style-name="ce44">
            <text:p>69,634</text:p>
          </table:table-cell>
          <table:table-cell office:value-type="float" office:value="156035" table:style-name="ce45">
            <text:p>156,035</text:p>
          </table:table-cell>
          <table:table-cell office:value-type="float" office:value="77105" table:style-name="ce44">
            <text:p>77,105</text:p>
          </table:table-cell>
          <table:table-cell office:value-type="float" office:value="78930" table:style-name="ce44">
            <text:p>78,93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鳳山區</text:p>
          </table:table-cell>
          <table:table-cell office:value-type="float" office:value="146026" table:style-name="ce44">
            <text:p>146,026</text:p>
          </table:table-cell>
          <table:table-cell office:value-type="float" office:value="357946" table:style-name="ce45">
            <text:p>357,946</text:p>
          </table:table-cell>
          <table:table-cell office:value-type="float" office:value="174459" table:style-name="ce44">
            <text:p>174,459</text:p>
          </table:table-cell>
          <table:table-cell office:value-type="float" office:value="183487" table:style-name="ce44">
            <text:p>183,4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園區</text:p>
          </table:table-cell>
          <table:table-cell office:value-type="float" office:value="26992" table:style-name="ce44">
            <text:p>26,992</text:p>
          </table:table-cell>
          <table:table-cell office:value-type="float" office:value="68893" table:style-name="ce45">
            <text:p>68,893</text:p>
          </table:table-cell>
          <table:table-cell office:value-type="float" office:value="34619" table:style-name="ce44">
            <text:p>34,619</text:p>
          </table:table-cell>
          <table:table-cell office:value-type="float" office:value="34274" table:style-name="ce44">
            <text:p>34,27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寮區</text:p>
          </table:table-cell>
          <table:table-cell office:value-type="float" office:value="43844" table:style-name="ce44">
            <text:p>43,844</text:p>
          </table:table-cell>
          <table:table-cell office:value-type="float" office:value="111933" table:style-name="ce45">
            <text:p>111,933</text:p>
          </table:table-cell>
          <table:table-cell office:value-type="float" office:value="57067" table:style-name="ce44">
            <text:p>57,067</text:p>
          </table:table-cell>
          <table:table-cell office:value-type="float" office:value="54866" table:style-name="ce44">
            <text:p>54,86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樹區</text:p>
          </table:table-cell>
          <table:table-cell office:value-type="float" office:value="14000" table:style-name="ce44">
            <text:p>14,000</text:p>
          </table:table-cell>
          <table:table-cell office:value-type="float" office:value="41257" table:style-name="ce45">
            <text:p>41,257</text:p>
          </table:table-cell>
          <table:table-cell office:value-type="float" office:value="21097" table:style-name="ce44">
            <text:p>21,097</text:p>
          </table:table-cell>
          <table:table-cell office:value-type="float" office:value="20160" table:style-name="ce44">
            <text:p>20,16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社區</text:p>
          </table:table-cell>
          <table:table-cell office:value-type="float" office:value="13430" table:style-name="ce44">
            <text:p>13,430</text:p>
          </table:table-cell>
          <table:table-cell office:value-type="float" office:value="34050" table:style-name="ce45">
            <text:p>34,050</text:p>
          </table:table-cell>
          <table:table-cell office:value-type="float" office:value="17292" table:style-name="ce44">
            <text:p>17,292</text:p>
          </table:table-cell>
          <table:table-cell office:value-type="float" office:value="16758" table:style-name="ce44">
            <text:p>16,75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仁武區</text:p>
          </table:table-cell>
          <table:table-cell office:value-type="float" office:value="38037" table:style-name="ce44">
            <text:p>38,037</text:p>
          </table:table-cell>
          <table:table-cell office:value-type="float" office:value="93581" table:style-name="ce45">
            <text:p>93,581</text:p>
          </table:table-cell>
          <table:table-cell office:value-type="float" office:value="47260" table:style-name="ce44">
            <text:p>47,260</text:p>
          </table:table-cell>
          <table:table-cell office:value-type="float" office:value="46321" table:style-name="ce44">
            <text:p>46,3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鳥松區</text:p>
          </table:table-cell>
          <table:table-cell office:value-type="float" office:value="19320" table:style-name="ce44">
            <text:p>19,320</text:p>
          </table:table-cell>
          <table:table-cell office:value-type="float" office:value="44393" table:style-name="ce45">
            <text:p>44,393</text:p>
          </table:table-cell>
          <table:table-cell office:value-type="float" office:value="22392" table:style-name="ce44">
            <text:p>22,392</text:p>
          </table:table-cell>
          <table:table-cell office:value-type="float" office:value="22001" table:style-name="ce44">
            <text:p>22,0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岡山區</text:p>
          </table:table-cell>
          <table:table-cell office:value-type="float" office:value="35684" table:style-name="ce44">
            <text:p>35,684</text:p>
          </table:table-cell>
          <table:table-cell office:value-type="float" office:value="95922" table:style-name="ce45">
            <text:p>95,922</text:p>
          </table:table-cell>
          <table:table-cell office:value-type="float" office:value="47395" table:style-name="ce44">
            <text:p>47,395</text:p>
          </table:table-cell>
          <table:table-cell office:value-type="float" office:value="48527" table:style-name="ce44">
            <text:p>48,52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橋頭區</text:p>
          </table:table-cell>
          <table:table-cell office:value-type="float" office:value="15895" table:style-name="ce44">
            <text:p>15,895</text:p>
          </table:table-cell>
          <table:table-cell office:value-type="float" office:value="40094" table:style-name="ce45">
            <text:p>40,094</text:p>
          </table:table-cell>
          <table:table-cell office:value-type="float" office:value="20134" table:style-name="ce44">
            <text:p>20,134</text:p>
          </table:table-cell>
          <table:table-cell office:value-type="float" office:value="19960" table:style-name="ce44">
            <text:p>19,96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燕巢區</text:p>
          </table:table-cell>
          <table:table-cell office:value-type="float" office:value="10826" table:style-name="ce44">
            <text:p>10,826</text:p>
          </table:table-cell>
          <table:table-cell office:value-type="float" office:value="29244" table:style-name="ce45">
            <text:p>29,244</text:p>
          </table:table-cell>
          <table:table-cell office:value-type="float" office:value="15372" table:style-name="ce44">
            <text:p>15,372</text:p>
          </table:table-cell>
          <table:table-cell office:value-type="float" office:value="13872" table:style-name="ce44">
            <text:p>13,87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田寮區</text:p>
          </table:table-cell>
          <table:table-cell office:value-type="float" office:value="3105" table:style-name="ce44">
            <text:p>3,105</text:p>
          </table:table-cell>
          <table:table-cell office:value-type="float" office:value="6788" table:style-name="ce45">
            <text:p>6,788</text:p>
          </table:table-cell>
          <table:table-cell office:value-type="float" office:value="3752" table:style-name="ce44">
            <text:p>3,752</text:p>
          </table:table-cell>
          <table:table-cell office:value-type="float" office:value="3036" table:style-name="ce44">
            <text:p>3,03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阿蓮區</text:p>
          </table:table-cell>
          <table:table-cell office:value-type="float" office:value="9497" table:style-name="ce44">
            <text:p>9,497</text:p>
          </table:table-cell>
          <table:table-cell office:value-type="float" office:value="28011" table:style-name="ce45">
            <text:p>28,011</text:p>
          </table:table-cell>
          <table:table-cell office:value-type="float" office:value="14114" table:style-name="ce44">
            <text:p>14,114</text:p>
          </table:table-cell>
          <table:table-cell office:value-type="float" office:value="13897" table:style-name="ce44">
            <text:p>13,89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路竹區</text:p>
          </table:table-cell>
          <table:table-cell office:value-type="float" office:value="17419" table:style-name="ce44">
            <text:p>17,419</text:p>
          </table:table-cell>
          <table:table-cell office:value-type="float" office:value="51217" table:style-name="ce45">
            <text:p>51,217</text:p>
          </table:table-cell>
          <table:table-cell office:value-type="float" office:value="25962" table:style-name="ce44">
            <text:p>25,962</text:p>
          </table:table-cell>
          <table:table-cell office:value-type="float" office:value="25255" table:style-name="ce44">
            <text:p>25,25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湖內區</text:p>
          </table:table-cell>
          <table:table-cell office:value-type="float" office:value="11234" table:style-name="ce44">
            <text:p>11,234</text:p>
          </table:table-cell>
          <table:table-cell office:value-type="float" office:value="29648" table:style-name="ce45">
            <text:p>29,648</text:p>
          </table:table-cell>
          <table:table-cell office:value-type="float" office:value="15075" table:style-name="ce44">
            <text:p>15,075</text:p>
          </table:table-cell>
          <table:table-cell office:value-type="float" office:value="14573" table:style-name="ce44">
            <text:p>14,5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茄萣區</text:p>
          </table:table-cell>
          <table:table-cell office:value-type="float" office:value="10718" table:style-name="ce44">
            <text:p>10,718</text:p>
          </table:table-cell>
          <table:table-cell office:value-type="float" office:value="29812" table:style-name="ce45">
            <text:p>29,812</text:p>
          </table:table-cell>
          <table:table-cell office:value-type="float" office:value="15235" table:style-name="ce44">
            <text:p>15,235</text:p>
          </table:table-cell>
          <table:table-cell office:value-type="float" office:value="14577" table:style-name="ce44">
            <text:p>14,57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永安區</text:p>
          </table:table-cell>
          <table:table-cell office:value-type="float" office:value="5782" table:style-name="ce44">
            <text:p>5,782</text:p>
          </table:table-cell>
          <table:table-cell office:value-type="float" office:value="13618" table:style-name="ce45">
            <text:p>13,618</text:p>
          </table:table-cell>
          <table:table-cell office:value-type="float" office:value="6807" table:style-name="ce44">
            <text:p>6,807</text:p>
          </table:table-cell>
          <table:table-cell office:value-type="float" office:value="6811" table:style-name="ce44">
            <text:p>6,8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彌陀區</text:p>
          </table:table-cell>
          <table:table-cell office:value-type="float" office:value="6830" table:style-name="ce44">
            <text:p>6,830</text:p>
          </table:table-cell>
          <table:table-cell office:value-type="float" office:value="18627" table:style-name="ce45">
            <text:p>18,627</text:p>
          </table:table-cell>
          <table:table-cell office:value-type="float" office:value="9515" table:style-name="ce44">
            <text:p>9,515</text:p>
          </table:table-cell>
          <table:table-cell office:value-type="float" office:value="9112" table:style-name="ce44">
            <text:p>9,11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梓官區</text:p>
          </table:table-cell>
          <table:table-cell office:value-type="float" office:value="12988" table:style-name="ce44">
            <text:p>12,988</text:p>
          </table:table-cell>
          <table:table-cell office:value-type="float" office:value="35117" table:style-name="ce45">
            <text:p>35,117</text:p>
          </table:table-cell>
          <table:table-cell office:value-type="float" office:value="18025" table:style-name="ce44">
            <text:p>18,025</text:p>
          </table:table-cell>
          <table:table-cell office:value-type="float" office:value="17092" table:style-name="ce44">
            <text:p>17,09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旗山區</text:p>
          </table:table-cell>
          <table:table-cell office:value-type="float" office:value="13694" table:style-name="ce44">
            <text:p>13,694</text:p>
          </table:table-cell>
          <table:table-cell office:value-type="float" office:value="35162" table:style-name="ce45">
            <text:p>35,162</text:p>
          </table:table-cell>
          <table:table-cell office:value-type="float" office:value="18090" table:style-name="ce44">
            <text:p>18,090</text:p>
          </table:table-cell>
          <table:table-cell office:value-type="float" office:value="17072" table:style-name="ce44">
            <text:p>17,07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美濃區</text:p>
          </table:table-cell>
          <table:table-cell office:value-type="float" office:value="14965" table:style-name="ce44">
            <text:p>14,965</text:p>
          </table:table-cell>
          <table:table-cell office:value-type="float" office:value="37949" table:style-name="ce45">
            <text:p>37,949</text:p>
          </table:table-cell>
          <table:table-cell office:value-type="float" office:value="19976" table:style-name="ce44">
            <text:p>19,976</text:p>
          </table:table-cell>
          <table:table-cell office:value-type="float" office:value="17973" table:style-name="ce44">
            <text:p>17,9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六龜區</text:p>
          </table:table-cell>
          <table:table-cell office:value-type="float" office:value="5441" table:style-name="ce44">
            <text:p>5,441</text:p>
          </table:table-cell>
          <table:table-cell office:value-type="float" office:value="12135" table:style-name="ce45">
            <text:p>12,135</text:p>
          </table:table-cell>
          <table:table-cell office:value-type="float" office:value="6541" table:style-name="ce44">
            <text:p>6,541</text:p>
          </table:table-cell>
          <table:table-cell office:value-type="float" office:value="5594" table:style-name="ce44">
            <text:p>5,59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甲仙區</text:p>
          </table:table-cell>
          <table:table-cell office:value-type="float" office:value="2296" table:style-name="ce44">
            <text:p>2,296</text:p>
          </table:table-cell>
          <table:table-cell office:value-type="float" office:value="5788" table:style-name="ce45">
            <text:p>5,788</text:p>
          </table:table-cell>
          <table:table-cell office:value-type="float" office:value="3053" table:style-name="ce44">
            <text:p>3,053</text:p>
          </table:table-cell>
          <table:table-cell office:value-type="float" office:value="2735" table:style-name="ce44">
            <text:p>2,735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杉林區</text:p>
          </table:table-cell>
          <table:table-cell office:value-type="float" office:value="4750" table:style-name="ce44">
            <text:p>4,750</text:p>
          </table:table-cell>
          <table:table-cell office:value-type="float" office:value="11288" table:style-name="ce45">
            <text:p>11,288</text:p>
          </table:table-cell>
          <table:table-cell office:value-type="float" office:value="6163" table:style-name="ce44">
            <text:p>6,163</text:p>
          </table:table-cell>
          <table:table-cell office:value-type="float" office:value="5125" table:style-name="ce44">
            <text:p>5,125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內門區</text:p>
          </table:table-cell>
          <table:table-cell office:value-type="float" office:value="5116" table:style-name="ce44">
            <text:p>5,116</text:p>
          </table:table-cell>
          <table:table-cell office:value-type="float" office:value="13770" table:style-name="ce45">
            <text:p>13,770</text:p>
          </table:table-cell>
          <table:table-cell office:value-type="float" office:value="7451" table:style-name="ce44">
            <text:p>7,451</text:p>
          </table:table-cell>
          <table:table-cell office:value-type="float" office:value="6319" table:style-name="ce44">
            <text:p>6,319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※茂林區</text:p>
          </table:table-cell>
          <table:table-cell office:value-type="float" office:value="615" table:style-name="ce44">
            <text:p>615</text:p>
          </table:table-cell>
          <table:table-cell office:value-type="float" office:value="1874" table:style-name="ce45">
            <text:p>1,874</text:p>
          </table:table-cell>
          <table:table-cell office:value-type="float" office:value="935" table:style-name="ce44">
            <text:p>935</text:p>
          </table:table-cell>
          <table:table-cell office:value-type="float" office:value="939" table:style-name="ce44">
            <text:p>939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※桃源區</text:p>
          </table:table-cell>
          <table:table-cell office:value-type="float" office:value="1357" table:style-name="ce44">
            <text:p>1,357</text:p>
          </table:table-cell>
          <table:table-cell office:value-type="float" office:value="4193" table:style-name="ce45">
            <text:p>4,193</text:p>
          </table:table-cell>
          <table:table-cell office:value-type="float" office:value="2205" table:style-name="ce44">
            <text:p>2,205</text:p>
          </table:table-cell>
          <table:table-cell office:value-type="float" office:value="1988" table:style-name="ce44">
            <text:p>1,988</text:p>
          </table:table-cell>
          <table:table-cell table:number-columns-repeated="16379"/>
        </table:table-row>
        <table:table-row table:style-name="ro9">
          <table:table-cell office:value-type="string" table:style-name="ce61">
            <text:p>※那瑪夏區</text:p>
          </table:table-cell>
          <table:table-cell office:value-type="float" office:value="866" table:style-name="ce49">
            <text:p>866</text:p>
          </table:table-cell>
          <table:table-cell office:value-type="float" office:value="3143" table:style-name="ce50">
            <text:p>3,143</text:p>
          </table:table-cell>
          <table:table-cell office:value-type="float" office:value="1620" table:style-name="ce49">
            <text:p>1,620</text:p>
          </table:table-cell>
          <table:table-cell office:value-type="float" office:value="1523" table:style-name="ce49">
            <text:p>1,523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 table:style-name="ce24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79"/>
        </table:table-row>
        <table:table-row table:style-name="ro4">
          <table:table-cell office:value-type="string" table:style-name="ce56">
            <text:p>宜蘭縣</text:p>
          </table:table-cell>
          <table:table-cell office:value-type="float" office:value="174178" table:style-name="ce57">
            <text:p>174,178</text:p>
          </table:table-cell>
          <table:table-cell office:value-type="float" office:value="450692" table:style-name="ce41">
            <text:p>450,692</text:p>
          </table:table-cell>
          <table:table-cell office:value-type="float" office:value="226986" table:style-name="ce41">
            <text:p>226,986</text:p>
          </table:table-cell>
          <table:table-cell office:value-type="float" office:value="223706" table:style-name="ce58">
            <text:p>223,70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宜蘭市</text:p>
          </table:table-cell>
          <table:table-cell office:value-type="float" office:value="37447" table:style-name="ce59">
            <text:p>37,447</text:p>
          </table:table-cell>
          <table:table-cell office:value-type="float" office:value="94869" table:style-name="ce45">
            <text:p>94,869</text:p>
          </table:table-cell>
          <table:table-cell office:value-type="float" office:value="46123" table:style-name="ce45">
            <text:p>46,123</text:p>
          </table:table-cell>
          <table:table-cell office:value-type="float" office:value="48746" table:style-name="ce60">
            <text:p>48,74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羅東鎮</text:p>
          </table:table-cell>
          <table:table-cell office:value-type="float" office:value="26749" table:style-name="ce59">
            <text:p>26,749</text:p>
          </table:table-cell>
          <table:table-cell office:value-type="float" office:value="70732" table:style-name="ce45">
            <text:p>70,732</text:p>
          </table:table-cell>
          <table:table-cell office:value-type="float" office:value="33389" table:style-name="ce45">
            <text:p>33,389</text:p>
          </table:table-cell>
          <table:table-cell office:value-type="float" office:value="37343" table:style-name="ce60">
            <text:p>37,34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蘇澳鎮</text:p>
          </table:table-cell>
          <table:table-cell office:value-type="float" office:value="14437" table:style-name="ce59">
            <text:p>14,437</text:p>
          </table:table-cell>
          <table:table-cell office:value-type="float" office:value="38272" table:style-name="ce45">
            <text:p>38,272</text:p>
          </table:table-cell>
          <table:table-cell office:value-type="float" office:value="19463" table:style-name="ce45">
            <text:p>19,463</text:p>
          </table:table-cell>
          <table:table-cell office:value-type="float" office:value="18809" table:style-name="ce60">
            <text:p>18,8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頭城鎮</text:p>
          </table:table-cell>
          <table:table-cell office:value-type="float" office:value="10492" table:style-name="ce59">
            <text:p>10,492</text:p>
          </table:table-cell>
          <table:table-cell office:value-type="float" office:value="28544" table:style-name="ce45">
            <text:p>28,544</text:p>
          </table:table-cell>
          <table:table-cell office:value-type="float" office:value="14697" table:style-name="ce45">
            <text:p>14,697</text:p>
          </table:table-cell>
          <table:table-cell office:value-type="float" office:value="13847" table:style-name="ce60">
            <text:p>13,84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礁溪鄉</text:p>
          </table:table-cell>
          <table:table-cell office:value-type="float" office:value="14535" table:style-name="ce59">
            <text:p>14,535</text:p>
          </table:table-cell>
          <table:table-cell office:value-type="float" office:value="35057" table:style-name="ce45">
            <text:p>35,057</text:p>
          </table:table-cell>
          <table:table-cell office:value-type="float" office:value="18157" table:style-name="ce45">
            <text:p>18,157</text:p>
          </table:table-cell>
          <table:table-cell office:value-type="float" office:value="16900" table:style-name="ce60">
            <text:p>16,90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壯圍鄉</text:p>
          </table:table-cell>
          <table:table-cell office:value-type="float" office:value="9278" table:style-name="ce59">
            <text:p>9,278</text:p>
          </table:table-cell>
          <table:table-cell office:value-type="float" office:value="24391" table:style-name="ce45">
            <text:p>24,391</text:p>
          </table:table-cell>
          <table:table-cell office:value-type="float" office:value="12786" table:style-name="ce45">
            <text:p>12,786</text:p>
          </table:table-cell>
          <table:table-cell office:value-type="float" office:value="11605" table:style-name="ce60">
            <text:p>11,6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員山鄉</text:p>
          </table:table-cell>
          <table:table-cell office:value-type="float" office:value="12142" table:style-name="ce59">
            <text:p>12,142</text:p>
          </table:table-cell>
          <table:table-cell office:value-type="float" office:value="32056" table:style-name="ce45">
            <text:p>32,056</text:p>
          </table:table-cell>
          <table:table-cell office:value-type="float" office:value="16895" table:style-name="ce45">
            <text:p>16,895</text:p>
          </table:table-cell>
          <table:table-cell office:value-type="float" office:value="15161" table:style-name="ce60">
            <text:p>15,16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冬山鄉</text:p>
          </table:table-cell>
          <table:table-cell office:value-type="float" office:value="20076" table:style-name="ce59">
            <text:p>20,076</text:p>
          </table:table-cell>
          <table:table-cell office:value-type="float" office:value="52928" table:style-name="ce45">
            <text:p>52,928</text:p>
          </table:table-cell>
          <table:table-cell office:value-type="float" office:value="26909" table:style-name="ce45">
            <text:p>26,909</text:p>
          </table:table-cell>
          <table:table-cell office:value-type="float" office:value="26019" table:style-name="ce60">
            <text:p>26,01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五結鄉</text:p>
          </table:table-cell>
          <table:table-cell office:value-type="float" office:value="15985" table:style-name="ce59">
            <text:p>15,985</text:p>
          </table:table-cell>
          <table:table-cell office:value-type="float" office:value="40539" table:style-name="ce45">
            <text:p>40,539</text:p>
          </table:table-cell>
          <table:table-cell office:value-type="float" office:value="20742" table:style-name="ce45">
            <text:p>20,742</text:p>
          </table:table-cell>
          <table:table-cell office:value-type="float" office:value="19797" table:style-name="ce60">
            <text:p>19,79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星鄉</text:p>
          </table:table-cell>
          <table:table-cell office:value-type="float" office:value="9002" table:style-name="ce59">
            <text:p>9,002</text:p>
          </table:table-cell>
          <table:table-cell office:value-type="float" office:value="21206" table:style-name="ce45">
            <text:p>21,206</text:p>
          </table:table-cell>
          <table:table-cell office:value-type="float" office:value="11442" table:style-name="ce45">
            <text:p>11,442</text:p>
          </table:table-cell>
          <table:table-cell office:value-type="float" office:value="9764" table:style-name="ce60">
            <text:p>9,76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大同鄉</text:p>
          </table:table-cell>
          <table:table-cell office:value-type="float" office:value="1993" table:style-name="ce59">
            <text:p>1,993</text:p>
          </table:table-cell>
          <table:table-cell office:value-type="float" office:value="6088" table:style-name="ce45">
            <text:p>6,088</text:p>
          </table:table-cell>
          <table:table-cell office:value-type="float" office:value="3269" table:style-name="ce45">
            <text:p>3,269</text:p>
          </table:table-cell>
          <table:table-cell office:value-type="float" office:value="2819" table:style-name="ce60">
            <text:p>2,819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南澳鄉</text:p>
          </table:table-cell>
          <table:table-cell office:value-type="float" office:value="2042" table:style-name="ce62">
            <text:p>2,042</text:p>
          </table:table-cell>
          <table:table-cell office:value-type="float" office:value="6010" table:style-name="ce50">
            <text:p>6,010</text:p>
          </table:table-cell>
          <table:table-cell office:value-type="float" office:value="3114" table:style-name="ce50">
            <text:p>3,114</text:p>
          </table:table-cell>
          <table:table-cell office:value-type="float" office:value="2896" table:style-name="ce63">
            <text:p>2,896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64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81"/>
          <table:table-cell office:value-type="string" table:style-name="ce3">
            <text:p>中華民國110年12月底</text:p>
          </table:table-cell>
          <table:table-cell table:number-columns-repeated="2" table:style-name="ce8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83">
            <text:p>人 <text:s text:c="7"/>口 <text:s text:c="7"/>數</text:p>
          </table:table-cell>
          <table:table-cell table:number-columns-repeated="2" table:style-name="ce8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87">
            <text:p>計</text:p>
          </table:table-cell>
          <table:table-cell office:value-type="string" table:style-name="ce88">
            <text:p>男</text:p>
          </table:table-cell>
          <table:table-cell office:value-type="string" table:style-name="ce8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新竹縣</text:p>
          </table:table-cell>
          <table:table-cell office:value-type="float" office:value="210715" table:style-name="ce57">
            <text:p>210,715</text:p>
          </table:table-cell>
          <table:table-cell office:value-type="float" office:value="575580" table:style-name="ce41">
            <text:p>575,580</text:p>
          </table:table-cell>
          <table:table-cell office:value-type="float" office:value="293751" table:style-name="ce41">
            <text:p>293,751</text:p>
          </table:table-cell>
          <table:table-cell office:value-type="float" office:value="281829" table:style-name="ce58">
            <text:p>281,829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竹北市</text:p>
          </table:table-cell>
          <table:table-cell office:value-type="float" office:value="77342" table:style-name="ce59">
            <text:p>77,342</text:p>
          </table:table-cell>
          <table:table-cell office:value-type="float" office:value="206189" table:style-name="ce45">
            <text:p>206,189</text:p>
          </table:table-cell>
          <table:table-cell office:value-type="float" office:value="102570" table:style-name="ce45">
            <text:p>102,570</text:p>
          </table:table-cell>
          <table:table-cell office:value-type="float" office:value="103619" table:style-name="ce60">
            <text:p>103,619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關西鎮</text:p>
          </table:table-cell>
          <table:table-cell office:value-type="float" office:value="9371" table:style-name="ce59">
            <text:p>9,371</text:p>
          </table:table-cell>
          <table:table-cell office:value-type="float" office:value="27377" table:style-name="ce91">
            <text:p>27,377</text:p>
          </table:table-cell>
          <table:table-cell office:value-type="float" office:value="14708" table:style-name="ce45">
            <text:p>14,708</text:p>
          </table:table-cell>
          <table:table-cell office:value-type="float" office:value="12669" table:style-name="ce60">
            <text:p>12,669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新埔鎮</text:p>
          </table:table-cell>
          <table:table-cell office:value-type="float" office:value="11593" table:style-name="ce59">
            <text:p>11,593</text:p>
          </table:table-cell>
          <table:table-cell office:value-type="float" office:value="32975" table:style-name="ce91">
            <text:p>32,975</text:p>
          </table:table-cell>
          <table:table-cell office:value-type="float" office:value="17593" table:style-name="ce45">
            <text:p>17,593</text:p>
          </table:table-cell>
          <table:table-cell office:value-type="float" office:value="15382" table:style-name="ce60">
            <text:p>15,382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竹東鎮</text:p>
          </table:table-cell>
          <table:table-cell office:value-type="float" office:value="35813" table:style-name="ce59">
            <text:p>35,813</text:p>
          </table:table-cell>
          <table:table-cell office:value-type="float" office:value="96590" table:style-name="ce91">
            <text:p>96,590</text:p>
          </table:table-cell>
          <table:table-cell office:value-type="float" office:value="48663" table:style-name="ce45">
            <text:p>48,663</text:p>
          </table:table-cell>
          <table:table-cell office:value-type="float" office:value="47927" table:style-name="ce60">
            <text:p>47,927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湖口鄉</text:p>
          </table:table-cell>
          <table:table-cell office:value-type="float" office:value="29388" table:style-name="ce59">
            <text:p>29,388</text:p>
          </table:table-cell>
          <table:table-cell office:value-type="float" office:value="79602" table:style-name="ce91">
            <text:p>79,602</text:p>
          </table:table-cell>
          <table:table-cell office:value-type="float" office:value="40241" table:style-name="ce45">
            <text:p>40,241</text:p>
          </table:table-cell>
          <table:table-cell office:value-type="float" office:value="39361" table:style-name="ce60">
            <text:p>39,36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橫山鄉</text:p>
          </table:table-cell>
          <table:table-cell office:value-type="float" office:value="4389" table:style-name="ce59">
            <text:p>4,389</text:p>
          </table:table-cell>
          <table:table-cell office:value-type="float" office:value="12343" table:style-name="ce91">
            <text:p>12,343</text:p>
          </table:table-cell>
          <table:table-cell office:value-type="float" office:value="6723" table:style-name="ce45">
            <text:p>6,723</text:p>
          </table:table-cell>
          <table:table-cell office:value-type="float" office:value="5620" table:style-name="ce60">
            <text:p>5,620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新豐鄉</text:p>
          </table:table-cell>
          <table:table-cell office:value-type="float" office:value="19878" table:style-name="ce59">
            <text:p>19,878</text:p>
          </table:table-cell>
          <table:table-cell office:value-type="float" office:value="57908" table:style-name="ce91">
            <text:p>57,908</text:p>
          </table:table-cell>
          <table:table-cell office:value-type="float" office:value="29672" table:style-name="ce45">
            <text:p>29,672</text:p>
          </table:table-cell>
          <table:table-cell office:value-type="float" office:value="28236" table:style-name="ce60">
            <text:p>28,23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芎林鄉</text:p>
          </table:table-cell>
          <table:table-cell office:value-type="float" office:value="7033" table:style-name="ce59">
            <text:p>7,033</text:p>
          </table:table-cell>
          <table:table-cell office:value-type="float" office:value="19936" table:style-name="ce91">
            <text:p>19,936</text:p>
          </table:table-cell>
          <table:table-cell office:value-type="float" office:value="10510" table:style-name="ce45">
            <text:p>10,510</text:p>
          </table:table-cell>
          <table:table-cell office:value-type="float" office:value="9426" table:style-name="ce60">
            <text:p>9,42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寶山鄉</text:p>
          </table:table-cell>
          <table:table-cell office:value-type="float" office:value="6007" table:style-name="ce59">
            <text:p>6,007</text:p>
          </table:table-cell>
          <table:table-cell office:value-type="float" office:value="14504" table:style-name="ce91">
            <text:p>14,504</text:p>
          </table:table-cell>
          <table:table-cell office:value-type="float" office:value="7906" table:style-name="ce45">
            <text:p>7,906</text:p>
          </table:table-cell>
          <table:table-cell office:value-type="float" office:value="6598" table:style-name="ce60">
            <text:p>6,598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北埔鄉</text:p>
          </table:table-cell>
          <table:table-cell office:value-type="float" office:value="3110" table:style-name="ce59">
            <text:p>3,110</text:p>
          </table:table-cell>
          <table:table-cell office:value-type="float" office:value="8797" table:style-name="ce91">
            <text:p>8,797</text:p>
          </table:table-cell>
          <table:table-cell office:value-type="float" office:value="4811" table:style-name="ce45">
            <text:p>4,811</text:p>
          </table:table-cell>
          <table:table-cell office:value-type="float" office:value="3986" table:style-name="ce60">
            <text:p>3,98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峨眉鄉</text:p>
          </table:table-cell>
          <table:table-cell office:value-type="float" office:value="2082" table:style-name="ce59">
            <text:p>2,082</text:p>
          </table:table-cell>
          <table:table-cell office:value-type="float" office:value="5309" table:style-name="ce91">
            <text:p>5,309</text:p>
          </table:table-cell>
          <table:table-cell office:value-type="float" office:value="2937" table:style-name="ce45">
            <text:p>2,937</text:p>
          </table:table-cell>
          <table:table-cell office:value-type="float" office:value="2372" table:style-name="ce60">
            <text:p>2,372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尖石鄉</text:p>
          </table:table-cell>
          <table:table-cell office:value-type="float" office:value="2941" table:style-name="ce59">
            <text:p>2,941</text:p>
          </table:table-cell>
          <table:table-cell office:value-type="float" office:value="9577" table:style-name="ce91">
            <text:p>9,577</text:p>
          </table:table-cell>
          <table:table-cell office:value-type="float" office:value="4995" table:style-name="ce45">
            <text:p>4,995</text:p>
          </table:table-cell>
          <table:table-cell office:value-type="float" office:value="4582" table:style-name="ce60">
            <text:p>4,582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※五峰鄉</text:p>
          </table:table-cell>
          <table:table-cell office:value-type="float" office:value="1768" table:style-name="ce62">
            <text:p>1,768</text:p>
          </table:table-cell>
          <table:table-cell office:value-type="float" office:value="4473" table:style-name="ce94">
            <text:p>4,473</text:p>
          </table:table-cell>
          <table:table-cell office:value-type="float" office:value="2422" table:style-name="ce50">
            <text:p>2,422</text:p>
          </table:table-cell>
          <table:table-cell office:value-type="float" office:value="2051" table:style-name="ce63">
            <text:p>2,051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苗栗縣</text:p>
          </table:table-cell>
          <table:table-cell office:value-type="float" office:value="195340" table:style-name="ce57">
            <text:p>195,340</text:p>
          </table:table-cell>
          <table:table-cell office:value-type="float" office:value="538178" table:style-name="ce41">
            <text:p>538,178</text:p>
          </table:table-cell>
          <table:table-cell office:value-type="float" office:value="277429" table:style-name="ce41">
            <text:p>277,429</text:p>
          </table:table-cell>
          <table:table-cell office:value-type="float" office:value="260749" table:style-name="ce58">
            <text:p>260,74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苗栗市</text:p>
          </table:table-cell>
          <table:table-cell office:value-type="float" office:value="32527" table:style-name="ce59">
            <text:p>32,527</text:p>
          </table:table-cell>
          <table:table-cell office:value-type="float" office:value="86939" table:style-name="ce45">
            <text:p>86,939</text:p>
          </table:table-cell>
          <table:table-cell office:value-type="float" office:value="43280" table:style-name="ce45">
            <text:p>43,280</text:p>
          </table:table-cell>
          <table:table-cell office:value-type="float" office:value="43659" table:style-name="ce60">
            <text:p>43,659</text:p>
          </table:table-cell>
          <table:table-cell table:number-columns-repeated="16379"/>
        </table:table-row>
        <table:table-row table:style-name="ro4">
          <table:table-cell office:value-type="string" table:style-name="ce95">
            <text:p>頭份市</text:p>
          </table:table-cell>
          <table:table-cell office:value-type="float" office:value="38071" table:style-name="ce59">
            <text:p>38,071</text:p>
          </table:table-cell>
          <table:table-cell office:value-type="float" office:value="105084" table:style-name="ce45">
            <text:p>105,084</text:p>
          </table:table-cell>
          <table:table-cell office:value-type="float" office:value="52944" table:style-name="ce45">
            <text:p>52,944</text:p>
          </table:table-cell>
          <table:table-cell office:value-type="float" office:value="52140" table:style-name="ce60">
            <text:p>52,140</text:p>
          </table:table-cell>
          <table:table-cell table:number-columns-repeated="16379"/>
        </table:table-row>
        <table:table-row table:style-name="ro4">
          <table:table-cell office:value-type="string" table:style-name="ce95">
            <text:p>苑裡鎮</text:p>
          </table:table-cell>
          <table:table-cell office:value-type="float" office:value="15166" table:style-name="ce59">
            <text:p>15,166</text:p>
          </table:table-cell>
          <table:table-cell office:value-type="float" office:value="44256" table:style-name="ce45">
            <text:p>44,256</text:p>
          </table:table-cell>
          <table:table-cell office:value-type="float" office:value="23105" table:style-name="ce45">
            <text:p>23,105</text:p>
          </table:table-cell>
          <table:table-cell office:value-type="float" office:value="21151" table:style-name="ce60">
            <text:p>21,15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通霄鎮</text:p>
          </table:table-cell>
          <table:table-cell office:value-type="float" office:value="11582" table:style-name="ce59">
            <text:p>11,582</text:p>
          </table:table-cell>
          <table:table-cell office:value-type="float" office:value="32441" table:style-name="ce45">
            <text:p>32,441</text:p>
          </table:table-cell>
          <table:table-cell office:value-type="float" office:value="17179" table:style-name="ce45">
            <text:p>17,179</text:p>
          </table:table-cell>
          <table:table-cell office:value-type="float" office:value="15262" table:style-name="ce60">
            <text:p>15,26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南鎮</text:p>
          </table:table-cell>
          <table:table-cell office:value-type="float" office:value="31844" table:style-name="ce59">
            <text:p>31,844</text:p>
          </table:table-cell>
          <table:table-cell office:value-type="float" office:value="87365" table:style-name="ce45">
            <text:p>87,365</text:p>
          </table:table-cell>
          <table:table-cell office:value-type="float" office:value="44112" table:style-name="ce45">
            <text:p>44,112</text:p>
          </table:table-cell>
          <table:table-cell office:value-type="float" office:value="43253" table:style-name="ce60">
            <text:p>43,25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後龍鎮</text:p>
          </table:table-cell>
          <table:table-cell office:value-type="float" office:value="12125" table:style-name="ce59">
            <text:p>12,125</text:p>
          </table:table-cell>
          <table:table-cell office:value-type="float" office:value="34694" table:style-name="ce45">
            <text:p>34,694</text:p>
          </table:table-cell>
          <table:table-cell office:value-type="float" office:value="18359" table:style-name="ce45">
            <text:p>18,359</text:p>
          </table:table-cell>
          <table:table-cell office:value-type="float" office:value="16335" table:style-name="ce60">
            <text:p>16,33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卓蘭鎮</text:p>
          </table:table-cell>
          <table:table-cell office:value-type="float" office:value="5876" table:style-name="ce59">
            <text:p>5,876</text:p>
          </table:table-cell>
          <table:table-cell office:value-type="float" office:value="15866" table:style-name="ce45">
            <text:p>15,866</text:p>
          </table:table-cell>
          <table:table-cell office:value-type="float" office:value="8289" table:style-name="ce45">
            <text:p>8,289</text:p>
          </table:table-cell>
          <table:table-cell office:value-type="float" office:value="7577" table:style-name="ce60">
            <text:p>7,57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湖鄉</text:p>
          </table:table-cell>
          <table:table-cell office:value-type="float" office:value="5241" table:style-name="ce59">
            <text:p>5,241</text:p>
          </table:table-cell>
          <table:table-cell office:value-type="float" office:value="13530" table:style-name="ce45">
            <text:p>13,530</text:p>
          </table:table-cell>
          <table:table-cell office:value-type="float" office:value="7224" table:style-name="ce45">
            <text:p>7,224</text:p>
          </table:table-cell>
          <table:table-cell office:value-type="float" office:value="6306" table:style-name="ce60">
            <text:p>6,30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公館鄉</text:p>
          </table:table-cell>
          <table:table-cell office:value-type="float" office:value="10858" table:style-name="ce59">
            <text:p>10,858</text:p>
          </table:table-cell>
          <table:table-cell office:value-type="float" office:value="31867" table:style-name="ce45">
            <text:p>31,867</text:p>
          </table:table-cell>
          <table:table-cell office:value-type="float" office:value="16613" table:style-name="ce45">
            <text:p>16,613</text:p>
          </table:table-cell>
          <table:table-cell office:value-type="float" office:value="15254" table:style-name="ce60">
            <text:p>15,25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銅鑼鄉</text:p>
          </table:table-cell>
          <table:table-cell office:value-type="float" office:value="6106" table:style-name="ce59">
            <text:p>6,106</text:p>
          </table:table-cell>
          <table:table-cell office:value-type="float" office:value="16871" table:style-name="ce45">
            <text:p>16,871</text:p>
          </table:table-cell>
          <table:table-cell office:value-type="float" office:value="8945" table:style-name="ce45">
            <text:p>8,945</text:p>
          </table:table-cell>
          <table:table-cell office:value-type="float" office:value="7926" table:style-name="ce60">
            <text:p>7,92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庄鄉</text:p>
          </table:table-cell>
          <table:table-cell office:value-type="float" office:value="3881" table:style-name="ce59">
            <text:p>3,881</text:p>
          </table:table-cell>
          <table:table-cell office:value-type="float" office:value="9328" table:style-name="ce45">
            <text:p>9,328</text:p>
          </table:table-cell>
          <table:table-cell office:value-type="float" office:value="5145" table:style-name="ce45">
            <text:p>5,145</text:p>
          </table:table-cell>
          <table:table-cell office:value-type="float" office:value="4183" table:style-name="ce60">
            <text:p>4,1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頭屋鄉</text:p>
          </table:table-cell>
          <table:table-cell office:value-type="float" office:value="3614" table:style-name="ce59">
            <text:p>3,614</text:p>
          </table:table-cell>
          <table:table-cell office:value-type="float" office:value="10026" table:style-name="ce45">
            <text:p>10,026</text:p>
          </table:table-cell>
          <table:table-cell office:value-type="float" office:value="5321" table:style-name="ce45">
            <text:p>5,321</text:p>
          </table:table-cell>
          <table:table-cell office:value-type="float" office:value="4705" table:style-name="ce60">
            <text:p>4,7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義鄉</text:p>
          </table:table-cell>
          <table:table-cell office:value-type="float" office:value="5639" table:style-name="ce59">
            <text:p>5,639</text:p>
          </table:table-cell>
          <table:table-cell office:value-type="float" office:value="15388" table:style-name="ce45">
            <text:p>15,388</text:p>
          </table:table-cell>
          <table:table-cell office:value-type="float" office:value="8139" table:style-name="ce45">
            <text:p>8,139</text:p>
          </table:table-cell>
          <table:table-cell office:value-type="float" office:value="7249" table:style-name="ce60">
            <text:p>7,24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湖鄉</text:p>
          </table:table-cell>
          <table:table-cell office:value-type="float" office:value="2624" table:style-name="ce59">
            <text:p>2,624</text:p>
          </table:table-cell>
          <table:table-cell office:value-type="float" office:value="6558" table:style-name="ce45">
            <text:p>6,558</text:p>
          </table:table-cell>
          <table:table-cell office:value-type="float" office:value="3682" table:style-name="ce45">
            <text:p>3,682</text:p>
          </table:table-cell>
          <table:table-cell office:value-type="float" office:value="2876" table:style-name="ce60">
            <text:p>2,87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造橋鄉</text:p>
          </table:table-cell>
          <table:table-cell office:value-type="float" office:value="4144" table:style-name="ce59">
            <text:p>4,144</text:p>
          </table:table-cell>
          <table:table-cell office:value-type="float" office:value="11956" table:style-name="ce45">
            <text:p>11,956</text:p>
          </table:table-cell>
          <table:table-cell office:value-type="float" office:value="6347" table:style-name="ce45">
            <text:p>6,347</text:p>
          </table:table-cell>
          <table:table-cell office:value-type="float" office:value="5609" table:style-name="ce60">
            <text:p>5,6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灣鄉</text:p>
          </table:table-cell>
          <table:table-cell office:value-type="float" office:value="2331" table:style-name="ce59">
            <text:p>2,331</text:p>
          </table:table-cell>
          <table:table-cell office:value-type="float" office:value="6201" table:style-name="ce45">
            <text:p>6,201</text:p>
          </table:table-cell>
          <table:table-cell office:value-type="float" office:value="3389" table:style-name="ce45">
            <text:p>3,389</text:p>
          </table:table-cell>
          <table:table-cell office:value-type="float" office:value="2812" table:style-name="ce60">
            <text:p>2,81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獅潭鄉</text:p>
          </table:table-cell>
          <table:table-cell office:value-type="float" office:value="1716" table:style-name="ce59">
            <text:p>1,716</text:p>
          </table:table-cell>
          <table:table-cell office:value-type="float" office:value="4117" table:style-name="ce45">
            <text:p>4,117</text:p>
          </table:table-cell>
          <table:table-cell office:value-type="float" office:value="2287" table:style-name="ce45">
            <text:p>2,287</text:p>
          </table:table-cell>
          <table:table-cell office:value-type="float" office:value="1830" table:style-name="ce60">
            <text:p>1,830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泰安鄉</text:p>
          </table:table-cell>
          <table:table-cell office:value-type="float" office:value="1995" table:style-name="ce62">
            <text:p>1,995</text:p>
          </table:table-cell>
          <table:table-cell office:value-type="float" office:value="5691" table:style-name="ce50">
            <text:p>5,691</text:p>
          </table:table-cell>
          <table:table-cell office:value-type="float" office:value="3069" table:style-name="ce50">
            <text:p>3,069</text:p>
          </table:table-cell>
          <table:table-cell office:value-type="float" office:value="2622" table:style-name="ce63">
            <text:p>2,622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96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6">
            <text:p>彰化縣</text:p>
          </table:table-cell>
          <table:table-cell office:value-type="float" office:value="399199" table:style-name="ce57">
            <text:p>399,199</text:p>
          </table:table-cell>
          <table:table-cell office:value-type="float" office:value="1255330" table:style-name="ce41">
            <text:p>1,255,330</text:p>
          </table:table-cell>
          <table:table-cell office:value-type="float" office:value="637685" table:style-name="ce41">
            <text:p>637,685</text:p>
          </table:table-cell>
          <table:table-cell office:value-type="float" office:value="617645" table:style-name="ce58">
            <text:p>617,64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彰化市</text:p>
          </table:table-cell>
          <table:table-cell office:value-type="float" office:value="78369" table:style-name="ce59">
            <text:p>78,369</text:p>
          </table:table-cell>
          <table:table-cell office:value-type="float" office:value="228470" table:style-name="ce45">
            <text:p>228,470</text:p>
          </table:table-cell>
          <table:table-cell office:value-type="float" office:value="112405" table:style-name="ce45">
            <text:p>112,405</text:p>
          </table:table-cell>
          <table:table-cell office:value-type="float" office:value="116065" table:style-name="ce60">
            <text:p>116,06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5">
            <text:p>員林市</text:p>
          </table:table-cell>
          <table:table-cell office:value-type="float" office:value="41279" table:style-name="ce59">
            <text:p>41,279</text:p>
          </table:table-cell>
          <table:table-cell office:value-type="float" office:value="122757" table:style-name="ce45">
            <text:p>122,757</text:p>
          </table:table-cell>
          <table:table-cell office:value-type="float" office:value="60758" table:style-name="ce45">
            <text:p>60,758</text:p>
          </table:table-cell>
          <table:table-cell office:value-type="float" office:value="61999" table:style-name="ce60">
            <text:p>61,999</text:p>
          </table:table-cell>
          <table:table-cell table:style-name="ce1"/>
          <table:table-cell table:style-name="ce97"/>
          <table:table-cell table:number-columns-repeated="16377"/>
        </table:table-row>
        <table:table-row table:style-name="ro4">
          <table:table-cell office:value-type="string" table:style-name="ce47">
            <text:p>鹿港鎮</text:p>
          </table:table-cell>
          <table:table-cell office:value-type="float" office:value="25412" table:style-name="ce59">
            <text:p>25,412</text:p>
          </table:table-cell>
          <table:table-cell office:value-type="float" office:value="85837" table:style-name="ce45">
            <text:p>85,837</text:p>
          </table:table-cell>
          <table:table-cell office:value-type="float" office:value="43567" table:style-name="ce45">
            <text:p>43,567</text:p>
          </table:table-cell>
          <table:table-cell office:value-type="float" office:value="42270" table:style-name="ce60">
            <text:p>42,27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和美鎮</text:p>
          </table:table-cell>
          <table:table-cell office:value-type="float" office:value="27655" table:style-name="ce59">
            <text:p>27,655</text:p>
          </table:table-cell>
          <table:table-cell office:value-type="float" office:value="89558" table:style-name="ce45">
            <text:p>89,558</text:p>
          </table:table-cell>
          <table:table-cell office:value-type="float" office:value="45502" table:style-name="ce45">
            <text:p>45,502</text:p>
          </table:table-cell>
          <table:table-cell office:value-type="float" office:value="44056" table:style-name="ce60">
            <text:p>44,05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北斗鎮</text:p>
          </table:table-cell>
          <table:table-cell office:value-type="float" office:value="11185" table:style-name="ce59">
            <text:p>11,185</text:p>
          </table:table-cell>
          <table:table-cell office:value-type="float" office:value="33303" table:style-name="ce45">
            <text:p>33,303</text:p>
          </table:table-cell>
          <table:table-cell office:value-type="float" office:value="16717" table:style-name="ce45">
            <text:p>16,717</text:p>
          </table:table-cell>
          <table:table-cell office:value-type="float" office:value="16586" table:style-name="ce60">
            <text:p>16,5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溪湖鎮</text:p>
          </table:table-cell>
          <table:table-cell office:value-type="float" office:value="16819" table:style-name="ce59">
            <text:p>16,819</text:p>
          </table:table-cell>
          <table:table-cell office:value-type="float" office:value="54340" table:style-name="ce45">
            <text:p>54,340</text:p>
          </table:table-cell>
          <table:table-cell office:value-type="float" office:value="27484" table:style-name="ce45">
            <text:p>27,484</text:p>
          </table:table-cell>
          <table:table-cell office:value-type="float" office:value="26856" table:style-name="ce60">
            <text:p>26,85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田中鎮</text:p>
          </table:table-cell>
          <table:table-cell office:value-type="float" office:value="13454" table:style-name="ce59">
            <text:p>13,454</text:p>
          </table:table-cell>
          <table:table-cell office:value-type="float" office:value="40123" table:style-name="ce45">
            <text:p>40,123</text:p>
          </table:table-cell>
          <table:table-cell office:value-type="float" office:value="20570" table:style-name="ce45">
            <text:p>20,570</text:p>
          </table:table-cell>
          <table:table-cell office:value-type="float" office:value="19553" table:style-name="ce60">
            <text:p>19,55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二林鎮</text:p>
          </table:table-cell>
          <table:table-cell office:value-type="float" office:value="15386" table:style-name="ce59">
            <text:p>15,386</text:p>
          </table:table-cell>
          <table:table-cell office:value-type="float" office:value="49082" table:style-name="ce45">
            <text:p>49,082</text:p>
          </table:table-cell>
          <table:table-cell office:value-type="float" office:value="25141" table:style-name="ce45">
            <text:p>25,141</text:p>
          </table:table-cell>
          <table:table-cell office:value-type="float" office:value="23941" table:style-name="ce60">
            <text:p>23,94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線西鄉</text:p>
          </table:table-cell>
          <table:table-cell office:value-type="float" office:value="4583" table:style-name="ce59">
            <text:p>4,583</text:p>
          </table:table-cell>
          <table:table-cell office:value-type="float" office:value="16486" table:style-name="ce45">
            <text:p>16,486</text:p>
          </table:table-cell>
          <table:table-cell office:value-type="float" office:value="8507" table:style-name="ce45">
            <text:p>8,507</text:p>
          </table:table-cell>
          <table:table-cell office:value-type="float" office:value="7979" table:style-name="ce60">
            <text:p>7,97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伸港鄉</text:p>
          </table:table-cell>
          <table:table-cell office:value-type="float" office:value="10714" table:style-name="ce59">
            <text:p>10,714</text:p>
          </table:table-cell>
          <table:table-cell office:value-type="float" office:value="37838" table:style-name="ce45">
            <text:p>37,838</text:p>
          </table:table-cell>
          <table:table-cell office:value-type="float" office:value="19095" table:style-name="ce45">
            <text:p>19,095</text:p>
          </table:table-cell>
          <table:table-cell office:value-type="float" office:value="18743" table:style-name="ce60">
            <text:p>18,74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福興鄉</text:p>
          </table:table-cell>
          <table:table-cell office:value-type="float" office:value="13306" table:style-name="ce59">
            <text:p>13,306</text:p>
          </table:table-cell>
          <table:table-cell office:value-type="float" office:value="45956" table:style-name="ce45">
            <text:p>45,956</text:p>
          </table:table-cell>
          <table:table-cell office:value-type="float" office:value="23945" table:style-name="ce45">
            <text:p>23,945</text:p>
          </table:table-cell>
          <table:table-cell office:value-type="float" office:value="22011" table:style-name="ce60">
            <text:p>22,01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秀水鄉</text:p>
          </table:table-cell>
          <table:table-cell office:value-type="float" office:value="11227" table:style-name="ce59">
            <text:p>11,227</text:p>
          </table:table-cell>
          <table:table-cell office:value-type="float" office:value="38633" table:style-name="ce45">
            <text:p>38,633</text:p>
          </table:table-cell>
          <table:table-cell office:value-type="float" office:value="19897" table:style-name="ce45">
            <text:p>19,897</text:p>
          </table:table-cell>
          <table:table-cell office:value-type="float" office:value="18736" table:style-name="ce60">
            <text:p>18,73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花壇鄉</text:p>
          </table:table-cell>
          <table:table-cell office:value-type="float" office:value="14512" table:style-name="ce59">
            <text:p>14,512</text:p>
          </table:table-cell>
          <table:table-cell office:value-type="float" office:value="44795" table:style-name="ce45">
            <text:p>44,795</text:p>
          </table:table-cell>
          <table:table-cell office:value-type="float" office:value="22957" table:style-name="ce45">
            <text:p>22,957</text:p>
          </table:table-cell>
          <table:table-cell office:value-type="float" office:value="21838" table:style-name="ce60">
            <text:p>21,83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芬園鄉</text:p>
          </table:table-cell>
          <table:table-cell office:value-type="float" office:value="6841" table:style-name="ce59">
            <text:p>6,841</text:p>
          </table:table-cell>
          <table:table-cell office:value-type="float" office:value="22827" table:style-name="ce45">
            <text:p>22,827</text:p>
          </table:table-cell>
          <table:table-cell office:value-type="float" office:value="12032" table:style-name="ce45">
            <text:p>12,032</text:p>
          </table:table-cell>
          <table:table-cell office:value-type="float" office:value="10795" table:style-name="ce60">
            <text:p>10,7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村鄉</text:p>
          </table:table-cell>
          <table:table-cell office:value-type="float" office:value="11949" table:style-name="ce59">
            <text:p>11,949</text:p>
          </table:table-cell>
          <table:table-cell office:value-type="float" office:value="39835" table:style-name="ce45">
            <text:p>39,835</text:p>
          </table:table-cell>
          <table:table-cell office:value-type="float" office:value="20227" table:style-name="ce45">
            <text:p>20,227</text:p>
          </table:table-cell>
          <table:table-cell office:value-type="float" office:value="19608" table:style-name="ce60">
            <text:p>19,60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鹽鄉</text:p>
          </table:table-cell>
          <table:table-cell office:value-type="float" office:value="9352" table:style-name="ce59">
            <text:p>9,352</text:p>
          </table:table-cell>
          <table:table-cell office:value-type="float" office:value="31682" table:style-name="ce45">
            <text:p>31,682</text:p>
          </table:table-cell>
          <table:table-cell office:value-type="float" office:value="16625" table:style-name="ce45">
            <text:p>16,625</text:p>
          </table:table-cell>
          <table:table-cell office:value-type="float" office:value="15057" table:style-name="ce60">
            <text:p>15,0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心鄉</text:p>
          </table:table-cell>
          <table:table-cell office:value-type="float" office:value="11036" table:style-name="ce59">
            <text:p>11,036</text:p>
          </table:table-cell>
          <table:table-cell office:value-type="float" office:value="34037" table:style-name="ce45">
            <text:p>34,037</text:p>
          </table:table-cell>
          <table:table-cell office:value-type="float" office:value="17449" table:style-name="ce45">
            <text:p>17,449</text:p>
          </table:table-cell>
          <table:table-cell office:value-type="float" office:value="16588" table:style-name="ce60">
            <text:p>16,58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永靖鄉</text:p>
          </table:table-cell>
          <table:table-cell office:value-type="float" office:value="11183" table:style-name="ce59">
            <text:p>11,183</text:p>
          </table:table-cell>
          <table:table-cell office:value-type="float" office:value="35879" table:style-name="ce45">
            <text:p>35,879</text:p>
          </table:table-cell>
          <table:table-cell office:value-type="float" office:value="18566" table:style-name="ce45">
            <text:p>18,566</text:p>
          </table:table-cell>
          <table:table-cell office:value-type="float" office:value="17313" table:style-name="ce60">
            <text:p>17,31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社頭鄉</text:p>
          </table:table-cell>
          <table:table-cell office:value-type="float" office:value="13278" table:style-name="ce59">
            <text:p>13,278</text:p>
          </table:table-cell>
          <table:table-cell office:value-type="float" office:value="42026" table:style-name="ce45">
            <text:p>42,026</text:p>
          </table:table-cell>
          <table:table-cell office:value-type="float" office:value="21560" table:style-name="ce45">
            <text:p>21,560</text:p>
          </table:table-cell>
          <table:table-cell office:value-type="float" office:value="20466" table:style-name="ce60">
            <text:p>20,46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二水鄉</text:p>
          </table:table-cell>
          <table:table-cell office:value-type="float" office:value="5293" table:style-name="ce59">
            <text:p>5,293</text:p>
          </table:table-cell>
          <table:table-cell office:value-type="float" office:value="14377" table:style-name="ce45">
            <text:p>14,377</text:p>
          </table:table-cell>
          <table:table-cell office:value-type="float" office:value="7568" table:style-name="ce45">
            <text:p>7,568</text:p>
          </table:table-cell>
          <table:table-cell office:value-type="float" office:value="6809" table:style-name="ce60">
            <text:p>6,8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田尾鄉</text:p>
          </table:table-cell>
          <table:table-cell office:value-type="float" office:value="8215" table:style-name="ce59">
            <text:p>8,215</text:p>
          </table:table-cell>
          <table:table-cell office:value-type="float" office:value="26407" table:style-name="ce45">
            <text:p>26,407</text:p>
          </table:table-cell>
          <table:table-cell office:value-type="float" office:value="13624" table:style-name="ce45">
            <text:p>13,624</text:p>
          </table:table-cell>
          <table:table-cell office:value-type="float" office:value="12783" table:style-name="ce60">
            <text:p>12,7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埤頭鄉</text:p>
          </table:table-cell>
          <table:table-cell office:value-type="float" office:value="9194" table:style-name="ce59">
            <text:p>9,194</text:p>
          </table:table-cell>
          <table:table-cell office:value-type="float" office:value="29706" table:style-name="ce45">
            <text:p>29,706</text:p>
          </table:table-cell>
          <table:table-cell office:value-type="float" office:value="15338" table:style-name="ce45">
            <text:p>15,338</text:p>
          </table:table-cell>
          <table:table-cell office:value-type="float" office:value="14368" table:style-name="ce60">
            <text:p>14,36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芳苑鄉</text:p>
          </table:table-cell>
          <table:table-cell office:value-type="float" office:value="10131" table:style-name="ce59">
            <text:p>10,131</text:p>
          </table:table-cell>
          <table:table-cell office:value-type="float" office:value="32110" table:style-name="ce45">
            <text:p>32,110</text:p>
          </table:table-cell>
          <table:table-cell office:value-type="float" office:value="16950" table:style-name="ce45">
            <text:p>16,950</text:p>
          </table:table-cell>
          <table:table-cell office:value-type="float" office:value="15160" table:style-name="ce60">
            <text:p>15,16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城鄉</text:p>
          </table:table-cell>
          <table:table-cell office:value-type="float" office:value="5144" table:style-name="ce59">
            <text:p>5,144</text:p>
          </table:table-cell>
          <table:table-cell office:value-type="float" office:value="15733" table:style-name="ce45">
            <text:p>15,733</text:p>
          </table:table-cell>
          <table:table-cell office:value-type="float" office:value="8492" table:style-name="ce45">
            <text:p>8,492</text:p>
          </table:table-cell>
          <table:table-cell office:value-type="float" office:value="7241" table:style-name="ce60">
            <text:p>7,24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塘鄉</text:p>
          </table:table-cell>
          <table:table-cell office:value-type="float" office:value="4581" table:style-name="ce59">
            <text:p>4,581</text:p>
          </table:table-cell>
          <table:table-cell office:value-type="float" office:value="14584" table:style-name="ce45">
            <text:p>14,584</text:p>
          </table:table-cell>
          <table:table-cell office:value-type="float" office:value="7629" table:style-name="ce45">
            <text:p>7,629</text:p>
          </table:table-cell>
          <table:table-cell office:value-type="float" office:value="6955" table:style-name="ce60">
            <text:p>6,955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溪州鄉</text:p>
          </table:table-cell>
          <table:table-cell office:value-type="float" office:value="9101" table:style-name="ce62">
            <text:p>9,101</text:p>
          </table:table-cell>
          <table:table-cell office:value-type="float" office:value="28949" table:style-name="ce50">
            <text:p>28,949</text:p>
          </table:table-cell>
          <table:table-cell office:value-type="float" office:value="15080" table:style-name="ce50">
            <text:p>15,080</text:p>
          </table:table-cell>
          <table:table-cell office:value-type="float" office:value="13869" table:style-name="ce63">
            <text:p>13,869</text:p>
          </table:table-cell>
          <table:table-cell table:number-columns-repeated="16379"/>
        </table:table-row>
        <table:table-row table:style-name="ro4">
          <table:table-cell table:style-name="ce30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南投縣</text:p>
          </table:table-cell>
          <table:table-cell office:value-type="float" office:value="179815" table:style-name="ce57">
            <text:p>179,815</text:p>
          </table:table-cell>
          <table:table-cell office:value-type="float" office:value="484897" table:style-name="ce41">
            <text:p>484,897</text:p>
          </table:table-cell>
          <table:table-cell office:value-type="float" office:value="247686" table:style-name="ce41">
            <text:p>247,686</text:p>
          </table:table-cell>
          <table:table-cell office:value-type="float" office:value="237211" table:style-name="ce58">
            <text:p>237,2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投市</text:p>
          </table:table-cell>
          <table:table-cell office:value-type="float" office:value="35653" table:style-name="ce59">
            <text:p>35,653</text:p>
          </table:table-cell>
          <table:table-cell office:value-type="float" office:value="98244" table:style-name="ce45">
            <text:p>98,244</text:p>
          </table:table-cell>
          <table:table-cell office:value-type="float" office:value="49044" table:style-name="ce45">
            <text:p>49,044</text:p>
          </table:table-cell>
          <table:table-cell office:value-type="float" office:value="49200" table:style-name="ce60">
            <text:p>49,20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里鎮</text:p>
          </table:table-cell>
          <table:table-cell office:value-type="float" office:value="29092" table:style-name="ce59">
            <text:p>29,092</text:p>
          </table:table-cell>
          <table:table-cell office:value-type="float" office:value="78107" table:style-name="ce45">
            <text:p>78,107</text:p>
          </table:table-cell>
          <table:table-cell office:value-type="float" office:value="38718" table:style-name="ce45">
            <text:p>38,718</text:p>
          </table:table-cell>
          <table:table-cell office:value-type="float" office:value="39389" table:style-name="ce60">
            <text:p>39,38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草屯鎮</text:p>
          </table:table-cell>
          <table:table-cell office:value-type="float" office:value="34282" table:style-name="ce59">
            <text:p>34,282</text:p>
          </table:table-cell>
          <table:table-cell office:value-type="float" office:value="96923" table:style-name="ce45">
            <text:p>96,923</text:p>
          </table:table-cell>
          <table:table-cell office:value-type="float" office:value="48748" table:style-name="ce45">
            <text:p>48,748</text:p>
          </table:table-cell>
          <table:table-cell office:value-type="float" office:value="48175" table:style-name="ce60">
            <text:p>48,17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山鎮</text:p>
          </table:table-cell>
          <table:table-cell office:value-type="float" office:value="20302" table:style-name="ce59">
            <text:p>20,302</text:p>
          </table:table-cell>
          <table:table-cell office:value-type="float" office:value="52629" table:style-name="ce45">
            <text:p>52,629</text:p>
          </table:table-cell>
          <table:table-cell office:value-type="float" office:value="26854" table:style-name="ce45">
            <text:p>26,854</text:p>
          </table:table-cell>
          <table:table-cell office:value-type="float" office:value="25775" table:style-name="ce60">
            <text:p>25,77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集集鎮</text:p>
          </table:table-cell>
          <table:table-cell office:value-type="float" office:value="4236" table:style-name="ce59">
            <text:p>4,236</text:p>
          </table:table-cell>
          <table:table-cell office:value-type="float" office:value="10227" table:style-name="ce45">
            <text:p>10,227</text:p>
          </table:table-cell>
          <table:table-cell office:value-type="float" office:value="5366" table:style-name="ce45">
            <text:p>5,366</text:p>
          </table:table-cell>
          <table:table-cell office:value-type="float" office:value="4861" table:style-name="ce60">
            <text:p>4,86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名間鄉</text:p>
          </table:table-cell>
          <table:table-cell office:value-type="float" office:value="12635" table:style-name="ce59">
            <text:p>12,635</text:p>
          </table:table-cell>
          <table:table-cell office:value-type="float" office:value="36925" table:style-name="ce45">
            <text:p>36,925</text:p>
          </table:table-cell>
          <table:table-cell office:value-type="float" office:value="19470" table:style-name="ce45">
            <text:p>19,470</text:p>
          </table:table-cell>
          <table:table-cell office:value-type="float" office:value="17455" table:style-name="ce60">
            <text:p>17,45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谷鄉</text:p>
          </table:table-cell>
          <table:table-cell office:value-type="float" office:value="7948" table:style-name="ce59">
            <text:p>7,948</text:p>
          </table:table-cell>
          <table:table-cell office:value-type="float" office:value="16850" table:style-name="ce45">
            <text:p>16,850</text:p>
          </table:table-cell>
          <table:table-cell office:value-type="float" office:value="8996" table:style-name="ce45">
            <text:p>8,996</text:p>
          </table:table-cell>
          <table:table-cell office:value-type="float" office:value="7854" table:style-name="ce60">
            <text:p>7,85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寮鄉</text:p>
          </table:table-cell>
          <table:table-cell office:value-type="float" office:value="5569" table:style-name="ce59">
            <text:p>5,569</text:p>
          </table:table-cell>
          <table:table-cell office:value-type="float" office:value="14013" table:style-name="ce45">
            <text:p>14,013</text:p>
          </table:table-cell>
          <table:table-cell office:value-type="float" office:value="7673" table:style-name="ce45">
            <text:p>7,673</text:p>
          </table:table-cell>
          <table:table-cell office:value-type="float" office:value="6340" table:style-name="ce60">
            <text:p>6,3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魚池鄉</text:p>
          </table:table-cell>
          <table:table-cell office:value-type="float" office:value="5735" table:style-name="ce59">
            <text:p>5,735</text:p>
          </table:table-cell>
          <table:table-cell office:value-type="float" office:value="15162" table:style-name="ce45">
            <text:p>15,162</text:p>
          </table:table-cell>
          <table:table-cell office:value-type="float" office:value="8014" table:style-name="ce45">
            <text:p>8,014</text:p>
          </table:table-cell>
          <table:table-cell office:value-type="float" office:value="7148" table:style-name="ce60">
            <text:p>7,14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國姓鄉</text:p>
          </table:table-cell>
          <table:table-cell office:value-type="float" office:value="7131" table:style-name="ce59">
            <text:p>7,131</text:p>
          </table:table-cell>
          <table:table-cell office:value-type="float" office:value="17557" table:style-name="ce45">
            <text:p>17,557</text:p>
          </table:table-cell>
          <table:table-cell office:value-type="float" office:value="9479" table:style-name="ce45">
            <text:p>9,479</text:p>
          </table:table-cell>
          <table:table-cell office:value-type="float" office:value="8078" table:style-name="ce60">
            <text:p>8,0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水里鄉</text:p>
          </table:table-cell>
          <table:table-cell office:value-type="float" office:value="7076" table:style-name="ce59">
            <text:p>7,076</text:p>
          </table:table-cell>
          <table:table-cell office:value-type="float" office:value="16665" table:style-name="ce45">
            <text:p>16,665</text:p>
          </table:table-cell>
          <table:table-cell office:value-type="float" office:value="8762" table:style-name="ce45">
            <text:p>8,762</text:p>
          </table:table-cell>
          <table:table-cell office:value-type="float" office:value="7903" table:style-name="ce60">
            <text:p>7,90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信義鄉</text:p>
          </table:table-cell>
          <table:table-cell office:value-type="float" office:value="5303" table:style-name="ce59">
            <text:p>5,303</text:p>
          </table:table-cell>
          <table:table-cell office:value-type="float" office:value="15785" table:style-name="ce45">
            <text:p>15,785</text:p>
          </table:table-cell>
          <table:table-cell office:value-type="float" office:value="8439" table:style-name="ce45">
            <text:p>8,439</text:p>
          </table:table-cell>
          <table:table-cell office:value-type="float" office:value="7346" table:style-name="ce60">
            <text:p>7,346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仁愛鄉</text:p>
          </table:table-cell>
          <table:table-cell office:value-type="float" office:value="4853" table:style-name="ce62">
            <text:p>4,853</text:p>
          </table:table-cell>
          <table:table-cell office:value-type="float" office:value="15810" table:style-name="ce50">
            <text:p>15,810</text:p>
          </table:table-cell>
          <table:table-cell office:value-type="float" office:value="8123" table:style-name="ce50">
            <text:p>8,123</text:p>
          </table:table-cell>
          <table:table-cell office:value-type="float" office:value="7687" table:style-name="ce63">
            <text:p>7,68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4779" table:style-name="ce57">
            <text:p>244,779</text:p>
          </table:table-cell>
          <table:table-cell office:value-type="float" office:value="670132" table:style-name="ce41">
            <text:p>670,132</text:p>
          </table:table-cell>
          <table:table-cell office:value-type="float" office:value="346358" table:style-name="ce41">
            <text:p>346,358</text:p>
          </table:table-cell>
          <table:table-cell office:value-type="float" office:value="323774" table:style-name="ce58">
            <text:p>323,77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斗六市</text:p>
          </table:table-cell>
          <table:table-cell office:value-type="float" office:value="39796" table:style-name="ce59">
            <text:p>39,796</text:p>
          </table:table-cell>
          <table:table-cell office:value-type="float" office:value="108100" table:style-name="ce45">
            <text:p>108,100</text:p>
          </table:table-cell>
          <table:table-cell office:value-type="float" office:value="53525" table:style-name="ce45">
            <text:p>53,525</text:p>
          </table:table-cell>
          <table:table-cell office:value-type="float" office:value="54575" table:style-name="ce60">
            <text:p>54,57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斗南鎮</text:p>
          </table:table-cell>
          <table:table-cell office:value-type="float" office:value="16212" table:style-name="ce59">
            <text:p>16,212</text:p>
          </table:table-cell>
          <table:table-cell office:value-type="float" office:value="43584" table:style-name="ce45">
            <text:p>43,584</text:p>
          </table:table-cell>
          <table:table-cell office:value-type="float" office:value="22094" table:style-name="ce45">
            <text:p>22,094</text:p>
          </table:table-cell>
          <table:table-cell office:value-type="float" office:value="21490" table:style-name="ce60">
            <text:p>21,49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虎尾鎮</text:p>
          </table:table-cell>
          <table:table-cell office:value-type="float" office:value="26201" table:style-name="ce59">
            <text:p>26,201</text:p>
          </table:table-cell>
          <table:table-cell office:value-type="float" office:value="70648" table:style-name="ce45">
            <text:p>70,648</text:p>
          </table:table-cell>
          <table:table-cell office:value-type="float" office:value="35629" table:style-name="ce45">
            <text:p>35,629</text:p>
          </table:table-cell>
          <table:table-cell office:value-type="float" office:value="35019" table:style-name="ce60">
            <text:p>35,01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螺鎮</text:p>
          </table:table-cell>
          <table:table-cell office:value-type="float" office:value="15129" table:style-name="ce59">
            <text:p>15,129</text:p>
          </table:table-cell>
          <table:table-cell office:value-type="float" office:value="45029" table:style-name="ce45">
            <text:p>45,029</text:p>
          </table:table-cell>
          <table:table-cell office:value-type="float" office:value="22619" table:style-name="ce45">
            <text:p>22,619</text:p>
          </table:table-cell>
          <table:table-cell office:value-type="float" office:value="22410" table:style-name="ce60">
            <text:p>22,4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土庫鎮</text:p>
          </table:table-cell>
          <table:table-cell office:value-type="float" office:value="9585" table:style-name="ce59">
            <text:p>9,585</text:p>
          </table:table-cell>
          <table:table-cell office:value-type="float" office:value="27938" table:style-name="ce45">
            <text:p>27,938</text:p>
          </table:table-cell>
          <table:table-cell office:value-type="float" office:value="14587" table:style-name="ce45">
            <text:p>14,587</text:p>
          </table:table-cell>
          <table:table-cell office:value-type="float" office:value="13351" table:style-name="ce60">
            <text:p>13,35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北港鎮</text:p>
          </table:table-cell>
          <table:table-cell office:value-type="float" office:value="16103" table:style-name="ce59">
            <text:p>16,103</text:p>
          </table:table-cell>
          <table:table-cell office:value-type="float" office:value="38437" table:style-name="ce45">
            <text:p>38,437</text:p>
          </table:table-cell>
          <table:table-cell office:value-type="float" office:value="19863" table:style-name="ce45">
            <text:p>19,863</text:p>
          </table:table-cell>
          <table:table-cell office:value-type="float" office:value="18574" table:style-name="ce60">
            <text:p>18,57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古坑鄉</text:p>
          </table:table-cell>
          <table:table-cell office:value-type="float" office:value="11312" table:style-name="ce59">
            <text:p>11,312</text:p>
          </table:table-cell>
          <table:table-cell office:value-type="float" office:value="30438" table:style-name="ce45">
            <text:p>30,438</text:p>
          </table:table-cell>
          <table:table-cell office:value-type="float" office:value="16029" table:style-name="ce45">
            <text:p>16,029</text:p>
          </table:table-cell>
          <table:table-cell office:value-type="float" office:value="14409" table:style-name="ce60">
            <text:p>14,4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埤鄉</text:p>
          </table:table-cell>
          <table:table-cell office:value-type="float" office:value="6698" table:style-name="ce59">
            <text:p>6,698</text:p>
          </table:table-cell>
          <table:table-cell office:value-type="float" office:value="18451" table:style-name="ce45">
            <text:p>18,451</text:p>
          </table:table-cell>
          <table:table-cell office:value-type="float" office:value="9776" table:style-name="ce45">
            <text:p>9,776</text:p>
          </table:table-cell>
          <table:table-cell office:value-type="float" office:value="8675" table:style-name="ce60">
            <text:p>8,67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莿桐鄉</text:p>
          </table:table-cell>
          <table:table-cell office:value-type="float" office:value="9462" table:style-name="ce59">
            <text:p>9,462</text:p>
          </table:table-cell>
          <table:table-cell office:value-type="float" office:value="27970" table:style-name="ce45">
            <text:p>27,970</text:p>
          </table:table-cell>
          <table:table-cell office:value-type="float" office:value="14625" table:style-name="ce45">
            <text:p>14,625</text:p>
          </table:table-cell>
          <table:table-cell office:value-type="float" office:value="13345" table:style-name="ce60">
            <text:p>13,34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內鄉</text:p>
          </table:table-cell>
          <table:table-cell office:value-type="float" office:value="6039" table:style-name="ce59">
            <text:p>6,039</text:p>
          </table:table-cell>
          <table:table-cell office:value-type="float" office:value="17131" table:style-name="ce45">
            <text:p>17,131</text:p>
          </table:table-cell>
          <table:table-cell office:value-type="float" office:value="8952" table:style-name="ce45">
            <text:p>8,952</text:p>
          </table:table-cell>
          <table:table-cell office:value-type="float" office:value="8179" table:style-name="ce60">
            <text:p>8,1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二崙鄉</text:p>
          </table:table-cell>
          <table:table-cell office:value-type="float" office:value="8975" table:style-name="ce59">
            <text:p>8,975</text:p>
          </table:table-cell>
          <table:table-cell office:value-type="float" office:value="25660" table:style-name="ce45">
            <text:p>25,660</text:p>
          </table:table-cell>
          <table:table-cell office:value-type="float" office:value="13717" table:style-name="ce45">
            <text:p>13,717</text:p>
          </table:table-cell>
          <table:table-cell office:value-type="float" office:value="11943" table:style-name="ce60">
            <text:p>11,94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崙背鄉</text:p>
          </table:table-cell>
          <table:table-cell office:value-type="float" office:value="8660" table:style-name="ce59">
            <text:p>8,660</text:p>
          </table:table-cell>
          <table:table-cell office:value-type="float" office:value="23584" table:style-name="ce45">
            <text:p>23,584</text:p>
          </table:table-cell>
          <table:table-cell office:value-type="float" office:value="12422" table:style-name="ce45">
            <text:p>12,422</text:p>
          </table:table-cell>
          <table:table-cell office:value-type="float" office:value="11162" table:style-name="ce60">
            <text:p>11,16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麥寮鄉</text:p>
          </table:table-cell>
          <table:table-cell office:value-type="float" office:value="15320" table:style-name="ce59">
            <text:p>15,320</text:p>
          </table:table-cell>
          <table:table-cell office:value-type="float" office:value="48695" table:style-name="ce45">
            <text:p>48,695</text:p>
          </table:table-cell>
          <table:table-cell office:value-type="float" office:value="24160" table:style-name="ce45">
            <text:p>24,160</text:p>
          </table:table-cell>
          <table:table-cell office:value-type="float" office:value="24535" table:style-name="ce60">
            <text:p>24,53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勢鄉</text:p>
          </table:table-cell>
          <table:table-cell office:value-type="float" office:value="5745" table:style-name="ce59">
            <text:p>5,745</text:p>
          </table:table-cell>
          <table:table-cell office:value-type="float" office:value="13849" table:style-name="ce45">
            <text:p>13,849</text:p>
          </table:table-cell>
          <table:table-cell office:value-type="float" office:value="7663" table:style-name="ce45">
            <text:p>7,663</text:p>
          </table:table-cell>
          <table:table-cell office:value-type="float" office:value="6186" table:style-name="ce60">
            <text:p>6,18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褒忠鄉</text:p>
          </table:table-cell>
          <table:table-cell office:value-type="float" office:value="4436" table:style-name="ce59">
            <text:p>4,436</text:p>
          </table:table-cell>
          <table:table-cell office:value-type="float" office:value="12279" table:style-name="ce45">
            <text:p>12,279</text:p>
          </table:table-cell>
          <table:table-cell office:value-type="float" office:value="6591" table:style-name="ce45">
            <text:p>6,591</text:p>
          </table:table-cell>
          <table:table-cell office:value-type="float" office:value="5688" table:style-name="ce60">
            <text:p>5,68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臺西鄉</text:p>
          </table:table-cell>
          <table:table-cell office:value-type="float" office:value="8491" table:style-name="ce59">
            <text:p>8,491</text:p>
          </table:table-cell>
          <table:table-cell office:value-type="float" office:value="22558" table:style-name="ce45">
            <text:p>22,558</text:p>
          </table:table-cell>
          <table:table-cell office:value-type="float" office:value="12085" table:style-name="ce45">
            <text:p>12,085</text:p>
          </table:table-cell>
          <table:table-cell office:value-type="float" office:value="10473" table:style-name="ce60">
            <text:p>10,4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元長鄉</text:p>
          </table:table-cell>
          <table:table-cell office:value-type="float" office:value="9094" table:style-name="ce59">
            <text:p>9,094</text:p>
          </table:table-cell>
          <table:table-cell office:value-type="float" office:value="24177" table:style-name="ce45">
            <text:p>24,177</text:p>
          </table:table-cell>
          <table:table-cell office:value-type="float" office:value="13235" table:style-name="ce45">
            <text:p>13,235</text:p>
          </table:table-cell>
          <table:table-cell office:value-type="float" office:value="10942" table:style-name="ce60">
            <text:p>10,94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四湖鄉</text:p>
          </table:table-cell>
          <table:table-cell office:value-type="float" office:value="8612" table:style-name="ce59">
            <text:p>8,612</text:p>
          </table:table-cell>
          <table:table-cell office:value-type="float" office:value="21891" table:style-name="ce45">
            <text:p>21,891</text:p>
          </table:table-cell>
          <table:table-cell office:value-type="float" office:value="11950" table:style-name="ce45">
            <text:p>11,950</text:p>
          </table:table-cell>
          <table:table-cell office:value-type="float" office:value="9941" table:style-name="ce60">
            <text:p>9,94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口湖鄉</text:p>
          </table:table-cell>
          <table:table-cell office:value-type="float" office:value="9327" table:style-name="ce59">
            <text:p>9,327</text:p>
          </table:table-cell>
          <table:table-cell office:value-type="float" office:value="25976" table:style-name="ce45">
            <text:p>25,976</text:p>
          </table:table-cell>
          <table:table-cell office:value-type="float" office:value="13849" table:style-name="ce45">
            <text:p>13,849</text:p>
          </table:table-cell>
          <table:table-cell office:value-type="float" office:value="12127" table:style-name="ce60">
            <text:p>12,127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水林鄉</text:p>
          </table:table-cell>
          <table:table-cell office:value-type="float" office:value="9582" table:style-name="ce62">
            <text:p>9,582</text:p>
          </table:table-cell>
          <table:table-cell office:value-type="float" office:value="23737" table:style-name="ce50">
            <text:p>23,737</text:p>
          </table:table-cell>
          <table:table-cell office:value-type="float" office:value="12987" table:style-name="ce50">
            <text:p>12,987</text:p>
          </table:table-cell>
          <table:table-cell office:value-type="float" office:value="10750" table:style-name="ce63">
            <text:p>10,750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嘉義縣</text:p>
          </table:table-cell>
          <table:table-cell office:value-type="float" office:value="185112" table:style-name="ce57">
            <text:p>185,112</text:p>
          </table:table-cell>
          <table:table-cell office:value-type="float" office:value="493316" table:style-name="ce41">
            <text:p>493,316</text:p>
          </table:table-cell>
          <table:table-cell office:value-type="float" office:value="255863" table:style-name="ce41">
            <text:p>255,863</text:p>
          </table:table-cell>
          <table:table-cell office:value-type="float" office:value="237453" table:style-name="ce58">
            <text:p>237,45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太保市</text:p>
          </table:table-cell>
          <table:table-cell office:value-type="float" office:value="13845" table:style-name="ce59">
            <text:p>13,845</text:p>
          </table:table-cell>
          <table:table-cell office:value-type="float" office:value="38571" table:style-name="ce45">
            <text:p>38,571</text:p>
          </table:table-cell>
          <table:table-cell office:value-type="float" office:value="19598" table:style-name="ce45">
            <text:p>19,598</text:p>
          </table:table-cell>
          <table:table-cell office:value-type="float" office:value="18973" table:style-name="ce60">
            <text:p>18,9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朴子市</text:p>
          </table:table-cell>
          <table:table-cell office:value-type="float" office:value="15939" table:style-name="ce59">
            <text:p>15,939</text:p>
          </table:table-cell>
          <table:table-cell office:value-type="float" office:value="41256" table:style-name="ce45">
            <text:p>41,256</text:p>
          </table:table-cell>
          <table:table-cell office:value-type="float" office:value="20796" table:style-name="ce45">
            <text:p>20,796</text:p>
          </table:table-cell>
          <table:table-cell office:value-type="float" office:value="20460" table:style-name="ce60">
            <text:p>20,46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布袋鎮</text:p>
          </table:table-cell>
          <table:table-cell office:value-type="float" office:value="9772" table:style-name="ce59">
            <text:p>9,772</text:p>
          </table:table-cell>
          <table:table-cell office:value-type="float" office:value="25521" table:style-name="ce45">
            <text:p>25,521</text:p>
          </table:table-cell>
          <table:table-cell office:value-type="float" office:value="12979" table:style-name="ce45">
            <text:p>12,979</text:p>
          </table:table-cell>
          <table:table-cell office:value-type="float" office:value="12542" table:style-name="ce60">
            <text:p>12,54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林鎮</text:p>
          </table:table-cell>
          <table:table-cell office:value-type="float" office:value="11481" table:style-name="ce59">
            <text:p>11,481</text:p>
          </table:table-cell>
          <table:table-cell office:value-type="float" office:value="30068" table:style-name="ce45">
            <text:p>30,068</text:p>
          </table:table-cell>
          <table:table-cell office:value-type="float" office:value="15294" table:style-name="ce45">
            <text:p>15,294</text:p>
          </table:table-cell>
          <table:table-cell office:value-type="float" office:value="14774" table:style-name="ce60">
            <text:p>14,77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民雄鄉</text:p>
          </table:table-cell>
          <table:table-cell office:value-type="float" office:value="25940" table:style-name="ce59">
            <text:p>25,940</text:p>
          </table:table-cell>
          <table:table-cell office:value-type="float" office:value="70675" table:style-name="ce45">
            <text:p>70,675</text:p>
          </table:table-cell>
          <table:table-cell office:value-type="float" office:value="36066" table:style-name="ce45">
            <text:p>36,066</text:p>
          </table:table-cell>
          <table:table-cell office:value-type="float" office:value="34609" table:style-name="ce60">
            <text:p>34,6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溪口鄉</text:p>
          </table:table-cell>
          <table:table-cell office:value-type="float" office:value="5278" table:style-name="ce59">
            <text:p>5,278</text:p>
          </table:table-cell>
          <table:table-cell office:value-type="float" office:value="13761" table:style-name="ce45">
            <text:p>13,761</text:p>
          </table:table-cell>
          <table:table-cell office:value-type="float" office:value="7363" table:style-name="ce45">
            <text:p>7,363</text:p>
          </table:table-cell>
          <table:table-cell office:value-type="float" office:value="6398" table:style-name="ce60">
            <text:p>6,39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港鄉</text:p>
          </table:table-cell>
          <table:table-cell office:value-type="float" office:value="10861" table:style-name="ce59">
            <text:p>10,861</text:p>
          </table:table-cell>
          <table:table-cell office:value-type="float" office:value="30705" table:style-name="ce45">
            <text:p>30,705</text:p>
          </table:table-cell>
          <table:table-cell office:value-type="float" office:value="16212" table:style-name="ce45">
            <text:p>16,212</text:p>
          </table:table-cell>
          <table:table-cell office:value-type="float" office:value="14493" table:style-name="ce60">
            <text:p>14,49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六腳鄉</text:p>
          </table:table-cell>
          <table:table-cell office:value-type="float" office:value="8722" table:style-name="ce59">
            <text:p>8,722</text:p>
          </table:table-cell>
          <table:table-cell office:value-type="float" office:value="21774" table:style-name="ce45">
            <text:p>21,774</text:p>
          </table:table-cell>
          <table:table-cell office:value-type="float" office:value="11564" table:style-name="ce45">
            <text:p>11,564</text:p>
          </table:table-cell>
          <table:table-cell office:value-type="float" office:value="10210" table:style-name="ce60">
            <text:p>10,2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石鄉</text:p>
          </table:table-cell>
          <table:table-cell office:value-type="float" office:value="9059" table:style-name="ce59">
            <text:p>9,059</text:p>
          </table:table-cell>
          <table:table-cell office:value-type="float" office:value="23464" table:style-name="ce45">
            <text:p>23,464</text:p>
          </table:table-cell>
          <table:table-cell office:value-type="float" office:value="12419" table:style-name="ce45">
            <text:p>12,419</text:p>
          </table:table-cell>
          <table:table-cell office:value-type="float" office:value="11045" table:style-name="ce60">
            <text:p>11,04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義竹鄉</text:p>
          </table:table-cell>
          <table:table-cell office:value-type="float" office:value="7200" table:style-name="ce59">
            <text:p>7,200</text:p>
          </table:table-cell>
          <table:table-cell office:value-type="float" office:value="17232" table:style-name="ce45">
            <text:p>17,232</text:p>
          </table:table-cell>
          <table:table-cell office:value-type="float" office:value="8995" table:style-name="ce45">
            <text:p>8,995</text:p>
          </table:table-cell>
          <table:table-cell office:value-type="float" office:value="8237" table:style-name="ce60">
            <text:p>8,23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草鄉</text:p>
          </table:table-cell>
          <table:table-cell office:value-type="float" office:value="5710" table:style-name="ce59">
            <text:p>5,710</text:p>
          </table:table-cell>
          <table:table-cell office:value-type="float" office:value="14658" table:style-name="ce45">
            <text:p>14,658</text:p>
          </table:table-cell>
          <table:table-cell office:value-type="float" office:value="7876" table:style-name="ce45">
            <text:p>7,876</text:p>
          </table:table-cell>
          <table:table-cell office:value-type="float" office:value="6782" table:style-name="ce60">
            <text:p>6,7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水上鄉</text:p>
          </table:table-cell>
          <table:table-cell office:value-type="float" office:value="18636" table:style-name="ce59">
            <text:p>18,636</text:p>
          </table:table-cell>
          <table:table-cell office:value-type="float" office:value="48529" table:style-name="ce45">
            <text:p>48,529</text:p>
          </table:table-cell>
          <table:table-cell office:value-type="float" office:value="25075" table:style-name="ce45">
            <text:p>25,075</text:p>
          </table:table-cell>
          <table:table-cell office:value-type="float" office:value="23454" table:style-name="ce60">
            <text:p>23,45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埔鄉</text:p>
          </table:table-cell>
          <table:table-cell office:value-type="float" office:value="16174" table:style-name="ce59">
            <text:p>16,174</text:p>
          </table:table-cell>
          <table:table-cell office:value-type="float" office:value="43602" table:style-name="ce45">
            <text:p>43,602</text:p>
          </table:table-cell>
          <table:table-cell office:value-type="float" office:value="22617" table:style-name="ce45">
            <text:p>22,617</text:p>
          </table:table-cell>
          <table:table-cell office:value-type="float" office:value="20985" table:style-name="ce60">
            <text:p>20,98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崎鄉</text:p>
          </table:table-cell>
          <table:table-cell office:value-type="float" office:value="11708" table:style-name="ce59">
            <text:p>11,708</text:p>
          </table:table-cell>
          <table:table-cell office:value-type="float" office:value="34190" table:style-name="ce45">
            <text:p>34,190</text:p>
          </table:table-cell>
          <table:table-cell office:value-type="float" office:value="18208" table:style-name="ce45">
            <text:p>18,208</text:p>
          </table:table-cell>
          <table:table-cell office:value-type="float" office:value="15982" table:style-name="ce60">
            <text:p>15,9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梅山鄉</text:p>
          </table:table-cell>
          <table:table-cell office:value-type="float" office:value="6740" table:style-name="ce59">
            <text:p>6,740</text:p>
          </table:table-cell>
          <table:table-cell office:value-type="float" office:value="18324" table:style-name="ce45">
            <text:p>18,324</text:p>
          </table:table-cell>
          <table:table-cell office:value-type="float" office:value="9740" table:style-name="ce45">
            <text:p>9,740</text:p>
          </table:table-cell>
          <table:table-cell office:value-type="float" office:value="8584" table:style-name="ce60">
            <text:p>8,5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番路鄉</text:p>
          </table:table-cell>
          <table:table-cell office:value-type="float" office:value="4233" table:style-name="ce59">
            <text:p>4,233</text:p>
          </table:table-cell>
          <table:table-cell office:value-type="float" office:value="11033" table:style-name="ce45">
            <text:p>11,033</text:p>
          </table:table-cell>
          <table:table-cell office:value-type="float" office:value="5917" table:style-name="ce45">
            <text:p>5,917</text:p>
          </table:table-cell>
          <table:table-cell office:value-type="float" office:value="5116" table:style-name="ce60">
            <text:p>5,1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埔鄉</text:p>
          </table:table-cell>
          <table:table-cell office:value-type="float" office:value="1931" table:style-name="ce59">
            <text:p>1,931</text:p>
          </table:table-cell>
          <table:table-cell office:value-type="float" office:value="4533" table:style-name="ce45">
            <text:p>4,533</text:p>
          </table:table-cell>
          <table:table-cell office:value-type="float" office:value="2305" table:style-name="ce45">
            <text:p>2,305</text:p>
          </table:table-cell>
          <table:table-cell office:value-type="float" office:value="2228" table:style-name="ce60">
            <text:p>2,228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阿里山鄉</text:p>
          </table:table-cell>
          <table:table-cell office:value-type="float" office:value="1883" table:style-name="ce62">
            <text:p>1,883</text:p>
          </table:table-cell>
          <table:table-cell office:value-type="float" office:value="5420" table:style-name="ce50">
            <text:p>5,420</text:p>
          </table:table-cell>
          <table:table-cell office:value-type="float" office:value="2839" table:style-name="ce50">
            <text:p>2,839</text:p>
          </table:table-cell>
          <table:table-cell office:value-type="float" office:value="2581" table:style-name="ce63">
            <text:p>2,581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3260" table:style-name="ce57">
            <text:p>293,260</text:p>
          </table:table-cell>
          <table:table-cell office:value-type="float" office:value="804440" table:style-name="ce41">
            <text:p>804,440</text:p>
          </table:table-cell>
          <table:table-cell office:value-type="float" office:value="409572" table:style-name="ce41">
            <text:p>409,572</text:p>
          </table:table-cell>
          <table:table-cell office:value-type="float" office:value="394868" table:style-name="ce58">
            <text:p>394,86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屏東市</text:p>
          </table:table-cell>
          <table:table-cell office:value-type="float" office:value="75440" table:style-name="ce59">
            <text:p>75,440</text:p>
          </table:table-cell>
          <table:table-cell office:value-type="float" office:value="195862" table:style-name="ce45">
            <text:p>195,862</text:p>
          </table:table-cell>
          <table:table-cell office:value-type="float" office:value="96446" table:style-name="ce45">
            <text:p>96,446</text:p>
          </table:table-cell>
          <table:table-cell office:value-type="float" office:value="99416" table:style-name="ce60">
            <text:p>99,4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潮州鎮</text:p>
          </table:table-cell>
          <table:table-cell office:value-type="float" office:value="20374" table:style-name="ce59">
            <text:p>20,374</text:p>
          </table:table-cell>
          <table:table-cell office:value-type="float" office:value="53546" table:style-name="ce45">
            <text:p>53,546</text:p>
          </table:table-cell>
          <table:table-cell office:value-type="float" office:value="26577" table:style-name="ce45">
            <text:p>26,577</text:p>
          </table:table-cell>
          <table:table-cell office:value-type="float" office:value="26969" table:style-name="ce60">
            <text:p>26,96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港鎮</text:p>
          </table:table-cell>
          <table:table-cell office:value-type="float" office:value="17273" table:style-name="ce59">
            <text:p>17,273</text:p>
          </table:table-cell>
          <table:table-cell office:value-type="float" office:value="46268" table:style-name="ce45">
            <text:p>46,268</text:p>
          </table:table-cell>
          <table:table-cell office:value-type="float" office:value="23305" table:style-name="ce45">
            <text:p>23,305</text:p>
          </table:table-cell>
          <table:table-cell office:value-type="float" office:value="22963" table:style-name="ce60">
            <text:p>22,9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恆春鎮</text:p>
          </table:table-cell>
          <table:table-cell office:value-type="float" office:value="11943" table:style-name="ce59">
            <text:p>11,943</text:p>
          </table:table-cell>
          <table:table-cell office:value-type="float" office:value="30089" table:style-name="ce45">
            <text:p>30,089</text:p>
          </table:table-cell>
          <table:table-cell office:value-type="float" office:value="15396" table:style-name="ce45">
            <text:p>15,396</text:p>
          </table:table-cell>
          <table:table-cell office:value-type="float" office:value="14693" table:style-name="ce60">
            <text:p>14,69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丹鄉</text:p>
          </table:table-cell>
          <table:table-cell office:value-type="float" office:value="15692" table:style-name="ce59">
            <text:p>15,692</text:p>
          </table:table-cell>
          <table:table-cell office:value-type="float" office:value="49696" table:style-name="ce45">
            <text:p>49,696</text:p>
          </table:table-cell>
          <table:table-cell office:value-type="float" office:value="25756" table:style-name="ce45">
            <text:p>25,756</text:p>
          </table:table-cell>
          <table:table-cell office:value-type="float" office:value="23940" table:style-name="ce60">
            <text:p>23,9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長治鄉</text:p>
          </table:table-cell>
          <table:table-cell office:value-type="float" office:value="10530" table:style-name="ce59">
            <text:p>10,530</text:p>
          </table:table-cell>
          <table:table-cell office:value-type="float" office:value="29337" table:style-name="ce45">
            <text:p>29,337</text:p>
          </table:table-cell>
          <table:table-cell office:value-type="float" office:value="15175" table:style-name="ce45">
            <text:p>15,175</text:p>
          </table:table-cell>
          <table:table-cell office:value-type="float" office:value="14162" table:style-name="ce60">
            <text:p>14,16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麟洛鄉</text:p>
          </table:table-cell>
          <table:table-cell office:value-type="float" office:value="3907" table:style-name="ce59">
            <text:p>3,907</text:p>
          </table:table-cell>
          <table:table-cell office:value-type="float" office:value="10629" table:style-name="ce45">
            <text:p>10,629</text:p>
          </table:table-cell>
          <table:table-cell office:value-type="float" office:value="5477" table:style-name="ce45">
            <text:p>5,477</text:p>
          </table:table-cell>
          <table:table-cell office:value-type="float" office:value="5152" table:style-name="ce60">
            <text:p>5,15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九如鄉</text:p>
          </table:table-cell>
          <table:table-cell office:value-type="float" office:value="7364" table:style-name="ce59">
            <text:p>7,364</text:p>
          </table:table-cell>
          <table:table-cell office:value-type="float" office:value="21734" table:style-name="ce45">
            <text:p>21,734</text:p>
          </table:table-cell>
          <table:table-cell office:value-type="float" office:value="11133" table:style-name="ce45">
            <text:p>11,133</text:p>
          </table:table-cell>
          <table:table-cell office:value-type="float" office:value="10601" table:style-name="ce60">
            <text:p>10,6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里港鄉</text:p>
          </table:table-cell>
          <table:table-cell office:value-type="float" office:value="8402" table:style-name="ce59">
            <text:p>8,402</text:p>
          </table:table-cell>
          <table:table-cell office:value-type="float" office:value="25696" table:style-name="ce45">
            <text:p>25,696</text:p>
          </table:table-cell>
          <table:table-cell office:value-type="float" office:value="13051" table:style-name="ce45">
            <text:p>13,051</text:p>
          </table:table-cell>
          <table:table-cell office:value-type="float" office:value="12645" table:style-name="ce60">
            <text:p>12,64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鹽埔鄉</text:p>
          </table:table-cell>
          <table:table-cell office:value-type="float" office:value="7984" table:style-name="ce59">
            <text:p>7,984</text:p>
          </table:table-cell>
          <table:table-cell office:value-type="float" office:value="24586" table:style-name="ce45">
            <text:p>24,586</text:p>
          </table:table-cell>
          <table:table-cell office:value-type="float" office:value="12757" table:style-name="ce45">
            <text:p>12,757</text:p>
          </table:table-cell>
          <table:table-cell office:value-type="float" office:value="11829" table:style-name="ce60">
            <text:p>11,82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高樹鄉</text:p>
          </table:table-cell>
          <table:table-cell office:value-type="float" office:value="9166" table:style-name="ce59">
            <text:p>9,166</text:p>
          </table:table-cell>
          <table:table-cell office:value-type="float" office:value="23439" table:style-name="ce45">
            <text:p>23,439</text:p>
          </table:table-cell>
          <table:table-cell office:value-type="float" office:value="12437" table:style-name="ce45">
            <text:p>12,437</text:p>
          </table:table-cell>
          <table:table-cell office:value-type="float" office:value="11002" table:style-name="ce60">
            <text:p>11,00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巒鄉</text:p>
          </table:table-cell>
          <table:table-cell office:value-type="float" office:value="6630" table:style-name="ce59">
            <text:p>6,630</text:p>
          </table:table-cell>
          <table:table-cell office:value-type="float" office:value="19915" table:style-name="ce45">
            <text:p>19,915</text:p>
          </table:table-cell>
          <table:table-cell office:value-type="float" office:value="10352" table:style-name="ce45">
            <text:p>10,352</text:p>
          </table:table-cell>
          <table:table-cell office:value-type="float" office:value="9563" table:style-name="ce60">
            <text:p>9,5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內埔鄉</text:p>
          </table:table-cell>
          <table:table-cell office:value-type="float" office:value="19197" table:style-name="ce59">
            <text:p>19,197</text:p>
          </table:table-cell>
          <table:table-cell office:value-type="float" office:value="52544" table:style-name="ce45">
            <text:p>52,544</text:p>
          </table:table-cell>
          <table:table-cell office:value-type="float" office:value="26999" table:style-name="ce45">
            <text:p>26,999</text:p>
          </table:table-cell>
          <table:table-cell office:value-type="float" office:value="25545" table:style-name="ce60">
            <text:p>25,54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田鄉</text:p>
          </table:table-cell>
          <table:table-cell office:value-type="float" office:value="5688" table:style-name="ce59">
            <text:p>5,688</text:p>
          </table:table-cell>
          <table:table-cell office:value-type="float" office:value="16318" table:style-name="ce45">
            <text:p>16,318</text:p>
          </table:table-cell>
          <table:table-cell office:value-type="float" office:value="8657" table:style-name="ce45">
            <text:p>8,657</text:p>
          </table:table-cell>
          <table:table-cell office:value-type="float" office:value="7661" table:style-name="ce60">
            <text:p>7,66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埤鄉</text:p>
          </table:table-cell>
          <table:table-cell office:value-type="float" office:value="3421" table:style-name="ce59">
            <text:p>3,421</text:p>
          </table:table-cell>
          <table:table-cell office:value-type="float" office:value="9451" table:style-name="ce45">
            <text:p>9,451</text:p>
          </table:table-cell>
          <table:table-cell office:value-type="float" office:value="5026" table:style-name="ce45">
            <text:p>5,026</text:p>
          </table:table-cell>
          <table:table-cell office:value-type="float" office:value="4425" table:style-name="ce60">
            <text:p>4,4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枋寮鄉</text:p>
          </table:table-cell>
          <table:table-cell office:value-type="float" office:value="8664" table:style-name="ce59">
            <text:p>8,664</text:p>
          </table:table-cell>
          <table:table-cell office:value-type="float" office:value="23246" table:style-name="ce45">
            <text:p>23,246</text:p>
          </table:table-cell>
          <table:table-cell office:value-type="float" office:value="12125" table:style-name="ce45">
            <text:p>12,125</text:p>
          </table:table-cell>
          <table:table-cell office:value-type="float" office:value="11121" table:style-name="ce60">
            <text:p>11,1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園鄉</text:p>
          </table:table-cell>
          <table:table-cell office:value-type="float" office:value="11903" table:style-name="ce59">
            <text:p>11,903</text:p>
          </table:table-cell>
          <table:table-cell office:value-type="float" office:value="33447" table:style-name="ce45">
            <text:p>33,447</text:p>
          </table:table-cell>
          <table:table-cell office:value-type="float" office:value="17364" table:style-name="ce45">
            <text:p>17,364</text:p>
          </table:table-cell>
          <table:table-cell office:value-type="float" office:value="16083" table:style-name="ce60">
            <text:p>16,0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崁頂鄉</text:p>
          </table:table-cell>
          <table:table-cell office:value-type="float" office:value="4554" table:style-name="ce59">
            <text:p>4,554</text:p>
          </table:table-cell>
          <table:table-cell office:value-type="float" office:value="15272" table:style-name="ce45">
            <text:p>15,272</text:p>
          </table:table-cell>
          <table:table-cell office:value-type="float" office:value="7682" table:style-name="ce45">
            <text:p>7,682</text:p>
          </table:table-cell>
          <table:table-cell office:value-type="float" office:value="7590" table:style-name="ce60">
            <text:p>7,59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邊鄉</text:p>
          </table:table-cell>
          <table:table-cell office:value-type="float" office:value="6658" table:style-name="ce59">
            <text:p>6,658</text:p>
          </table:table-cell>
          <table:table-cell office:value-type="float" office:value="17023" table:style-name="ce45">
            <text:p>17,023</text:p>
          </table:table-cell>
          <table:table-cell office:value-type="float" office:value="8673" table:style-name="ce45">
            <text:p>8,673</text:p>
          </table:table-cell>
          <table:table-cell office:value-type="float" office:value="8350" table:style-name="ce60">
            <text:p>8,35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州鄉</text:p>
          </table:table-cell>
          <table:table-cell office:value-type="float" office:value="3795" table:style-name="ce59">
            <text:p>3,795</text:p>
          </table:table-cell>
          <table:table-cell office:value-type="float" office:value="10133" table:style-name="ce45">
            <text:p>10,133</text:p>
          </table:table-cell>
          <table:table-cell office:value-type="float" office:value="5184" table:style-name="ce45">
            <text:p>5,184</text:p>
          </table:table-cell>
          <table:table-cell office:value-type="float" office:value="4949" table:style-name="ce60">
            <text:p>4,94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佳冬鄉</text:p>
          </table:table-cell>
          <table:table-cell office:value-type="float" office:value="6991" table:style-name="ce59">
            <text:p>6,991</text:p>
          </table:table-cell>
          <table:table-cell office:value-type="float" office:value="18321" table:style-name="ce45">
            <text:p>18,321</text:p>
          </table:table-cell>
          <table:table-cell office:value-type="float" office:value="9473" table:style-name="ce45">
            <text:p>9,473</text:p>
          </table:table-cell>
          <table:table-cell office:value-type="float" office:value="8848" table:style-name="ce60">
            <text:p>8,84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琉球鄉</text:p>
          </table:table-cell>
          <table:table-cell office:value-type="float" office:value="4734" table:style-name="ce59">
            <text:p>4,734</text:p>
          </table:table-cell>
          <table:table-cell office:value-type="float" office:value="12104" table:style-name="ce45">
            <text:p>12,104</text:p>
          </table:table-cell>
          <table:table-cell office:value-type="float" office:value="6604" table:style-name="ce45">
            <text:p>6,604</text:p>
          </table:table-cell>
          <table:table-cell office:value-type="float" office:value="5500" table:style-name="ce60">
            <text:p>5,50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車城鄉</text:p>
          </table:table-cell>
          <table:table-cell office:value-type="float" office:value="3518" table:style-name="ce59">
            <text:p>3,518</text:p>
          </table:table-cell>
          <table:table-cell office:value-type="float" office:value="8181" table:style-name="ce45">
            <text:p>8,181</text:p>
          </table:table-cell>
          <table:table-cell office:value-type="float" office:value="4354" table:style-name="ce45">
            <text:p>4,354</text:p>
          </table:table-cell>
          <table:table-cell office:value-type="float" office:value="3827" table:style-name="ce60">
            <text:p>3,82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滿州鄉</text:p>
          </table:table-cell>
          <table:table-cell office:value-type="float" office:value="3024" table:style-name="ce59">
            <text:p>3,024</text:p>
          </table:table-cell>
          <table:table-cell office:value-type="float" office:value="7353" table:style-name="ce45">
            <text:p>7,353</text:p>
          </table:table-cell>
          <table:table-cell office:value-type="float" office:value="3990" table:style-name="ce45">
            <text:p>3,990</text:p>
          </table:table-cell>
          <table:table-cell office:value-type="float" office:value="3363" table:style-name="ce60">
            <text:p>3,3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枋山鄉</text:p>
          </table:table-cell>
          <table:table-cell office:value-type="float" office:value="2035" table:style-name="ce59">
            <text:p>2,035</text:p>
          </table:table-cell>
          <table:table-cell office:value-type="float" office:value="5150" table:style-name="ce45">
            <text:p>5,150</text:p>
          </table:table-cell>
          <table:table-cell office:value-type="float" office:value="2705" table:style-name="ce45">
            <text:p>2,705</text:p>
          </table:table-cell>
          <table:table-cell office:value-type="float" office:value="2445" table:style-name="ce60">
            <text:p>2,44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三地門鄉</text:p>
          </table:table-cell>
          <table:table-cell office:value-type="float" office:value="2393" table:style-name="ce59">
            <text:p>2,393</text:p>
          </table:table-cell>
          <table:table-cell office:value-type="float" office:value="7711" table:style-name="ce45">
            <text:p>7,711</text:p>
          </table:table-cell>
          <table:table-cell office:value-type="float" office:value="3886" table:style-name="ce45">
            <text:p>3,886</text:p>
          </table:table-cell>
          <table:table-cell office:value-type="float" office:value="3825" table:style-name="ce60">
            <text:p>3,82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霧臺鄉</text:p>
          </table:table-cell>
          <table:table-cell office:value-type="float" office:value="1095" table:style-name="ce59">
            <text:p>1,095</text:p>
          </table:table-cell>
          <table:table-cell office:value-type="float" office:value="3259" table:style-name="ce45">
            <text:p>3,259</text:p>
          </table:table-cell>
          <table:table-cell office:value-type="float" office:value="1672" table:style-name="ce45">
            <text:p>1,672</text:p>
          </table:table-cell>
          <table:table-cell office:value-type="float" office:value="1587" table:style-name="ce60">
            <text:p>1,58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瑪家鄉</text:p>
          </table:table-cell>
          <table:table-cell office:value-type="float" office:value="2099" table:style-name="ce59">
            <text:p>2,099</text:p>
          </table:table-cell>
          <table:table-cell office:value-type="float" office:value="6706" table:style-name="ce45">
            <text:p>6,706</text:p>
          </table:table-cell>
          <table:table-cell office:value-type="float" office:value="3389" table:style-name="ce45">
            <text:p>3,389</text:p>
          </table:table-cell>
          <table:table-cell office:value-type="float" office:value="3317" table:style-name="ce60">
            <text:p>3,31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泰武鄉</text:p>
          </table:table-cell>
          <table:table-cell office:value-type="float" office:value="1424" table:style-name="ce59">
            <text:p>1,424</text:p>
          </table:table-cell>
          <table:table-cell office:value-type="float" office:value="5360" table:style-name="ce45">
            <text:p>5,360</text:p>
          </table:table-cell>
          <table:table-cell office:value-type="float" office:value="2781" table:style-name="ce45">
            <text:p>2,781</text:p>
          </table:table-cell>
          <table:table-cell office:value-type="float" office:value="2579" table:style-name="ce60">
            <text:p>2,57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來義鄉</text:p>
          </table:table-cell>
          <table:table-cell office:value-type="float" office:value="2268" table:style-name="ce59">
            <text:p>2,268</text:p>
          </table:table-cell>
          <table:table-cell office:value-type="float" office:value="7397" table:style-name="ce45">
            <text:p>7,397</text:p>
          </table:table-cell>
          <table:table-cell office:value-type="float" office:value="3714" table:style-name="ce45">
            <text:p>3,714</text:p>
          </table:table-cell>
          <table:table-cell office:value-type="float" office:value="3683" table:style-name="ce60">
            <text:p>3,68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春日鄉</text:p>
          </table:table-cell>
          <table:table-cell office:value-type="float" office:value="1451" table:style-name="ce59">
            <text:p>1,451</text:p>
          </table:table-cell>
          <table:table-cell office:value-type="float" office:value="4930" table:style-name="ce45">
            <text:p>4,930</text:p>
          </table:table-cell>
          <table:table-cell office:value-type="float" office:value="2498" table:style-name="ce45">
            <text:p>2,498</text:p>
          </table:table-cell>
          <table:table-cell office:value-type="float" office:value="2432" table:style-name="ce60">
            <text:p>2,43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獅子鄉</text:p>
          </table:table-cell>
          <table:table-cell office:value-type="float" office:value="1627" table:style-name="ce59">
            <text:p>1,627</text:p>
          </table:table-cell>
          <table:table-cell office:value-type="float" office:value="4888" table:style-name="ce45">
            <text:p>4,888</text:p>
          </table:table-cell>
          <table:table-cell office:value-type="float" office:value="2517" table:style-name="ce45">
            <text:p>2,517</text:p>
          </table:table-cell>
          <table:table-cell office:value-type="float" office:value="2371" table:style-name="ce60">
            <text:p>2,371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牡丹鄉</text:p>
          </table:table-cell>
          <table:table-cell office:value-type="float" office:value="2016" table:style-name="ce62">
            <text:p>2,016</text:p>
          </table:table-cell>
          <table:table-cell office:value-type="float" office:value="4849" table:style-name="ce50">
            <text:p>4,849</text:p>
          </table:table-cell>
          <table:table-cell office:value-type="float" office:value="2417" table:style-name="ce50">
            <text:p>2,417</text:p>
          </table:table-cell>
          <table:table-cell office:value-type="float" office:value="2432" table:style-name="ce63">
            <text:p>2,432</text:p>
          </table:table-cell>
          <table:table-cell table:number-columns-repeated="16379"/>
        </table:table-row>
        <table:table-row table:style-name="ro8">
          <table:table-cell table:style-name="ce98"/>
          <table:table-cell table:style-name="ce99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00">
            <text:p>臺東縣</text:p>
          </table:table-cell>
          <table:table-cell office:value-type="float" office:value="84040" table:style-name="ce57">
            <text:p>84,040</text:p>
          </table:table-cell>
          <table:table-cell office:value-type="float" office:value="213386" table:style-name="ce41">
            <text:p>213,386</text:p>
          </table:table-cell>
          <table:table-cell office:value-type="float" office:value="109464" table:style-name="ce41">
            <text:p>109,464</text:p>
          </table:table-cell>
          <table:table-cell office:value-type="float" office:value="103922" table:style-name="ce58">
            <text:p>103,92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臺東市</text:p>
          </table:table-cell>
          <table:table-cell office:value-type="float" office:value="40587" table:style-name="ce59">
            <text:p>40,587</text:p>
          </table:table-cell>
          <table:table-cell office:value-type="float" office:value="103943" table:style-name="ce45">
            <text:p>103,943</text:p>
          </table:table-cell>
          <table:table-cell office:value-type="float" office:value="51699" table:style-name="ce45">
            <text:p>51,699</text:p>
          </table:table-cell>
          <table:table-cell office:value-type="float" office:value="52244" table:style-name="ce60">
            <text:p>52,24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成功鎮</text:p>
          </table:table-cell>
          <table:table-cell office:value-type="float" office:value="5356" table:style-name="ce59">
            <text:p>5,356</text:p>
          </table:table-cell>
          <table:table-cell office:value-type="float" office:value="13330" table:style-name="ce45">
            <text:p>13,330</text:p>
          </table:table-cell>
          <table:table-cell office:value-type="float" office:value="7010" table:style-name="ce45">
            <text:p>7,010</text:p>
          </table:table-cell>
          <table:table-cell office:value-type="float" office:value="6320" table:style-name="ce60">
            <text:p>6,32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關山鎮</text:p>
          </table:table-cell>
          <table:table-cell office:value-type="float" office:value="3192" table:style-name="ce59">
            <text:p>3,192</text:p>
          </table:table-cell>
          <table:table-cell office:value-type="float" office:value="8274" table:style-name="ce45">
            <text:p>8,274</text:p>
          </table:table-cell>
          <table:table-cell office:value-type="float" office:value="4264" table:style-name="ce45">
            <text:p>4,264</text:p>
          </table:table-cell>
          <table:table-cell office:value-type="float" office:value="4010" table:style-name="ce60">
            <text:p>4,0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卑南鄉</text:p>
          </table:table-cell>
          <table:table-cell office:value-type="float" office:value="6872" table:style-name="ce59">
            <text:p>6,872</text:p>
          </table:table-cell>
          <table:table-cell office:value-type="float" office:value="16833" table:style-name="ce45">
            <text:p>16,833</text:p>
          </table:table-cell>
          <table:table-cell office:value-type="float" office:value="8839" table:style-name="ce45">
            <text:p>8,839</text:p>
          </table:table-cell>
          <table:table-cell office:value-type="float" office:value="7994" table:style-name="ce60">
            <text:p>7,99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武鄉</text:p>
          </table:table-cell>
          <table:table-cell office:value-type="float" office:value="2472" table:style-name="ce59">
            <text:p>2,472</text:p>
          </table:table-cell>
          <table:table-cell office:value-type="float" office:value="5635" table:style-name="ce45">
            <text:p>5,635</text:p>
          </table:table-cell>
          <table:table-cell office:value-type="float" office:value="2933" table:style-name="ce45">
            <text:p>2,933</text:p>
          </table:table-cell>
          <table:table-cell office:value-type="float" office:value="2702" table:style-name="ce60">
            <text:p>2,70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太麻里鄉</text:p>
          </table:table-cell>
          <table:table-cell office:value-type="float" office:value="4827" table:style-name="ce59">
            <text:p>4,827</text:p>
          </table:table-cell>
          <table:table-cell office:value-type="float" office:value="10819" table:style-name="ce45">
            <text:p>10,819</text:p>
          </table:table-cell>
          <table:table-cell office:value-type="float" office:value="5726" table:style-name="ce45">
            <text:p>5,726</text:p>
          </table:table-cell>
          <table:table-cell office:value-type="float" office:value="5093" table:style-name="ce60">
            <text:p>5,09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河鄉</text:p>
          </table:table-cell>
          <table:table-cell office:value-type="float" office:value="3697" table:style-name="ce59">
            <text:p>3,697</text:p>
          </table:table-cell>
          <table:table-cell office:value-type="float" office:value="8106" table:style-name="ce45">
            <text:p>8,106</text:p>
          </table:table-cell>
          <table:table-cell office:value-type="float" office:value="4456" table:style-name="ce45">
            <text:p>4,456</text:p>
          </table:table-cell>
          <table:table-cell office:value-type="float" office:value="3650" table:style-name="ce60">
            <text:p>3,65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長濱鄉</text:p>
          </table:table-cell>
          <table:table-cell office:value-type="float" office:value="2883" table:style-name="ce59">
            <text:p>2,883</text:p>
          </table:table-cell>
          <table:table-cell office:value-type="float" office:value="6791" table:style-name="ce45">
            <text:p>6,791</text:p>
          </table:table-cell>
          <table:table-cell office:value-type="float" office:value="3830" table:style-name="ce45">
            <text:p>3,830</text:p>
          </table:table-cell>
          <table:table-cell office:value-type="float" office:value="2961" table:style-name="ce60">
            <text:p>2,96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野鄉</text:p>
          </table:table-cell>
          <table:table-cell office:value-type="float" office:value="3025" table:style-name="ce59">
            <text:p>3,025</text:p>
          </table:table-cell>
          <table:table-cell office:value-type="float" office:value="7482" table:style-name="ce45">
            <text:p>7,482</text:p>
          </table:table-cell>
          <table:table-cell office:value-type="float" office:value="3952" table:style-name="ce45">
            <text:p>3,952</text:p>
          </table:table-cell>
          <table:table-cell office:value-type="float" office:value="3530" table:style-name="ce60">
            <text:p>3,53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池上鄉</text:p>
          </table:table-cell>
          <table:table-cell office:value-type="float" office:value="3168" table:style-name="ce59">
            <text:p>3,168</text:p>
          </table:table-cell>
          <table:table-cell office:value-type="float" office:value="7976" table:style-name="ce45">
            <text:p>7,976</text:p>
          </table:table-cell>
          <table:table-cell office:value-type="float" office:value="4112" table:style-name="ce45">
            <text:p>4,112</text:p>
          </table:table-cell>
          <table:table-cell office:value-type="float" office:value="3864" table:style-name="ce60">
            <text:p>3,86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綠島鄉</text:p>
          </table:table-cell>
          <table:table-cell office:value-type="float" office:value="1202" table:style-name="ce59">
            <text:p>1,202</text:p>
          </table:table-cell>
          <table:table-cell office:value-type="float" office:value="4124" table:style-name="ce45">
            <text:p>4,124</text:p>
          </table:table-cell>
          <table:table-cell office:value-type="float" office:value="2212" table:style-name="ce45">
            <text:p>2,212</text:p>
          </table:table-cell>
          <table:table-cell office:value-type="float" office:value="1912" table:style-name="ce60">
            <text:p>1,91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延平鄉</text:p>
          </table:table-cell>
          <table:table-cell office:value-type="float" office:value="1080" table:style-name="ce59">
            <text:p>1,080</text:p>
          </table:table-cell>
          <table:table-cell office:value-type="float" office:value="3591" table:style-name="ce45">
            <text:p>3,591</text:p>
          </table:table-cell>
          <table:table-cell office:value-type="float" office:value="1906" table:style-name="ce45">
            <text:p>1,906</text:p>
          </table:table-cell>
          <table:table-cell office:value-type="float" office:value="1685" table:style-name="ce60">
            <text:p>1,68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海端鄉</text:p>
          </table:table-cell>
          <table:table-cell office:value-type="float" office:value="1091" table:style-name="ce59">
            <text:p>1,091</text:p>
          </table:table-cell>
          <table:table-cell office:value-type="float" office:value="4151" table:style-name="ce45">
            <text:p>4,151</text:p>
          </table:table-cell>
          <table:table-cell office:value-type="float" office:value="2198" table:style-name="ce45">
            <text:p>2,198</text:p>
          </table:table-cell>
          <table:table-cell office:value-type="float" office:value="1953" table:style-name="ce60">
            <text:p>1,95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達仁鄉</text:p>
          </table:table-cell>
          <table:table-cell office:value-type="float" office:value="1438" table:style-name="ce59">
            <text:p>1,438</text:p>
          </table:table-cell>
          <table:table-cell office:value-type="float" office:value="3437" table:style-name="ce45">
            <text:p>3,437</text:p>
          </table:table-cell>
          <table:table-cell office:value-type="float" office:value="1865" table:style-name="ce45">
            <text:p>1,865</text:p>
          </table:table-cell>
          <table:table-cell office:value-type="float" office:value="1572" table:style-name="ce60">
            <text:p>1,57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金峰鄉</text:p>
          </table:table-cell>
          <table:table-cell office:value-type="float" office:value="1191" table:style-name="ce59">
            <text:p>1,191</text:p>
          </table:table-cell>
          <table:table-cell office:value-type="float" office:value="3663" table:style-name="ce45">
            <text:p>3,663</text:p>
          </table:table-cell>
          <table:table-cell office:value-type="float" office:value="1849" table:style-name="ce45">
            <text:p>1,849</text:p>
          </table:table-cell>
          <table:table-cell office:value-type="float" office:value="1814" table:style-name="ce60">
            <text:p>1,814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蘭嶼鄉</text:p>
          </table:table-cell>
          <table:table-cell office:value-type="float" office:value="1959" table:style-name="ce62">
            <text:p>1,959</text:p>
          </table:table-cell>
          <table:table-cell office:value-type="float" office:value="5231" table:style-name="ce50">
            <text:p>5,231</text:p>
          </table:table-cell>
          <table:table-cell office:value-type="float" office:value="2613" table:style-name="ce50">
            <text:p>2,613</text:p>
          </table:table-cell>
          <table:table-cell office:value-type="float" office:value="2618" table:style-name="ce63">
            <text:p>2,618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928" table:style-name="ce57">
            <text:p>127,928</text:p>
          </table:table-cell>
          <table:table-cell office:value-type="float" office:value="321358" table:style-name="ce41">
            <text:p>321,358</text:p>
          </table:table-cell>
          <table:table-cell office:value-type="float" office:value="162401" table:style-name="ce41">
            <text:p>162,401</text:p>
          </table:table-cell>
          <table:table-cell office:value-type="float" office:value="158957" table:style-name="ce58">
            <text:p>158,9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花蓮市</text:p>
          </table:table-cell>
          <table:table-cell office:value-type="float" office:value="41723" table:style-name="ce59">
            <text:p>41,723</text:p>
          </table:table-cell>
          <table:table-cell office:value-type="float" office:value="100955" table:style-name="ce45">
            <text:p>100,955</text:p>
          </table:table-cell>
          <table:table-cell office:value-type="float" office:value="48513" table:style-name="ce45">
            <text:p>48,513</text:p>
          </table:table-cell>
          <table:table-cell office:value-type="float" office:value="52442" table:style-name="ce60">
            <text:p>52,44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鳳林鎮</text:p>
          </table:table-cell>
          <table:table-cell office:value-type="float" office:value="4371" table:style-name="ce59">
            <text:p>4,371</text:p>
          </table:table-cell>
          <table:table-cell office:value-type="float" office:value="10679" table:style-name="ce45">
            <text:p>10,679</text:p>
          </table:table-cell>
          <table:table-cell office:value-type="float" office:value="5525" table:style-name="ce45">
            <text:p>5,525</text:p>
          </table:table-cell>
          <table:table-cell office:value-type="float" office:value="5154" table:style-name="ce60">
            <text:p>5,15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玉里鎮</text:p>
          </table:table-cell>
          <table:table-cell office:value-type="float" office:value="8889" table:style-name="ce59">
            <text:p>8,889</text:p>
          </table:table-cell>
          <table:table-cell office:value-type="float" office:value="22878" table:style-name="ce45">
            <text:p>22,878</text:p>
          </table:table-cell>
          <table:table-cell office:value-type="float" office:value="12095" table:style-name="ce45">
            <text:p>12,095</text:p>
          </table:table-cell>
          <table:table-cell office:value-type="float" office:value="10783" table:style-name="ce60">
            <text:p>10,7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城鄉</text:p>
          </table:table-cell>
          <table:table-cell office:value-type="float" office:value="8152" table:style-name="ce59">
            <text:p>8,152</text:p>
          </table:table-cell>
          <table:table-cell office:value-type="float" office:value="20252" table:style-name="ce45">
            <text:p>20,252</text:p>
          </table:table-cell>
          <table:table-cell office:value-type="float" office:value="10288" table:style-name="ce45">
            <text:p>10,288</text:p>
          </table:table-cell>
          <table:table-cell office:value-type="float" office:value="9964" table:style-name="ce60">
            <text:p>9,96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吉安鄉</text:p>
          </table:table-cell>
          <table:table-cell office:value-type="float" office:value="33027" table:style-name="ce59">
            <text:p>33,027</text:p>
          </table:table-cell>
          <table:table-cell office:value-type="float" office:value="83122" table:style-name="ce45">
            <text:p>83,122</text:p>
          </table:table-cell>
          <table:table-cell office:value-type="float" office:value="41578" table:style-name="ce45">
            <text:p>41,578</text:p>
          </table:table-cell>
          <table:table-cell office:value-type="float" office:value="41544" table:style-name="ce60">
            <text:p>41,54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壽豐鄉</text:p>
          </table:table-cell>
          <table:table-cell office:value-type="float" office:value="7380" table:style-name="ce59">
            <text:p>7,380</text:p>
          </table:table-cell>
          <table:table-cell office:value-type="float" office:value="17351" table:style-name="ce45">
            <text:p>17,351</text:p>
          </table:table-cell>
          <table:table-cell office:value-type="float" office:value="9204" table:style-name="ce45">
            <text:p>9,204</text:p>
          </table:table-cell>
          <table:table-cell office:value-type="float" office:value="8147" table:style-name="ce60">
            <text:p>8,14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光復鄉</text:p>
          </table:table-cell>
          <table:table-cell office:value-type="float" office:value="4964" table:style-name="ce59">
            <text:p>4,964</text:p>
          </table:table-cell>
          <table:table-cell office:value-type="float" office:value="12185" table:style-name="ce45">
            <text:p>12,185</text:p>
          </table:table-cell>
          <table:table-cell office:value-type="float" office:value="6462" table:style-name="ce45">
            <text:p>6,462</text:p>
          </table:table-cell>
          <table:table-cell office:value-type="float" office:value="5723" table:style-name="ce60">
            <text:p>5,72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豐濱鄉</text:p>
          </table:table-cell>
          <table:table-cell office:value-type="float" office:value="1684" table:style-name="ce59">
            <text:p>1,684</text:p>
          </table:table-cell>
          <table:table-cell office:value-type="float" office:value="4327" table:style-name="ce45">
            <text:p>4,327</text:p>
          </table:table-cell>
          <table:table-cell office:value-type="float" office:value="2432" table:style-name="ce45">
            <text:p>2,432</text:p>
          </table:table-cell>
          <table:table-cell office:value-type="float" office:value="1895" table:style-name="ce60">
            <text:p>1,8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瑞穗鄉</text:p>
          </table:table-cell>
          <table:table-cell office:value-type="float" office:value="4807" table:style-name="ce59">
            <text:p>4,807</text:p>
          </table:table-cell>
          <table:table-cell office:value-type="float" office:value="11123" table:style-name="ce45">
            <text:p>11,123</text:p>
          </table:table-cell>
          <table:table-cell office:value-type="float" office:value="5960" table:style-name="ce45">
            <text:p>5,960</text:p>
          </table:table-cell>
          <table:table-cell office:value-type="float" office:value="5163" table:style-name="ce60">
            <text:p>5,1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富里鄉</text:p>
          </table:table-cell>
          <table:table-cell office:value-type="float" office:value="4061" table:style-name="ce59">
            <text:p>4,061</text:p>
          </table:table-cell>
          <table:table-cell office:value-type="float" office:value="9812" table:style-name="ce45">
            <text:p>9,812</text:p>
          </table:table-cell>
          <table:table-cell office:value-type="float" office:value="5322" table:style-name="ce45">
            <text:p>5,322</text:p>
          </table:table-cell>
          <table:table-cell office:value-type="float" office:value="4490" table:style-name="ce60">
            <text:p>4,49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秀林鄉</text:p>
          </table:table-cell>
          <table:table-cell office:value-type="float" office:value="5029" table:style-name="ce59">
            <text:p>5,029</text:p>
          </table:table-cell>
          <table:table-cell office:value-type="float" office:value="16555" table:style-name="ce45">
            <text:p>16,555</text:p>
          </table:table-cell>
          <table:table-cell office:value-type="float" office:value="8512" table:style-name="ce45">
            <text:p>8,512</text:p>
          </table:table-cell>
          <table:table-cell office:value-type="float" office:value="8043" table:style-name="ce60">
            <text:p>8,04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萬榮鄉</text:p>
          </table:table-cell>
          <table:table-cell office:value-type="float" office:value="2121" table:style-name="ce59">
            <text:p>2,121</text:p>
          </table:table-cell>
          <table:table-cell office:value-type="float" office:value="6152" table:style-name="ce45">
            <text:p>6,152</text:p>
          </table:table-cell>
          <table:table-cell office:value-type="float" office:value="3242" table:style-name="ce45">
            <text:p>3,242</text:p>
          </table:table-cell>
          <table:table-cell office:value-type="float" office:value="2910" table:style-name="ce60">
            <text:p>2,910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卓溪鄉</text:p>
          </table:table-cell>
          <table:table-cell office:value-type="float" office:value="1720" table:style-name="ce62">
            <text:p>1,720</text:p>
          </table:table-cell>
          <table:table-cell office:value-type="float" office:value="5967" table:style-name="ce50">
            <text:p>5,967</text:p>
          </table:table-cell>
          <table:table-cell office:value-type="float" office:value="3268" table:style-name="ce50">
            <text:p>3,268</text:p>
          </table:table-cell>
          <table:table-cell office:value-type="float" office:value="2699" table:style-name="ce63">
            <text:p>2,699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64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澎湖縣</text:p>
          </table:table-cell>
          <table:table-cell office:value-type="float" office:value="42427" table:style-name="ce57">
            <text:p>42,427</text:p>
          </table:table-cell>
          <table:table-cell office:value-type="float" office:value="106340" table:style-name="ce41">
            <text:p>106,340</text:p>
          </table:table-cell>
          <table:table-cell office:value-type="float" office:value="54729" table:style-name="ce41">
            <text:p>54,729</text:p>
          </table:table-cell>
          <table:table-cell office:value-type="float" office:value="51611" table:style-name="ce58">
            <text:p>51,6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馬公市</text:p>
          </table:table-cell>
          <table:table-cell office:value-type="float" office:value="25923" table:style-name="ce59">
            <text:p>25,923</text:p>
          </table:table-cell>
          <table:table-cell office:value-type="float" office:value="63289" table:style-name="ce45">
            <text:p>63,289</text:p>
          </table:table-cell>
          <table:table-cell office:value-type="float" office:value="32190" table:style-name="ce45">
            <text:p>32,190</text:p>
          </table:table-cell>
          <table:table-cell office:value-type="float" office:value="31099" table:style-name="ce60">
            <text:p>31,09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湖西鄉</text:p>
          </table:table-cell>
          <table:table-cell office:value-type="float" office:value="6227" table:style-name="ce59">
            <text:p>6,227</text:p>
          </table:table-cell>
          <table:table-cell office:value-type="float" office:value="15447" table:style-name="ce45">
            <text:p>15,447</text:p>
          </table:table-cell>
          <table:table-cell office:value-type="float" office:value="8168" table:style-name="ce45">
            <text:p>8,168</text:p>
          </table:table-cell>
          <table:table-cell office:value-type="float" office:value="7279" table:style-name="ce60">
            <text:p>7,2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白沙鄉</text:p>
          </table:table-cell>
          <table:table-cell office:value-type="float" office:value="3643" table:style-name="ce59">
            <text:p>3,643</text:p>
          </table:table-cell>
          <table:table-cell office:value-type="float" office:value="9989" table:style-name="ce45">
            <text:p>9,989</text:p>
          </table:table-cell>
          <table:table-cell office:value-type="float" office:value="5171" table:style-name="ce45">
            <text:p>5,171</text:p>
          </table:table-cell>
          <table:table-cell office:value-type="float" office:value="4818" table:style-name="ce60">
            <text:p>4,81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嶼鄉</text:p>
          </table:table-cell>
          <table:table-cell office:value-type="float" office:value="3095" table:style-name="ce59">
            <text:p>3,095</text:p>
          </table:table-cell>
          <table:table-cell office:value-type="float" office:value="8338" table:style-name="ce45">
            <text:p>8,338</text:p>
          </table:table-cell>
          <table:table-cell office:value-type="float" office:value="4300" table:style-name="ce45">
            <text:p>4,300</text:p>
          </table:table-cell>
          <table:table-cell office:value-type="float" office:value="4038" table:style-name="ce60">
            <text:p>4,03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望安鄉</text:p>
          </table:table-cell>
          <table:table-cell office:value-type="float" office:value="2062" table:style-name="ce59">
            <text:p>2,062</text:p>
          </table:table-cell>
          <table:table-cell office:value-type="float" office:value="5415" table:style-name="ce45">
            <text:p>5,415</text:p>
          </table:table-cell>
          <table:table-cell office:value-type="float" office:value="2922" table:style-name="ce45">
            <text:p>2,922</text:p>
          </table:table-cell>
          <table:table-cell office:value-type="float" office:value="2493" table:style-name="ce60">
            <text:p>2,493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七美鄉</text:p>
          </table:table-cell>
          <table:table-cell office:value-type="float" office:value="1477" table:style-name="ce62">
            <text:p>1,477</text:p>
          </table:table-cell>
          <table:table-cell office:value-type="float" office:value="3862" table:style-name="ce50">
            <text:p>3,862</text:p>
          </table:table-cell>
          <table:table-cell office:value-type="float" office:value="1978" table:style-name="ce50">
            <text:p>1,978</text:p>
          </table:table-cell>
          <table:table-cell office:value-type="float" office:value="1884" table:style-name="ce63">
            <text:p>1,88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6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101"/>
          <table:table-cell office:value-type="string" table:style-name="ce3">
            <text:p>中華民國110年12月底</text:p>
          </table:table-cell>
          <table:table-cell table:number-columns-repeated="2" table:style-name="ce10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02">
            <text:p>基隆市</text:p>
          </table:table-cell>
          <table:table-cell office:value-type="float" office:value="156056" table:style-name="ce57">
            <text:p>156,056</text:p>
          </table:table-cell>
          <table:table-cell office:value-type="float" office:value="363977" table:style-name="ce41">
            <text:p>363,977</text:p>
          </table:table-cell>
          <table:table-cell office:value-type="float" office:value="181479" table:style-name="ce41">
            <text:p>181,479</text:p>
          </table:table-cell>
          <table:table-cell office:value-type="float" office:value="182498" table:style-name="ce58">
            <text:p>182,498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中正區</text:p>
          </table:table-cell>
          <table:table-cell office:value-type="float" office:value="22906" table:style-name="ce59">
            <text:p>22,906</text:p>
          </table:table-cell>
          <table:table-cell office:value-type="float" office:value="50654" table:style-name="ce45">
            <text:p>50,654</text:p>
          </table:table-cell>
          <table:table-cell office:value-type="float" office:value="25711" table:style-name="ce45">
            <text:p>25,711</text:p>
          </table:table-cell>
          <table:table-cell office:value-type="float" office:value="24943" table:style-name="ce60">
            <text:p>24,943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七堵區</text:p>
          </table:table-cell>
          <table:table-cell office:value-type="float" office:value="22001" table:style-name="ce59">
            <text:p>22,001</text:p>
          </table:table-cell>
          <table:table-cell office:value-type="float" office:value="53276" table:style-name="ce45">
            <text:p>53,276</text:p>
          </table:table-cell>
          <table:table-cell office:value-type="float" office:value="26604" table:style-name="ce45">
            <text:p>26,604</text:p>
          </table:table-cell>
          <table:table-cell office:value-type="float" office:value="26672" table:style-name="ce60">
            <text:p>26,672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暖暖區</text:p>
          </table:table-cell>
          <table:table-cell office:value-type="float" office:value="16247" table:style-name="ce59">
            <text:p>16,247</text:p>
          </table:table-cell>
          <table:table-cell office:value-type="float" office:value="38398" table:style-name="ce45">
            <text:p>38,398</text:p>
          </table:table-cell>
          <table:table-cell office:value-type="float" office:value="19153" table:style-name="ce45">
            <text:p>19,153</text:p>
          </table:table-cell>
          <table:table-cell office:value-type="float" office:value="19245" table:style-name="ce60">
            <text:p>19,245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仁愛區</text:p>
          </table:table-cell>
          <table:table-cell office:value-type="float" office:value="18867" table:style-name="ce59">
            <text:p>18,867</text:p>
          </table:table-cell>
          <table:table-cell office:value-type="float" office:value="41842" table:style-name="ce45">
            <text:p>41,842</text:p>
          </table:table-cell>
          <table:table-cell office:value-type="float" office:value="20591" table:style-name="ce45">
            <text:p>20,591</text:p>
          </table:table-cell>
          <table:table-cell office:value-type="float" office:value="21251" table:style-name="ce60">
            <text:p>21,251</text:p>
          </table:table-cell>
          <table:table-cell table:number-columns-repeated="16379"/>
        </table:table-row>
        <table:table-row table:style-name="ro4">
          <table:table-cell office:value-type="string" table:style-name="ce103">
            <text:p>中山區</text:p>
          </table:table-cell>
          <table:table-cell office:value-type="float" office:value="19194" table:style-name="ce59">
            <text:p>19,194</text:p>
          </table:table-cell>
          <table:table-cell office:value-type="float" office:value="45755" table:style-name="ce45">
            <text:p>45,755</text:p>
          </table:table-cell>
          <table:table-cell office:value-type="float" office:value="23216" table:style-name="ce45">
            <text:p>23,216</text:p>
          </table:table-cell>
          <table:table-cell office:value-type="float" office:value="22539" table:style-name="ce60">
            <text:p>22,539</text:p>
          </table:table-cell>
          <table:table-cell table:number-columns-repeated="16379"/>
        </table:table-row>
        <table:table-row table:style-name="ro4">
          <table:table-cell office:value-type="string" table:style-name="ce103">
            <text:p>安樂區</text:p>
          </table:table-cell>
          <table:table-cell office:value-type="float" office:value="34045" table:style-name="ce59">
            <text:p>34,045</text:p>
          </table:table-cell>
          <table:table-cell office:value-type="float" office:value="81001" table:style-name="ce45">
            <text:p>81,001</text:p>
          </table:table-cell>
          <table:table-cell office:value-type="float" office:value="40135" table:style-name="ce45">
            <text:p>40,135</text:p>
          </table:table-cell>
          <table:table-cell office:value-type="float" office:value="40866" table:style-name="ce60">
            <text:p>40,866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信義區</text:p>
          </table:table-cell>
          <table:table-cell office:value-type="float" office:value="22796" table:style-name="ce62">
            <text:p>22,796</text:p>
          </table:table-cell>
          <table:table-cell office:value-type="float" office:value="53051" table:style-name="ce50">
            <text:p>53,051</text:p>
          </table:table-cell>
          <table:table-cell office:value-type="float" office:value="26069" table:style-name="ce50">
            <text:p>26,069</text:p>
          </table:table-cell>
          <table:table-cell office:value-type="float" office:value="26982" table:style-name="ce63">
            <text:p>26,982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4055" table:style-name="ce57">
            <text:p>174,055</text:p>
          </table:table-cell>
          <table:table-cell office:value-type="float" office:value="452640" table:style-name="ce41">
            <text:p>452,640</text:p>
          </table:table-cell>
          <table:table-cell office:value-type="float" office:value="223596" table:style-name="ce41">
            <text:p>223,596</text:p>
          </table:table-cell>
          <table:table-cell office:value-type="float" office:value="229044" table:style-name="ce58">
            <text:p>229,04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85432" table:style-name="ce59">
            <text:p>85,432</text:p>
          </table:table-cell>
          <table:table-cell office:value-type="float" office:value="221651" table:style-name="ce45">
            <text:p>221,651</text:p>
          </table:table-cell>
          <table:table-cell office:value-type="float" office:value="109325" table:style-name="ce45">
            <text:p>109,325</text:p>
          </table:table-cell>
          <table:table-cell office:value-type="float" office:value="112326" table:style-name="ce60">
            <text:p>112,32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 <text:s text:c="3"/>區</text:p>
          </table:table-cell>
          <table:table-cell office:value-type="float" office:value="59829" table:style-name="ce59">
            <text:p>59,829</text:p>
          </table:table-cell>
          <table:table-cell office:value-type="float" office:value="152348" table:style-name="ce45">
            <text:p>152,348</text:p>
          </table:table-cell>
          <table:table-cell office:value-type="float" office:value="74299" table:style-name="ce45">
            <text:p>74,299</text:p>
          </table:table-cell>
          <table:table-cell office:value-type="float" office:value="78049" table:style-name="ce60">
            <text:p>78,049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香山區</text:p>
          </table:table-cell>
          <table:table-cell office:value-type="float" office:value="28794" table:style-name="ce62">
            <text:p>28,794</text:p>
          </table:table-cell>
          <table:table-cell office:value-type="float" office:value="78641" table:style-name="ce50">
            <text:p>78,641</text:p>
          </table:table-cell>
          <table:table-cell office:value-type="float" office:value="39972" table:style-name="ce50">
            <text:p>39,972</text:p>
          </table:table-cell>
          <table:table-cell office:value-type="float" office:value="38669" table:style-name="ce63">
            <text:p>38,669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804" table:style-name="ce57">
            <text:p>101,804</text:p>
          </table:table-cell>
          <table:table-cell office:value-type="float" office:value="264727" table:style-name="ce41">
            <text:p>264,727</text:p>
          </table:table-cell>
          <table:table-cell office:value-type="float" office:value="127842" table:style-name="ce41">
            <text:p>127,842</text:p>
          </table:table-cell>
          <table:table-cell office:value-type="float" office:value="136885" table:style-name="ce58">
            <text:p>136,88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46168" table:style-name="ce59">
            <text:p>46,168</text:p>
          </table:table-cell>
          <table:table-cell office:value-type="float" office:value="118956" table:style-name="ce45">
            <text:p>118,956</text:p>
          </table:table-cell>
          <table:table-cell office:value-type="float" office:value="56948" table:style-name="ce45">
            <text:p>56,948</text:p>
          </table:table-cell>
          <table:table-cell office:value-type="float" office:value="62008" table:style-name="ce60">
            <text:p>62,008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西 <text:s text:c="3"/>區</text:p>
          </table:table-cell>
          <table:table-cell office:value-type="float" office:value="55636" table:style-name="ce62">
            <text:p>55,636</text:p>
          </table:table-cell>
          <table:table-cell office:value-type="float" office:value="145771" table:style-name="ce50">
            <text:p>145,771</text:p>
          </table:table-cell>
          <table:table-cell office:value-type="float" office:value="70894" table:style-name="ce50">
            <text:p>70,894</text:p>
          </table:table-cell>
          <table:table-cell office:value-type="float" office:value="74877" table:style-name="ce63">
            <text:p>74,877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2636" table:style-name="ce57">
            <text:p>42,636</text:p>
          </table:table-cell>
          <table:table-cell office:value-type="float" office:value="141539" table:style-name="ce41">
            <text:p>141,539</text:p>
          </table:table-cell>
          <table:table-cell office:value-type="float" office:value="70526" table:style-name="ce41">
            <text:p>70,526</text:p>
          </table:table-cell>
          <table:table-cell office:value-type="float" office:value="71013" table:style-name="ce58">
            <text:p>71,01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城鎮</text:p>
          </table:table-cell>
          <table:table-cell office:value-type="float" office:value="13297" table:style-name="ce59">
            <text:p>13,297</text:p>
          </table:table-cell>
          <table:table-cell office:value-type="float" office:value="42845" table:style-name="ce45">
            <text:p>42,845</text:p>
          </table:table-cell>
          <table:table-cell office:value-type="float" office:value="21327" table:style-name="ce45">
            <text:p>21,327</text:p>
          </table:table-cell>
          <table:table-cell office:value-type="float" office:value="21518" table:style-name="ce60">
            <text:p>21,51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湖鎮</text:p>
          </table:table-cell>
          <table:table-cell office:value-type="float" office:value="9558" table:style-name="ce59">
            <text:p>9,558</text:p>
          </table:table-cell>
          <table:table-cell office:value-type="float" office:value="30593" table:style-name="ce45">
            <text:p>30,593</text:p>
          </table:table-cell>
          <table:table-cell office:value-type="float" office:value="15306" table:style-name="ce45">
            <text:p>15,306</text:p>
          </table:table-cell>
          <table:table-cell office:value-type="float" office:value="15287" table:style-name="ce60">
            <text:p>15,2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沙鎮</text:p>
          </table:table-cell>
          <table:table-cell office:value-type="float" office:value="6538" table:style-name="ce59">
            <text:p>6,538</text:p>
          </table:table-cell>
          <table:table-cell office:value-type="float" office:value="20785" table:style-name="ce45">
            <text:p>20,785</text:p>
          </table:table-cell>
          <table:table-cell office:value-type="float" office:value="10202" table:style-name="ce45">
            <text:p>10,202</text:p>
          </table:table-cell>
          <table:table-cell office:value-type="float" office:value="10583" table:style-name="ce60">
            <text:p>10,5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寧鄉</text:p>
          </table:table-cell>
          <table:table-cell office:value-type="float" office:value="9843" table:style-name="ce59">
            <text:p>9,843</text:p>
          </table:table-cell>
          <table:table-cell office:value-type="float" office:value="33901" table:style-name="ce45">
            <text:p>33,901</text:p>
          </table:table-cell>
          <table:table-cell office:value-type="float" office:value="16998" table:style-name="ce45">
            <text:p>16,998</text:p>
          </table:table-cell>
          <table:table-cell office:value-type="float" office:value="16903" table:style-name="ce60">
            <text:p>16,90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烈嶼鄉</text:p>
          </table:table-cell>
          <table:table-cell office:value-type="float" office:value="3268" table:style-name="ce59">
            <text:p>3,268</text:p>
          </table:table-cell>
          <table:table-cell office:value-type="float" office:value="12743" table:style-name="ce45">
            <text:p>12,743</text:p>
          </table:table-cell>
          <table:table-cell office:value-type="float" office:value="6350" table:style-name="ce45">
            <text:p>6,350</text:p>
          </table:table-cell>
          <table:table-cell office:value-type="float" office:value="6393" table:style-name="ce60">
            <text:p>6,393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烏坵鄉</text:p>
          </table:table-cell>
          <table:table-cell office:value-type="float" office:value="132" table:style-name="ce62">
            <text:p>132</text:p>
          </table:table-cell>
          <table:table-cell office:value-type="float" office:value="672" table:style-name="ce50">
            <text:p>672</text:p>
          </table:table-cell>
          <table:table-cell office:value-type="float" office:value="343" table:style-name="ce50">
            <text:p>343</text:p>
          </table:table-cell>
          <table:table-cell office:value-type="float" office:value="329" table:style-name="ce63">
            <text:p>329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6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529" table:style-name="ce57">
            <text:p>3,529</text:p>
          </table:table-cell>
          <table:table-cell office:value-type="float" office:value="13645" table:style-name="ce41">
            <text:p>13,645</text:p>
          </table:table-cell>
          <table:table-cell office:value-type="float" office:value="7910" table:style-name="ce41">
            <text:p>7,910</text:p>
          </table:table-cell>
          <table:table-cell office:value-type="float" office:value="5735" table:style-name="ce58">
            <text:p>5,73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竿鄉</text:p>
          </table:table-cell>
          <table:table-cell office:value-type="float" office:value="1999" table:style-name="ce59">
            <text:p>1,999</text:p>
          </table:table-cell>
          <table:table-cell office:value-type="float" office:value="7657" table:style-name="ce45">
            <text:p>7,657</text:p>
          </table:table-cell>
          <table:table-cell office:value-type="float" office:value="4315" table:style-name="ce45">
            <text:p>4,315</text:p>
          </table:table-cell>
          <table:table-cell office:value-type="float" office:value="3342" table:style-name="ce60">
            <text:p>3,34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北竿鄉</text:p>
          </table:table-cell>
          <table:table-cell office:value-type="float" office:value="844" table:style-name="ce59">
            <text:p>844</text:p>
          </table:table-cell>
          <table:table-cell office:value-type="float" office:value="2998" table:style-name="ce45">
            <text:p>2,998</text:p>
          </table:table-cell>
          <table:table-cell office:value-type="float" office:value="1733" table:style-name="ce45">
            <text:p>1,733</text:p>
          </table:table-cell>
          <table:table-cell office:value-type="float" office:value="1265" table:style-name="ce60">
            <text:p>1,26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莒光鄉</text:p>
          </table:table-cell>
          <table:table-cell office:value-type="float" office:value="329" table:style-name="ce59">
            <text:p>329</text:p>
          </table:table-cell>
          <table:table-cell office:value-type="float" office:value="1496" table:style-name="ce45">
            <text:p>1,496</text:p>
          </table:table-cell>
          <table:table-cell office:value-type="float" office:value="944" table:style-name="ce45">
            <text:p>944</text:p>
          </table:table-cell>
          <table:table-cell office:value-type="float" office:value="552" table:style-name="ce60">
            <text:p>552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東引鄉</text:p>
          </table:table-cell>
          <table:table-cell office:value-type="float" office:value="357" table:style-name="ce62">
            <text:p>357</text:p>
          </table:table-cell>
          <table:table-cell office:value-type="float" office:value="1494" table:style-name="ce50">
            <text:p>1,494</text:p>
          </table:table-cell>
          <table:table-cell office:value-type="float" office:value="918" table:style-name="ce50">
            <text:p>918</text:p>
          </table:table-cell>
          <table:table-cell office:value-type="float" office:value="576" table:style-name="ce63">
            <text:p>576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1-05T02:06:29Z</meta:creation-date>
    <dc:date>2022-01-05T02:07:27Z</dc:date>
  </office:meta>
</office:document-meta>
</file>